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piTi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float" office:value="0.0001723766" calcext:value-type="float">
            <text:p>0,0001723766</text:p>
          </table:table-cell>
          <table:table-cell office:value-type="float" office:value="0.0000479221" calcext:value-type="float">
            <text:p>4,7922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691414" calcext:value-type="float">
            <text:p>6,9141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655651" calcext:value-type="float">
            <text:p>6,5565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553131" calcext:value-type="float">
            <text:p>5,53131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00815" calcext:value-type="float">
            <text:p>6,0081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05583" calcext:value-type="float">
            <text:p>6,0558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64916" calcext:value-type="float">
            <text:p>4,64916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557899" calcext:value-type="float">
            <text:p>5,5789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88894" calcext:value-type="float">
            <text:p>5,8889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1530647" calcext:value-type="float">
            <text:p>0,0001530647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686646" calcext:value-type="float">
            <text:p>6,8664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1006" calcext:value-type="float">
            <text:p>3,9100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69549" calcext:value-type="float">
            <text:p>3,6954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796318" calcext:value-type="float">
            <text:p>7,96318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605583" calcext:value-type="float">
            <text:p>6,05583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3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522137" calcext:value-type="float">
            <text:p>5,2213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55651" calcext:value-type="float">
            <text:p>6,5565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755787" calcext:value-type="float">
            <text:p>7,55787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05312" calcext:value-type="float">
            <text:p>4,05312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565052" calcext:value-type="float">
            <text:p>5,6505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1652241" calcext:value-type="float">
            <text:p>0,0001652241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74625" calcext:value-type="float">
            <text:p>7,4625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88894" calcext:value-type="float">
            <text:p>5,8889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74453" calcext:value-type="float">
            <text:p>4,74453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50747" calcext:value-type="float">
            <text:p>5,5074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684261" calcext:value-type="float">
            <text:p>6,8426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1599789" calcext:value-type="float">
            <text:p>0,0001599789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169277" calcext:value-type="float">
            <text:p>1,69277E-05</text:p>
          </table:table-cell>
          <table:table-cell table:number-columns-repeated="2"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634193" calcext:value-type="float">
            <text:p>6,34193E-05</text:p>
          </table:table-cell>
          <table:table-cell table:number-columns-repeated="2"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9549" calcext:value-type="float">
            <text:p>3,6954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770092" calcext:value-type="float">
            <text:p>7,7009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567436" calcext:value-type="float">
            <text:p>5,6743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3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67234" calcext:value-type="float">
            <text:p>6,723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</table:table-row>
        <table:table-row table:style-name="ro1">
          <table:table-cell office:value-type="float" office:value="0.0001263618" calcext:value-type="float">
            <text:p>0,0001263618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054836" calcext:value-type="float">
            <text:p>5,4836E-06</text:p>
          </table:table-cell>
          <table:table-cell office:value-type="float" office:value="0.0000135899" calcext:value-type="float">
            <text:p>1,35899E-05</text:p>
          </table:table-cell>
          <table:table-cell table:number-columns-repeated="2" office:value-type="float" office:value="0.000023365" calcext:value-type="float">
            <text:p>2,3365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638962" calcext:value-type="float">
            <text:p>6,3896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1008" calcext:value-type="float">
            <text:p>4,100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622272" calcext:value-type="float">
            <text:p>6,2227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91414" calcext:value-type="float">
            <text:p>6,9141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4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69956" calcext:value-type="float">
            <text:p>6,6995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1657009" calcext:value-type="float">
            <text:p>0,0001657009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555515" calcext:value-type="float">
            <text:p>5,5551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26769" calcext:value-type="float">
            <text:p>4,2676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96046" calcext:value-type="float">
            <text:p>5,9604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8651" calcext:value-type="float">
            <text:p>5,8651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21865" calcext:value-type="float">
            <text:p>3,2186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479221" calcext:value-type="float">
            <text:p>4,7922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3" office:value-type="float" office:value="0.0000352859" calcext:value-type="float">
            <text:p>3,52859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22001" calcext:value-type="float">
            <text:p>4,22001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619888" calcext:value-type="float">
            <text:p>6,1988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1530647" calcext:value-type="float">
            <text:p>0,0001530647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02656" calcext:value-type="float">
            <text:p>2,0265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67029" calcext:value-type="float">
            <text:p>2,6702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7234" calcext:value-type="float">
            <text:p>6,723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3"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52995" calcext:value-type="float">
            <text:p>4,52995E-05</text:p>
          </table:table-cell>
          <table:table-cell table:number-columns-repeated="3"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1008" calcext:value-type="float">
            <text:p>4,1008E-05</text:p>
          </table:table-cell>
          <table:table-cell table:number-columns-repeated="2" office:value-type="float" office:value="0.0000400543" calcext:value-type="float">
            <text:p>4,00543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1814365" calcext:value-type="float">
            <text:p>0,000181436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598431" calcext:value-type="float">
            <text:p>5,98431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267029" calcext:value-type="float">
            <text:p>2,6702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610352" calcext:value-type="float">
            <text:p>6,10352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19617" calcext:value-type="float">
            <text:p>4,19617E-05</text:p>
          </table:table-cell>
          <table:table-cell table:number-columns-repeated="2" office:value-type="float" office:value="0.0000414848" calcext:value-type="float">
            <text:p>4,1484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591278" calcext:value-type="float">
            <text:p>5,91278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245571" calcext:value-type="float">
            <text:p>2,4557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066757" calcext:value-type="float">
            <text:p>6,6757E-06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</table:table-row>
        <table:table-row table:style-name="ro1">
          <table:table-cell office:value-type="float" office:value="0.0001130104" calcext:value-type="float">
            <text:p>0,0001130104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624657" calcext:value-type="float">
            <text:p>6,2465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140667" calcext:value-type="float">
            <text:p>1,40667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26769" calcext:value-type="float">
            <text:p>4,2676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417233" calcext:value-type="float">
            <text:p>4,17233E-05</text:p>
          </table:table-cell>
          <table:table-cell table:number-columns-repeated="2" office:value-type="float" office:value="0.0000398159" calcext:value-type="float">
            <text:p>3,9815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1943111" calcext:value-type="float">
            <text:p>0,0001943111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765324" calcext:value-type="float">
            <text:p>7,65324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755787" calcext:value-type="float">
            <text:p>7,5578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743866" calcext:value-type="float">
            <text:p>7,43866E-05</text:p>
          </table:table-cell>
          <table:table-cell office:value-type="float" office:value="0.0000386238" calcext:value-type="float">
            <text:p>3,86238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65052" calcext:value-type="float">
            <text:p>5,6505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545979" calcext:value-type="float">
            <text:p>5,45979E-05</text:p>
          </table:table-cell>
          <table:table-cell table:number-columns-repeated="2"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236034" calcext:value-type="float">
            <text:p>2,3603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05722" calcext:value-type="float">
            <text:p>5,722E-06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112772" calcext:value-type="float">
            <text:p>0,000112772</text:p>
          </table:table-cell>
          <table:table-cell office:value-type="float" office:value="0.0000514984" calcext:value-type="float">
            <text:p>5,1498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74589" calcext:value-type="float">
            <text:p>5,7458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121593" calcext:value-type="float">
            <text:p>1,21593E-05</text:p>
          </table:table-cell>
          <table:table-cell table:number-columns-repeated="2" office:value-type="float" office:value="0.0000128746" calcext:value-type="float">
            <text:p>1,2874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576973" calcext:value-type="float">
            <text:p>5,76973E-05</text:p>
          </table:table-cell>
          <table:table-cell table:number-columns-repeated="4"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1690388" calcext:value-type="float">
            <text:p>0,0001690388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53267" calcext:value-type="float">
            <text:p>6,5326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579357" calcext:value-type="float">
            <text:p>5,7935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1583099" calcext:value-type="float">
            <text:p>0,0001583099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667572" calcext:value-type="float">
            <text:p>6,67572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14782" calcext:value-type="float">
            <text:p>1,478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538826" calcext:value-type="float">
            <text:p>5,3882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1063347" calcext:value-type="float">
            <text:p>0,0001063347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815392" calcext:value-type="float">
            <text:p>8,1539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4713" calcext:value-type="float">
            <text:p>3,1471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1637936" calcext:value-type="float">
            <text:p>0,0001637936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729561" calcext:value-type="float">
            <text:p>7,2956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74625" calcext:value-type="float">
            <text:p>7,462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93798" calcext:value-type="float">
            <text:p>6,9379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612736" calcext:value-type="float">
            <text:p>6,12736E-05</text:p>
          </table:table-cell>
          <table:table-cell office:value-type="float" office:value="0.0000531673" calcext:value-type="float">
            <text:p>5,3167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736713" calcext:value-type="float">
            <text:p>7,36713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09944" calcext:value-type="float">
            <text:p>3,09944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700951" calcext:value-type="float">
            <text:p>7,0095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662804" calcext:value-type="float">
            <text:p>6,6280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4121" calcext:value-type="float">
            <text:p>5,412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</table:table-row>
        <table:table-row table:style-name="ro1">
          <table:table-cell office:value-type="float" office:value="0.0001454353" calcext:value-type="float">
            <text:p>0,0001454353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54121" calcext:value-type="float">
            <text:p>5,412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22001" calcext:value-type="float">
            <text:p>4,22001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17504" calcext:value-type="float">
            <text:p>6,1750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4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700951" calcext:value-type="float">
            <text:p>7,00951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14984" calcext:value-type="float">
            <text:p>5,1498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22001" calcext:value-type="float">
            <text:p>4,2200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700951" calcext:value-type="float">
            <text:p>7,0095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593662" calcext:value-type="float">
            <text:p>5,9366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3" office:value-type="float" office:value="0.0000348091" calcext:value-type="float">
            <text:p>3,48091E-05</text:p>
          </table:table-cell>
          <table:table-cell office:value-type="float" office:value="0.0000722408" calcext:value-type="float">
            <text:p>7,2240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5066395" calcext:value-type="float">
            <text:p>0,000506639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05312" calcext:value-type="float">
            <text:p>4,05312E-05</text:p>
          </table:table-cell>
          <table:table-cell table:number-columns-repeated="2" office:value-type="float" office:value="0.0000388622" calcext:value-type="float">
            <text:p>3,88622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98431" calcext:value-type="float">
            <text:p>5,9843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1521111" calcext:value-type="float">
            <text:p>0,0001521111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777245" calcext:value-type="float">
            <text:p>7,7724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83854" calcext:value-type="float">
            <text:p>3,8385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19888" calcext:value-type="float">
            <text:p>6,1988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31673" calcext:value-type="float">
            <text:p>5,31673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00543" calcext:value-type="float">
            <text:p>4,0054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476837" calcext:value-type="float">
            <text:p>4,7683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736713" calcext:value-type="float">
            <text:p>7,36713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600815" calcext:value-type="float">
            <text:p>6,00815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91006" calcext:value-type="float">
            <text:p>3,9100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3"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59502" calcext:value-type="float">
            <text:p>0,000159502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2" office:value-type="float" office:value="0.0000407696" calcext:value-type="float">
            <text:p>4,07696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55108" calcext:value-type="float">
            <text:p>2,55108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267029" calcext:value-type="float">
            <text:p>2,6702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5775" calcext:value-type="float">
            <text:p>3,95775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600815" calcext:value-type="float">
            <text:p>6,0081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126" calcext:value-type="float">
            <text:p>5,12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793934" calcext:value-type="float">
            <text:p>7,9393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622272" calcext:value-type="float">
            <text:p>6,22272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24521" calcext:value-type="float">
            <text:p>5,2452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41074" calcext:value-type="float">
            <text:p>4,41074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561642" calcext:value-type="float">
            <text:p>0,0001561642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00679" calcext:value-type="float">
            <text:p>5,0067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00815" calcext:value-type="float">
            <text:p>6,0081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572205" calcext:value-type="float">
            <text:p>5,7220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</table:table-row>
        <table:table-row table:style-name="ro1">
          <table:table-cell office:value-type="float" office:value="0.0001158714" calcext:value-type="float">
            <text:p>0,0001158714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21865" calcext:value-type="float">
            <text:p>3,2186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309944" calcext:value-type="float">
            <text:p>3,09944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8159" calcext:value-type="float">
            <text:p>3,98159E-05</text:p>
          </table:table-cell>
          <table:table-cell table:number-columns-repeated="2" office:value-type="float" office:value="0.0000395775" calcext:value-type="float">
            <text:p>3,957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517368" calcext:value-type="float">
            <text:p>5,1736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724792" calcext:value-type="float">
            <text:p>7,2479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3" office:value-type="float" office:value="0.0000391006" calcext:value-type="float">
            <text:p>3,9100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10252" calcext:value-type="float">
            <text:p>1,0252E-05</text:p>
          </table:table-cell>
          <table:table-cell office:value-type="float" office:value="0.0000157356" calcext:value-type="float">
            <text:p>1,5735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796318" calcext:value-type="float">
            <text:p>7,9631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9617" calcext:value-type="float">
            <text:p>4,1961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33922" calcext:value-type="float">
            <text:p>4,3392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630783" calcext:value-type="float">
            <text:p>0,0001630783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67234" calcext:value-type="float">
            <text:p>6,723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531673" calcext:value-type="float">
            <text:p>5,3167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13113" calcext:value-type="float">
            <text:p>1,311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74725" calcext:value-type="float">
            <text:p>6,74725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4373" calcext:value-type="float">
            <text:p>6,437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14713" calcext:value-type="float">
            <text:p>3,1471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2328" calcext:value-type="float">
            <text:p>3,123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1512" calcext:value-type="float">
            <text:p>6,15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74589" calcext:value-type="float">
            <text:p>5,7458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600815" calcext:value-type="float">
            <text:p>6,0081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1995564" calcext:value-type="float">
            <text:p>0,0001995564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734329" calcext:value-type="float">
            <text:p>7,3432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748634" calcext:value-type="float">
            <text:p>7,4863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603199" calcext:value-type="float">
            <text:p>6,0319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1554489" calcext:value-type="float">
            <text:p>0,0001554489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736713" calcext:value-type="float">
            <text:p>7,36713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596046" calcext:value-type="float">
            <text:p>5,96046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2464" calcext:value-type="float">
            <text:p>4,12464E-05</text:p>
          </table:table-cell>
          <table:table-cell table:number-columns-repeated="2" office:value-type="float" office:value="0.0000398159" calcext:value-type="float">
            <text:p>3,981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655651" calcext:value-type="float">
            <text:p>6,55651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31673" calcext:value-type="float">
            <text:p>5,3167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765324" calcext:value-type="float">
            <text:p>7,6532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3978" calcext:value-type="float">
            <text:p>1,23978E-05</text:p>
          </table:table-cell>
        </table:table-row>
        <table:table-row table:style-name="ro1">
          <table:table-cell office:value-type="float" office:value="0.0001678467" calcext:value-type="float">
            <text:p>0,0001678467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522137" calcext:value-type="float">
            <text:p>5,2213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886917" calcext:value-type="float">
            <text:p>8,8691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419617" calcext:value-type="float">
            <text:p>4,196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636578" calcext:value-type="float">
            <text:p>6,36578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67029" calcext:value-type="float">
            <text:p>2,6702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55108" calcext:value-type="float">
            <text:p>2,55108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74181" calcext:value-type="float">
            <text:p>2,7418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674725" calcext:value-type="float">
            <text:p>6,7472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1235008" calcext:value-type="float">
            <text:p>0,0001235008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55515" calcext:value-type="float">
            <text:p>5,5551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4249" calcext:value-type="float">
            <text:p>3,24249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731945" calcext:value-type="float">
            <text:p>7,3194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97887" calcext:value-type="float">
            <text:p>1,97887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34058" calcext:value-type="float">
            <text:p>5,3405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24113" calcext:value-type="float">
            <text:p>2,2411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677109" calcext:value-type="float">
            <text:p>6,7710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36442" calcext:value-type="float">
            <text:p>5,3644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1716614" calcext:value-type="float">
            <text:p>0,0001716614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6226" calcext:value-type="float">
            <text:p>2,622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703335" calcext:value-type="float">
            <text:p>7,0333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526905" calcext:value-type="float">
            <text:p>5,26905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879765" calcext:value-type="float">
            <text:p>8,79765E-05</text:p>
          </table:table-cell>
          <table:table-cell office:value-type="float" office:value="0.0000309944" calcext:value-type="float">
            <text:p>3,09944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097752" calcext:value-type="float">
            <text:p>9,7752E-06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24113" calcext:value-type="float">
            <text:p>2,24113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1547337" calcext:value-type="float">
            <text:p>0,0001547337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7895" calcext:value-type="float">
            <text:p>2,789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839233" calcext:value-type="float">
            <text:p>8,3923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85966" calcext:value-type="float">
            <text:p>1,85966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24657" calcext:value-type="float">
            <text:p>6,2465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3786" calcext:value-type="float">
            <text:p>3,3378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</table:table-row>
        <table:table-row table:style-name="ro1">
          <table:table-cell office:value-type="float" office:value="0.0003015995" calcext:value-type="float">
            <text:p>0,000301599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91278" calcext:value-type="float">
            <text:p>5,91278E-05</text:p>
          </table:table-cell>
          <table:table-cell office:value-type="float" office:value="0.0000696182" calcext:value-type="float">
            <text:p>6,96182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07967" calcext:value-type="float">
            <text:p>6,0796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195503" calcext:value-type="float">
            <text:p>1,95503E-05</text:p>
          </table:table-cell>
          <table:table-cell table:number-columns-repeated="2" office:value-type="float" office:value="0.0000398159" calcext:value-type="float">
            <text:p>3,98159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517368" calcext:value-type="float">
            <text:p>5,1736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98159" calcext:value-type="float">
            <text:p>3,981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650883" calcext:value-type="float">
            <text:p>6,5088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624657" calcext:value-type="float">
            <text:p>6,2465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1735687" calcext:value-type="float">
            <text:p>0,0001735687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22137" calcext:value-type="float">
            <text:p>5,2213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67029" calcext:value-type="float">
            <text:p>2,6702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47955" calcext:value-type="float">
            <text:p>2,4795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162125" calcext:value-type="float">
            <text:p>1,6212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4848" calcext:value-type="float">
            <text:p>4,1484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21729" calcext:value-type="float">
            <text:p>2,2172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5775" calcext:value-type="float">
            <text:p>3,9577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469685" calcext:value-type="float">
            <text:p>4,6968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1568794" calcext:value-type="float">
            <text:p>0,0001568794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79221" calcext:value-type="float">
            <text:p>4,7922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38826" calcext:value-type="float">
            <text:p>5,3882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3"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693798" calcext:value-type="float">
            <text:p>6,9379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98295" calcext:value-type="float">
            <text:p>4,9829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869" calcext:value-type="float">
            <text:p>4,3869E-05</text:p>
          </table:table-cell>
          <table:table-cell table:number-columns-repeated="2" office:value-type="float" office:value="0.0000402927" calcext:value-type="float">
            <text:p>4,0292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95775" calcext:value-type="float">
            <text:p>3,95775E-05</text:p>
          </table:table-cell>
          <table:table-cell table:number-columns-repeated="2" office:value-type="float" office:value="0.0000414848" calcext:value-type="float">
            <text:p>4,1484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505447" calcext:value-type="float">
            <text:p>5,05447E-05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24113" calcext:value-type="float">
            <text:p>2,2411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74317" calcext:value-type="float">
            <text:p>3,74317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9086" calcext:value-type="float">
            <text:p>3,79086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519753" calcext:value-type="float">
            <text:p>5,1975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19481" calcext:value-type="float">
            <text:p>3,19481E-05</text:p>
          </table:table-cell>
          <table:table-cell table:number-columns-repeated="3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2" office:value-type="float" office:value="0.0000393391" calcext:value-type="float">
            <text:p>3,93391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41008" calcext:value-type="float">
            <text:p>4,1008E-05</text:p>
          </table:table-cell>
          <table:table-cell table:number-columns-repeated="2"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9617" calcext:value-type="float">
            <text:p>4,19617E-05</text:p>
          </table:table-cell>
          <table:table-cell table:number-columns-repeated="2" office:value-type="float" office:value="0.0000400543" calcext:value-type="float">
            <text:p>4,0054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610352" calcext:value-type="float">
            <text:p>6,1035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405312" calcext:value-type="float">
            <text:p>4,05312E-05</text:p>
          </table:table-cell>
          <table:table-cell table:number-columns-repeated="2" office:value-type="float" office:value="0.0000400543" calcext:value-type="float">
            <text:p>4,0054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3" office:value-type="float" office:value="0.0000400543" calcext:value-type="float">
            <text:p>4,0054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93526" calcext:value-type="float">
            <text:p>4,9352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14984" calcext:value-type="float">
            <text:p>5,1498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123978" calcext:value-type="float">
            <text:p>1,2397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93526" calcext:value-type="float">
            <text:p>4,93526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14925" calcext:value-type="float">
            <text:p>0,0001492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240803" calcext:value-type="float">
            <text:p>2,40803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667572" calcext:value-type="float">
            <text:p>6,6757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514984" calcext:value-type="float">
            <text:p>5,14984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09673" calcext:value-type="float">
            <text:p>1,09673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3617" calcext:value-type="float">
            <text:p>3,3617E-05</text:p>
          </table:table-cell>
        </table:table-row>
        <table:table-row table:style-name="ro1">
          <table:table-cell office:value-type="float" office:value="0.0001168251" calcext:value-type="float">
            <text:p>0,0001168251</text:p>
          </table:table-cell>
          <table:table-cell office:value-type="float" office:value="0.0000526905" calcext:value-type="float">
            <text:p>5,26905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288486" calcext:value-type="float">
            <text:p>2,88486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751019" calcext:value-type="float">
            <text:p>7,5101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36306" calcext:value-type="float">
            <text:p>4,36306E-05</text:p>
          </table:table-cell>
          <table:table-cell table:number-columns-repeated="3"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4121" calcext:value-type="float">
            <text:p>5,412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374317" calcext:value-type="float">
            <text:p>3,74317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55108" calcext:value-type="float">
            <text:p>2,5510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259876" calcext:value-type="float">
            <text:p>2,5987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3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9549" calcext:value-type="float">
            <text:p>3,69549E-05</text:p>
          </table:table-cell>
          <table:table-cell table:number-columns-repeated="3" office:value-type="float" office:value="0.0000355244" calcext:value-type="float">
            <text:p>3,55244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17504" calcext:value-type="float">
            <text:p>6,1750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638962" calcext:value-type="float">
            <text:p>6,3896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90735" calcext:value-type="float">
            <text:p>1,9073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07288" calcext:value-type="float">
            <text:p>1,07288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190258" calcext:value-type="float">
            <text:p>0,000190258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8622" calcext:value-type="float">
            <text:p>3,88622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76973" calcext:value-type="float">
            <text:p>5,7697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00679" calcext:value-type="float">
            <text:p>5,0067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88622" calcext:value-type="float">
            <text:p>3,88622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164509" calcext:value-type="float">
            <text:p>1,6450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69277" calcext:value-type="float">
            <text:p>1,6927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796318" calcext:value-type="float">
            <text:p>7,96318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092983" calcext:value-type="float">
            <text:p>9,2983E-06</text:p>
          </table:table-cell>
          <table:table-cell office:value-type="float" office:value="0.0000078678" calcext:value-type="float">
            <text:p>7,8678E-06</text:p>
          </table:table-cell>
          <table:table-cell office:value-type="float" office:value="0.0000069141" calcext:value-type="float">
            <text:p>6,9141E-06</text:p>
          </table:table-cell>
          <table:table-cell office:value-type="float" office:value="0.0000078678" calcext:value-type="float">
            <text:p>7,8678E-06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04904" calcext:value-type="float">
            <text:p>1,0490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078678" calcext:value-type="float">
            <text:p>7,8678E-06</text:p>
          </table:table-cell>
          <table:table-cell office:value-type="float" office:value="0.0000081062" calcext:value-type="float">
            <text:p>8,1062E-06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81198" calcext:value-type="float">
            <text:p>1,8119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26498" calcext:value-type="float">
            <text:p>2,26498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1623631" calcext:value-type="float">
            <text:p>0,0001623631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162125" calcext:value-type="float">
            <text:p>1,62125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267029" calcext:value-type="float">
            <text:p>2,6702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507832" calcext:value-type="float">
            <text:p>5,07832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62125" calcext:value-type="float">
            <text:p>1,62125E-05</text:p>
          </table:table-cell>
          <table:table-cell table:number-columns-repeated="3"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83854" calcext:value-type="float">
            <text:p>3,83854E-05</text:p>
          </table:table-cell>
          <table:table-cell table:number-columns-repeated="3"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581741" calcext:value-type="float">
            <text:p>5,8174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3365" calcext:value-type="float">
            <text:p>2,3365E-05</text:p>
          </table:table-cell>
          <table:table-cell table:number-columns-repeated="3"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612736" calcext:value-type="float">
            <text:p>6,1273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3"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1583099" calcext:value-type="float">
            <text:p>0,0001583099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653267" calcext:value-type="float">
            <text:p>6,5326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62532" calcext:value-type="float">
            <text:p>4,62532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38419" calcext:value-type="float">
            <text:p>2,3841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673" calcext:value-type="float">
            <text:p>4,67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405312" calcext:value-type="float">
            <text:p>4,05312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612736" calcext:value-type="float">
            <text:p>6,1273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3365" calcext:value-type="float">
            <text:p>2,3365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4121" calcext:value-type="float">
            <text:p>5,412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02656" calcext:value-type="float">
            <text:p>2,0265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</table:table-row>
        <table:table-row table:style-name="ro1">
          <table:table-cell office:value-type="float" office:value="0.0002081394" calcext:value-type="float">
            <text:p>0,0002081394</text:p>
          </table:table-cell>
          <table:table-cell office:value-type="float" office:value="0.0000193119" calcext:value-type="float">
            <text:p>1,9311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503063" calcext:value-type="float">
            <text:p>5,0306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72069" calcext:value-type="float">
            <text:p>4,72069E-05</text:p>
          </table:table-cell>
          <table:table-cell office:value-type="float" office:value="0.0000550747" calcext:value-type="float">
            <text:p>5,5074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3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150204" calcext:value-type="float">
            <text:p>1,50204E-05</text:p>
          </table:table-cell>
          <table:table-cell table:number-columns-repeated="2" office:value-type="float" office:value="0.0000407696" calcext:value-type="float">
            <text:p>4,07696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6701" calcext:value-type="float">
            <text:p>3,76701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3" office:value-type="float" office:value="0.0000355244" calcext:value-type="float">
            <text:p>3,55244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562668" calcext:value-type="float">
            <text:p>5,6266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30756" calcext:value-type="float">
            <text:p>3,0756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298023" calcext:value-type="float">
            <text:p>2,98023E-05</text:p>
          </table:table-cell>
          <table:table-cell table:number-columns-repeated="2"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674725" calcext:value-type="float">
            <text:p>6,7472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765324" calcext:value-type="float">
            <text:p>7,6532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1866817" calcext:value-type="float">
            <text:p>0,0001866817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488758" calcext:value-type="float">
            <text:p>4,8875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627041" calcext:value-type="float">
            <text:p>6,2704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10216" calcext:value-type="float">
            <text:p>5,10216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402927" calcext:value-type="float">
            <text:p>4,02927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8147" calcext:value-type="float">
            <text:p>3,8147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05447" calcext:value-type="float">
            <text:p>5,05447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20504" calcext:value-type="float">
            <text:p>2,050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767708" calcext:value-type="float">
            <text:p>7,6770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1549721" calcext:value-type="float">
            <text:p>0,0001549721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686646" calcext:value-type="float">
            <text:p>6,86646E-05</text:p>
          </table:table-cell>
          <table:table-cell office:value-type="float" office:value="0.0000283718" calcext:value-type="float">
            <text:p>2,8371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221729" calcext:value-type="float">
            <text:p>2,2172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145435" calcext:value-type="float">
            <text:p>1,45435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3"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478" calcext:value-type="float">
            <text:p>3,6478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83854" calcext:value-type="float">
            <text:p>3,83854E-05</text:p>
          </table:table-cell>
          <table:table-cell table:number-columns-repeated="2" office:value-type="float" office:value="0.0000376701" calcext:value-type="float">
            <text:p>3,7670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0252" calcext:value-type="float">
            <text:p>1,0252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91006" calcext:value-type="float">
            <text:p>3,91006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19345" calcext:value-type="float">
            <text:p>2,19345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45571" calcext:value-type="float">
            <text:p>2,45571E-05</text:p>
          </table:table-cell>
          <table:table-cell office:value-type="float" office:value="0.0000400543" calcext:value-type="float">
            <text:p>4,0054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6238" calcext:value-type="float">
            <text:p>3,86238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486374" calcext:value-type="float">
            <text:p>4,8637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35899" calcext:value-type="float">
            <text:p>1,3589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69549" calcext:value-type="float">
            <text:p>3,6954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679493" calcext:value-type="float">
            <text:p>6,79493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631809" calcext:value-type="float">
            <text:p>6,3180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505447" calcext:value-type="float">
            <text:p>5,05447E-05</text:p>
          </table:table-cell>
          <table:table-cell office:value-type="float" office:value="0.0000543594" calcext:value-type="float">
            <text:p>5,43594E-05</text:p>
          </table:table-cell>
          <table:table-cell office:value-type="float" office:value="0.0000271797" calcext:value-type="float">
            <text:p>2,71797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500679" calcext:value-type="float">
            <text:p>5,0067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212193" calcext:value-type="float">
            <text:p>2,12193E-05</text:p>
          </table:table-cell>
          <table:table-cell office:value-type="float" office:value="0.0000112057" calcext:value-type="float">
            <text:p>1,12057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638962" calcext:value-type="float">
            <text:p>6,3896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708103" calcext:value-type="float">
            <text:p>7,0810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74453" calcext:value-type="float">
            <text:p>4,74453E-05</text:p>
          </table:table-cell>
          <table:table-cell office:value-type="float" office:value="0.0001645088" calcext:value-type="float">
            <text:p>0,0001645088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522137" calcext:value-type="float">
            <text:p>5,22137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579357" calcext:value-type="float">
            <text:p>5,79357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19617" calcext:value-type="float">
            <text:p>4,19617E-05</text:p>
          </table:table-cell>
          <table:table-cell table:number-columns-repeated="2" office:value-type="float" office:value="0.0000424385" calcext:value-type="float">
            <text:p>4,24385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93391" calcext:value-type="float">
            <text:p>3,933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43187" calcext:value-type="float">
            <text:p>2,4318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29018" calcext:value-type="float">
            <text:p>3,29018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464916" calcext:value-type="float">
            <text:p>4,6491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529289" calcext:value-type="float">
            <text:p>5,29289E-05</text:p>
          </table:table-cell>
          <table:table-cell office:value-type="float" office:value="0.0000281334" calcext:value-type="float">
            <text:p>2,8133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88622" calcext:value-type="float">
            <text:p>3,88622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93798" calcext:value-type="float">
            <text:p>6,9379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426769" calcext:value-type="float">
            <text:p>4,2676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</table:table-row>
        <table:table-row table:style-name="ro1">
          <table:table-cell office:value-type="float" office:value="0.0001337528" calcext:value-type="float">
            <text:p>0,0001337528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109673" calcext:value-type="float">
            <text:p>1,09673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269413" calcext:value-type="float">
            <text:p>2,6941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209808" calcext:value-type="float">
            <text:p>2,09808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133514" calcext:value-type="float">
            <text:p>1,33514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534058" calcext:value-type="float">
            <text:p>5,34058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03063" calcext:value-type="float">
            <text:p>5,0306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0204" calcext:value-type="float">
            <text:p>1,50204E-05</text:p>
          </table:table-cell>
          <table:table-cell office:value-type="float" office:value="0.0000231266" calcext:value-type="float">
            <text:p>2,31266E-05</text:p>
          </table:table-cell>
          <table:table-cell office:value-type="float" office:value="0.0000503063" calcext:value-type="float">
            <text:p>5,0306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228882" calcext:value-type="float">
            <text:p>2,2888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758171" calcext:value-type="float">
            <text:p>7,5817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214577" calcext:value-type="float">
            <text:p>2,14577E-05</text:p>
          </table:table-cell>
          <table:table-cell office:value-type="float" office:value="0.0000331402" calcext:value-type="float">
            <text:p>3,31402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16825" calcext:value-type="float">
            <text:p>1,1682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4972" calcext:value-type="float">
            <text:p>1,54972E-05</text:p>
          </table:table-cell>
          <table:table-cell office:value-type="float" office:value="0.0000257492" calcext:value-type="float">
            <text:p>2,57492E-05</text:p>
          </table:table-cell>
          <table:table-cell office:value-type="float" office:value="0.0000648499" calcext:value-type="float">
            <text:p>6,4849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183582" calcext:value-type="float">
            <text:p>1,8358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152588" calcext:value-type="float">
            <text:p>1,52588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510216" calcext:value-type="float">
            <text:p>5,10216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460148" calcext:value-type="float">
            <text:p>4,6014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424385" calcext:value-type="float">
            <text:p>4,24385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45843" calcext:value-type="float">
            <text:p>4,4584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71661" calcext:value-type="float">
            <text:p>1,71661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734329" calcext:value-type="float">
            <text:p>7,3432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174284" calcext:value-type="float">
            <text:p>0,000174284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10252" calcext:value-type="float">
            <text:p>1,025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545979" calcext:value-type="float">
            <text:p>5,45979E-05</text:p>
          </table:table-cell>
          <table:table-cell office:value-type="float" office:value="0.0000441074" calcext:value-type="float">
            <text:p>4,4107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6478" calcext:value-type="float">
            <text:p>3,6478E-05</text:p>
          </table:table-cell>
          <table:table-cell table:number-columns-repeated="2" office:value-type="float" office:value="0.0000374317" calcext:value-type="float">
            <text:p>3,7431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641346" calcext:value-type="float">
            <text:p>6,4134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157356" calcext:value-type="float">
            <text:p>1,57356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550747" calcext:value-type="float">
            <text:p>5,50747E-05</text:p>
          </table:table-cell>
          <table:table-cell table:number-columns-repeated="3"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27041" calcext:value-type="float">
            <text:p>6,27041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252724" calcext:value-type="float">
            <text:p>2,52724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7643" calcext:value-type="float">
            <text:p>1,764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669956" calcext:value-type="float">
            <text:p>6,69956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24385" calcext:value-type="float">
            <text:p>4,24385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178814" calcext:value-type="float">
            <text:p>1,78814E-05</text:p>
          </table:table-cell>
          <table:table-cell office:value-type="float" office:value="0.0000114441" calcext:value-type="float">
            <text:p>1,14441E-05</text:p>
          </table:table-cell>
          <table:table-cell office:value-type="float" office:value="0.0000188351" calcext:value-type="float">
            <text:p>1,8835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164509" calcext:value-type="float">
            <text:p>1,6450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436306" calcext:value-type="float">
            <text:p>4,36306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95911" calcext:value-type="float">
            <text:p>4,95911E-05</text:p>
          </table:table-cell>
          <table:table-cell office:value-type="float" office:value="0.000043869" calcext:value-type="float">
            <text:p>4,3869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07424" calcext:value-type="float">
            <text:p>2,07424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185966" calcext:value-type="float">
            <text:p>1,85966E-05</text:p>
          </table:table-cell>
          <table:table-cell office:value-type="float" office:value="0.0000236034" calcext:value-type="float">
            <text:p>2,3603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448227" calcext:value-type="float">
            <text:p>4,48227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3617" calcext:value-type="float">
            <text:p>3,3617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216961" calcext:value-type="float">
            <text:p>2,1696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534058" calcext:value-type="float">
            <text:p>5,3405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3"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641346" calcext:value-type="float">
            <text:p>6,4134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433922" calcext:value-type="float">
            <text:p>4,3392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195503" calcext:value-type="float">
            <text:p>1,95503E-05</text:p>
          </table:table-cell>
          <table:table-cell office:value-type="float" office:value="0.0000779629" calcext:value-type="float">
            <text:p>7,79629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50747" calcext:value-type="float">
            <text:p>5,50747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3113" calcext:value-type="float">
            <text:p>1,311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603199" calcext:value-type="float">
            <text:p>6,0319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52995" calcext:value-type="float">
            <text:p>4,52995E-05</text:p>
          </table:table-cell>
          <table:table-cell office:value-type="float" office:value="0.000048399" calcext:value-type="float">
            <text:p>4,839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1580715" calcext:value-type="float">
            <text:p>0,000158071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table:number-columns-repeated="2" office:value-type="float" office:value="0.0000367165" calcext:value-type="float">
            <text:p>3,6716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605583" calcext:value-type="float">
            <text:p>6,0558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295639" calcext:value-type="float">
            <text:p>2,9563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43051" calcext:value-type="float">
            <text:p>1,4305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79221" calcext:value-type="float">
            <text:p>4,7922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48091" calcext:value-type="float">
            <text:p>3,4809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157356" calcext:value-type="float">
            <text:p>1,57356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422001" calcext:value-type="float">
            <text:p>4,22001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64373" calcext:value-type="float">
            <text:p>6,437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455379" calcext:value-type="float">
            <text:p>4,5537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166893" calcext:value-type="float">
            <text:p>1,66893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40667" calcext:value-type="float">
            <text:p>1,40667E-05</text:p>
          </table:table-cell>
          <table:table-cell office:value-type="float" office:value="0.0000133514" calcext:value-type="float">
            <text:p>1,3351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629425" calcext:value-type="float">
            <text:p>6,29425E-05</text:p>
          </table:table-cell>
          <table:table-cell office:value-type="float" office:value="0.0000162125" calcext:value-type="float">
            <text:p>1,62125E-05</text:p>
          </table:table-cell>
          <table:table-cell office:value-type="float" office:value="0.0000443459" calcext:value-type="float">
            <text:p>4,434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479221" calcext:value-type="float">
            <text:p>4,79221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3"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7165" calcext:value-type="float">
            <text:p>3,67165E-05</text:p>
          </table:table-cell>
          <table:table-cell table:number-columns-repeated="2" office:value-type="float" office:value="0.0000345707" calcext:value-type="float">
            <text:p>3,4570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293255" calcext:value-type="float">
            <text:p>2,9325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138283" calcext:value-type="float">
            <text:p>1,38283E-05</text:p>
          </table:table-cell>
          <table:table-cell office:value-type="float" office:value="0.0000290871" calcext:value-type="float">
            <text:p>2,9087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0012" calcext:value-type="float">
            <text:p>3,60012E-05</text:p>
          </table:table-cell>
          <table:table-cell table:number-columns-repeated="2"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95775" calcext:value-type="float">
            <text:p>3,9577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121593" calcext:value-type="float">
            <text:p>1,21593E-05</text:p>
          </table:table-cell>
          <table:table-cell office:value-type="float" office:value="0.0000140667" calcext:value-type="float">
            <text:p>1,40667E-05</text:p>
          </table:table-cell>
          <table:table-cell table:number-columns-repeated="2" office:value-type="float" office:value="0.0000340939" calcext:value-type="float">
            <text:p>3,4093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500679" calcext:value-type="float">
            <text:p>5,0067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474453" calcext:value-type="float">
            <text:p>4,7445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174046" calcext:value-type="float">
            <text:p>1,74046E-05</text:p>
          </table:table-cell>
          <table:table-cell office:value-type="float" office:value="0.000014782" calcext:value-type="float">
            <text:p>1,4782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123978" calcext:value-type="float">
            <text:p>1,23978E-05</text:p>
          </table:table-cell>
          <table:table-cell office:value-type="float" office:value="0.0000240803" calcext:value-type="float">
            <text:p>2,40803E-05</text:p>
          </table:table-cell>
          <table:table-cell office:value-type="float" office:value="0.0000352859" calcext:value-type="float">
            <text:p>3,52859E-05</text:p>
          </table:table-cell>
          <table:table-cell table:number-columns-repeated="3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02792" calcext:value-type="float">
            <text:p>3,0279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433922" calcext:value-type="float">
            <text:p>4,33922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197887" calcext:value-type="float">
            <text:p>1,97887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07696" calcext:value-type="float">
            <text:p>4,07696E-05</text:p>
          </table:table-cell>
          <table:table-cell office:value-type="float" office:value="0.0000417233" calcext:value-type="float">
            <text:p>4,17233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400543" calcext:value-type="float">
            <text:p>4,00543E-05</text:p>
          </table:table-cell>
          <table:table-cell office:value-type="float" office:value="0.0001897812" calcext:value-type="float">
            <text:p>0,0001897812</text:p>
          </table:table-cell>
          <table:table-cell office:value-type="float" office:value="0.0000469685" calcext:value-type="float">
            <text:p>4,69685E-05</text:p>
          </table:table-cell>
          <table:table-cell office:value-type="float" office:value="0.0000412464" calcext:value-type="float">
            <text:p>4,12464E-05</text:p>
          </table:table-cell>
          <table:table-cell office:value-type="float" office:value="0.0000414848" calcext:value-type="float">
            <text:p>4,14848E-05</text:p>
          </table:table-cell>
          <table:table-cell office:value-type="float" office:value="0.000041008" calcext:value-type="float">
            <text:p>4,1008E-05</text:p>
          </table:table-cell>
          <table:table-cell office:value-type="float" office:value="0.0000414848" calcext:value-type="float">
            <text:p>4,14848E-05</text:p>
          </table:table-cell>
          <table:table-cell table:number-columns-repeated="2" office:value-type="float" office:value="0.0000400543" calcext:value-type="float">
            <text:p>4,00543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452995" calcext:value-type="float">
            <text:p>4,52995E-05</text:p>
          </table:table-cell>
          <table:table-cell office:value-type="float" office:value="0.0000770092" calcext:value-type="float">
            <text:p>7,70092E-05</text:p>
          </table:table-cell>
          <table:table-cell office:value-type="float" office:value="0.0000314713" calcext:value-type="float">
            <text:p>3,1471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3323" calcext:value-type="float">
            <text:p>3,43323E-05</text:p>
          </table:table-cell>
          <table:table-cell table:number-columns-repeated="3" office:value-type="float" office:value="0.0000350475" calcext:value-type="float">
            <text:p>3,50475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3" office:value-type="float" office:value="0.0000360012" calcext:value-type="float">
            <text:p>3,60012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25034" calcext:value-type="float">
            <text:p>2,5034E-05</text:p>
          </table:table-cell>
          <table:table-cell office:value-type="float" office:value="0.0000450611" calcext:value-type="float">
            <text:p>4,50611E-05</text:p>
          </table:table-cell>
          <table:table-cell office:value-type="float" office:value="0.0000264645" calcext:value-type="float">
            <text:p>2,6464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865" calcext:value-type="float">
            <text:p>3,2186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31538" calcext:value-type="float">
            <text:p>4,31538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2859" calcext:value-type="float">
            <text:p>3,52859E-05</text:p>
          </table:table-cell>
          <table:table-cell office:value-type="float" office:value="0.0000383854" calcext:value-type="float">
            <text:p>3,83854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6362" calcext:value-type="float">
            <text:p>1,2636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29153" calcext:value-type="float">
            <text:p>4,2915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table:number-columns-repeated="3" office:value-type="float" office:value="0.0000357628" calcext:value-type="float">
            <text:p>3,57628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38554" calcext:value-type="float">
            <text:p>3,38554E-05</text:p>
          </table:table-cell>
          <table:table-cell table:number-columns-repeated="2"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14782" calcext:value-type="float">
            <text:p>1,4782E-05</text:p>
          </table:table-cell>
          <table:table-cell office:value-type="float" office:value="0.0000119209" calcext:value-type="float">
            <text:p>1,1920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8147" calcext:value-type="float">
            <text:p>3,8147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128746" calcext:value-type="float">
            <text:p>1,28746E-05</text:p>
          </table:table-cell>
          <table:table-cell office:value-type="float" office:value="0.0000357628" calcext:value-type="float">
            <text:p>3,57628E-05</text:p>
          </table:table-cell>
          <table:table-cell table:number-columns-repeated="2" office:value-type="float" office:value="0.0000355244" calcext:value-type="float">
            <text:p>3,5524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15974" calcext:value-type="float">
            <text:p>1,5974E-05</text:p>
          </table:table-cell>
          <table:table-cell office:value-type="float" office:value="0.0000200272" calcext:value-type="float">
            <text:p>2,00272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491142" calcext:value-type="float">
            <text:p>4,9114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0939" calcext:value-type="float">
            <text:p>3,40939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679493" calcext:value-type="float">
            <text:p>6,79493E-05</text:p>
          </table:table-cell>
          <table:table-cell office:value-type="float" office:value="0.0000286102" calcext:value-type="float">
            <text:p>2,86102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76701" calcext:value-type="float">
            <text:p>3,76701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653267" calcext:value-type="float">
            <text:p>6,53267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593662" calcext:value-type="float">
            <text:p>5,93662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419617" calcext:value-type="float">
            <text:p>4,19617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55244" calcext:value-type="float">
            <text:p>3,55244E-05</text:p>
          </table:table-cell>
          <table:table-cell table:number-columns-repeated="2" office:value-type="float" office:value="0.0000350475" calcext:value-type="float">
            <text:p>3,5047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481606" calcext:value-type="float">
            <text:p>4,81606E-05</text:p>
          </table:table-cell>
          <table:table-cell office:value-type="float" office:value="0.0000369549" calcext:value-type="float">
            <text:p>3,69549E-05</text:p>
          </table:table-cell>
          <table:table-cell table:number-columns-repeated="2" office:value-type="float" office:value="0.0000360012" calcext:value-type="float">
            <text:p>3,60012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3323" calcext:value-type="float">
            <text:p>3,43323E-05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999"/>
        </table:table-row>
        <table:table-row table:style-name="ro1">
          <table:table-cell office:value-type="float" office:value="0.0001601219" calcext:value-type="float">
            <text:p>0,0001601219</text:p>
          </table:table-cell>
          <table:table-cell office:value-type="float" office:value="0.0000260592" calcext:value-type="float">
            <text:p>2,60592E-05</text:p>
          </table:table-cell>
          <table:table-cell office:value-type="float" office:value="0.0000248194" calcext:value-type="float">
            <text:p>2,48194E-05</text:p>
          </table:table-cell>
          <table:table-cell office:value-type="float" office:value="0.0000317574" calcext:value-type="float">
            <text:p>3,17574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15428" calcext:value-type="float">
            <text:p>3,15428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272036" calcext:value-type="float">
            <text:p>2,72036E-05</text:p>
          </table:table-cell>
          <table:table-cell office:value-type="float" office:value="0.0000306606" calcext:value-type="float">
            <text:p>3,06606E-05</text:p>
          </table:table-cell>
          <table:table-cell office:value-type="float" office:value="0.0000304937" calcext:value-type="float">
            <text:p>3,04937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54528" calcext:value-type="float">
            <text:p>3,54528E-05</text:p>
          </table:table-cell>
          <table:table-cell office:value-type="float" office:value="0.0000294924" calcext:value-type="float">
            <text:p>2,94924E-05</text:p>
          </table:table-cell>
          <table:table-cell office:value-type="float" office:value="0.0000330687" calcext:value-type="float">
            <text:p>3,30687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40223" calcext:value-type="float">
            <text:p>3,40223E-05</text:p>
          </table:table-cell>
          <table:table-cell office:value-type="float" office:value="0.0000324011" calcext:value-type="float">
            <text:p>3,24011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413895" calcext:value-type="float">
            <text:p>4,13895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42846" calcext:value-type="float">
            <text:p>3,42846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54528" calcext:value-type="float">
            <text:p>3,54528E-05</text:p>
          </table:table-cell>
          <table:table-cell office:value-type="float" office:value="0.0000377655" calcext:value-type="float">
            <text:p>3,77655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30687" calcext:value-type="float">
            <text:p>3,30687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356436" calcext:value-type="float">
            <text:p>3,56436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29971" calcext:value-type="float">
            <text:p>3,29971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63111" calcext:value-type="float">
            <text:p>3,63111E-05</text:p>
          </table:table-cell>
          <table:table-cell office:value-type="float" office:value="0.0000304461" calcext:value-type="float">
            <text:p>3,04461E-05</text:p>
          </table:table-cell>
          <table:table-cell office:value-type="float" office:value="0.0000354767" calcext:value-type="float">
            <text:p>3,54767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20673" calcext:value-type="float">
            <text:p>3,20673E-05</text:p>
          </table:table-cell>
          <table:table-cell office:value-type="float" office:value="0.0000311852" calcext:value-type="float">
            <text:p>3,11852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81947" calcext:value-type="float">
            <text:p>3,81947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55005" calcext:value-type="float">
            <text:p>3,55005E-05</text:p>
          </table:table-cell>
          <table:table-cell office:value-type="float" office:value="0.0000308514" calcext:value-type="float">
            <text:p>3,0851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76463" calcext:value-type="float">
            <text:p>3,76463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08514" calcext:value-type="float">
            <text:p>3,0851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298023" calcext:value-type="float">
            <text:p>2,98023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68834" calcext:value-type="float">
            <text:p>3,68834E-05</text:p>
          </table:table-cell>
          <table:table-cell office:value-type="float" office:value="0.0000330687" calcext:value-type="float">
            <text:p>3,30687E-05</text:p>
          </table:table-cell>
          <table:table-cell office:value-type="float" office:value="0.0000379324" calcext:value-type="float">
            <text:p>3,79324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46899" calcext:value-type="float">
            <text:p>3,46899E-05</text:p>
          </table:table-cell>
          <table:table-cell office:value-type="float" office:value="0.0000375509" calcext:value-type="float">
            <text:p>3,75509E-05</text:p>
          </table:table-cell>
          <table:table-cell office:value-type="float" office:value="0.0000284433" calcext:value-type="float">
            <text:p>2,84433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27132" calcext:value-type="float">
            <text:p>2,7132E-05</text:p>
          </table:table-cell>
          <table:table-cell office:value-type="float" office:value="0.0000309467" calcext:value-type="float">
            <text:p>3,09467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71695" calcext:value-type="float">
            <text:p>3,71695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75748" calcext:value-type="float">
            <text:p>3,75748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54528" calcext:value-type="float">
            <text:p>3,54528E-05</text:p>
          </table:table-cell>
          <table:table-cell office:value-type="float" office:value="0.0000368118" calcext:value-type="float">
            <text:p>3,68118E-05</text:p>
          </table:table-cell>
          <table:table-cell office:value-type="float" office:value="0.0000358582" calcext:value-type="float">
            <text:p>3,58582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80278" calcext:value-type="float">
            <text:p>3,80278E-05</text:p>
          </table:table-cell>
          <table:table-cell office:value-type="float" office:value="0.0000353336" calcext:value-type="float">
            <text:p>3,53336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22819" calcext:value-type="float">
            <text:p>3,22819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11375" calcext:value-type="float">
            <text:p>3,11375E-05</text:p>
          </table:table-cell>
          <table:table-cell office:value-type="float" office:value="0.0000407219" calcext:value-type="float">
            <text:p>4,07219E-05</text:p>
          </table:table-cell>
          <table:table-cell office:value-type="float" office:value="0.0000394344" calcext:value-type="float">
            <text:p>3,94344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08514" calcext:value-type="float">
            <text:p>3,08514E-05</text:p>
          </table:table-cell>
          <table:table-cell office:value-type="float" office:value="0.0000308037" calcext:value-type="float">
            <text:p>3,08037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6025" calcext:value-type="float">
            <text:p>3,6025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29494" calcext:value-type="float">
            <text:p>3,29494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33164" calcext:value-type="float">
            <text:p>3,3164E-05</text:p>
          </table:table-cell>
          <table:table-cell office:value-type="float" office:value="0.0000378847" calcext:value-type="float">
            <text:p>3,78847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299692" calcext:value-type="float">
            <text:p>2,99692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359058" calcext:value-type="float">
            <text:p>3,59058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320673" calcext:value-type="float">
            <text:p>3,20673E-05</text:p>
          </table:table-cell>
          <table:table-cell office:value-type="float" office:value="0.0000311852" calcext:value-type="float">
            <text:p>3,11852E-05</text:p>
          </table:table-cell>
          <table:table-cell office:value-type="float" office:value="0.0000361919" calcext:value-type="float">
            <text:p>3,61919E-05</text:p>
          </table:table-cell>
          <table:table-cell office:value-type="float" office:value="0.0000328302" calcext:value-type="float">
            <text:p>3,28302E-05</text:p>
          </table:table-cell>
          <table:table-cell office:value-type="float" office:value="0.0000281572" calcext:value-type="float">
            <text:p>2,81572E-05</text:p>
          </table:table-cell>
          <table:table-cell office:value-type="float" office:value="0.000032568" calcext:value-type="float">
            <text:p>3,2568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66688" calcext:value-type="float">
            <text:p>3,66688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09229" calcext:value-type="float">
            <text:p>3,09229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58105" calcext:value-type="float">
            <text:p>3,58105E-05</text:p>
          </table:table-cell>
          <table:table-cell office:value-type="float" office:value="0.0000365257" calcext:value-type="float">
            <text:p>3,65257E-05</text:p>
          </table:table-cell>
          <table:table-cell office:value-type="float" office:value="0.0000371933" calcext:value-type="float">
            <text:p>3,71933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91245" calcext:value-type="float">
            <text:p>3,91245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297308" calcext:value-type="float">
            <text:p>2,97308E-05</text:p>
          </table:table-cell>
          <table:table-cell office:value-type="float" office:value="0.0000371456" calcext:value-type="float">
            <text:p>3,71456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329733" calcext:value-type="float">
            <text:p>3,29733E-05</text:p>
          </table:table-cell>
          <table:table-cell office:value-type="float" office:value="0.0000316381" calcext:value-type="float">
            <text:p>3,16381E-05</text:p>
          </table:table-cell>
          <table:table-cell office:value-type="float" office:value="0.0000308514" calcext:value-type="float">
            <text:p>3,08514E-05</text:p>
          </table:table-cell>
          <table:table-cell office:value-type="float" office:value="0.0000329733" calcext:value-type="float">
            <text:p>3,29733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03745" calcext:value-type="float">
            <text:p>3,03745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93152" calcext:value-type="float">
            <text:p>3,93152E-05</text:p>
          </table:table-cell>
          <table:table-cell office:value-type="float" office:value="0.0000359297" calcext:value-type="float">
            <text:p>3,59297E-05</text:p>
          </table:table-cell>
          <table:table-cell office:value-type="float" office:value="0.000032568" calcext:value-type="float">
            <text:p>3,2568E-05</text:p>
          </table:table-cell>
          <table:table-cell office:value-type="float" office:value="0.0000315905" calcext:value-type="float">
            <text:p>3,15905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15189" calcext:value-type="float">
            <text:p>3,15189E-05</text:p>
          </table:table-cell>
          <table:table-cell office:value-type="float" office:value="0.0000309944" calcext:value-type="float">
            <text:p>3,0994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02451" calcext:value-type="float">
            <text:p>4,02451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87192" calcext:value-type="float">
            <text:p>3,87192E-05</text:p>
          </table:table-cell>
          <table:table-cell office:value-type="float" office:value="0.0000366926" calcext:value-type="float">
            <text:p>3,66926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86238" calcext:value-type="float">
            <text:p>3,86238E-05</text:p>
          </table:table-cell>
          <table:table-cell office:value-type="float" office:value="0.000035882" calcext:value-type="float">
            <text:p>3,5882E-05</text:p>
          </table:table-cell>
          <table:table-cell office:value-type="float" office:value="0.0000346899" calcext:value-type="float">
            <text:p>3,46899E-05</text:p>
          </table:table-cell>
          <table:table-cell office:value-type="float" office:value="0.0000317574" calcext:value-type="float">
            <text:p>3,17574E-05</text:p>
          </table:table-cell>
          <table:table-cell office:value-type="float" office:value="0.0000311375" calcext:value-type="float">
            <text:p>3,11375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79086" calcext:value-type="float">
            <text:p>3,79086E-05</text:p>
          </table:table-cell>
          <table:table-cell office:value-type="float" office:value="0.0000363111" calcext:value-type="float">
            <text:p>3,63111E-05</text:p>
          </table:table-cell>
          <table:table-cell office:value-type="float" office:value="0.0000402212" calcext:value-type="float">
            <text:p>4,02212E-05</text:p>
          </table:table-cell>
          <table:table-cell office:value-type="float" office:value="0.0000376463" calcext:value-type="float">
            <text:p>3,76463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22104" calcext:value-type="float">
            <text:p>3,22104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13997" calcext:value-type="float">
            <text:p>3,13997E-05</text:p>
          </table:table-cell>
          <table:table-cell office:value-type="float" office:value="0.0000306845" calcext:value-type="float">
            <text:p>3,06845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404358" calcext:value-type="float">
            <text:p>4,04358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54528" calcext:value-type="float">
            <text:p>3,54528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19958" calcext:value-type="float">
            <text:p>3,19958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60727" calcext:value-type="float">
            <text:p>3,60727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377178" calcext:value-type="float">
            <text:p>3,77178E-05</text:p>
          </table:table-cell>
          <table:table-cell office:value-type="float" office:value="0.0000356436" calcext:value-type="float">
            <text:p>3,56436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23057" calcext:value-type="float">
            <text:p>3,23057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84569" calcext:value-type="float">
            <text:p>3,84569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26536" calcext:value-type="float">
            <text:p>2,6536E-05</text:p>
          </table:table-cell>
          <table:table-cell office:value-type="float" office:value="0.0000776768" calcext:value-type="float">
            <text:p>7,76768E-05</text:p>
          </table:table-cell>
          <table:table-cell office:value-type="float" office:value="0.000030899" calcext:value-type="float">
            <text:p>3,0899E-05</text:p>
          </table:table-cell>
          <table:table-cell office:value-type="float" office:value="0.0000335693" calcext:value-type="float">
            <text:p>3,35693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11613" calcext:value-type="float">
            <text:p>3,11613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31163" calcext:value-type="float">
            <text:p>3,31163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75748" calcext:value-type="float">
            <text:p>3,75748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60966" calcext:value-type="float">
            <text:p>3,60966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61204" calcext:value-type="float">
            <text:p>3,61204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79801" calcext:value-type="float">
            <text:p>3,79801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290155" calcext:value-type="float">
            <text:p>2,90155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30925" calcext:value-type="float">
            <text:p>3,30925E-05</text:p>
          </table:table-cell>
          <table:table-cell office:value-type="float" office:value="0.0001676559" calcext:value-type="float">
            <text:p>0,0001676559</text:p>
          </table:table-cell>
          <table:table-cell office:value-type="float" office:value="0.0000365019" calcext:value-type="float">
            <text:p>3,65019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320435" calcext:value-type="float">
            <text:p>3,20435E-05</text:p>
          </table:table-cell>
          <table:table-cell office:value-type="float" office:value="0.0000375509" calcext:value-type="float">
            <text:p>3,75509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67403" calcext:value-type="float">
            <text:p>3,67403E-05</text:p>
          </table:table-cell>
          <table:table-cell office:value-type="float" office:value="0.0000335693" calcext:value-type="float">
            <text:p>3,3569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6788" calcext:value-type="float">
            <text:p>3,6788E-05</text:p>
          </table:table-cell>
          <table:table-cell office:value-type="float" office:value="0.000035882" calcext:value-type="float">
            <text:p>3,5882E-05</text:p>
          </table:table-cell>
          <table:table-cell office:value-type="float" office:value="0.0000385761" calcext:value-type="float">
            <text:p>3,85761E-05</text:p>
          </table:table-cell>
          <table:table-cell table:number-columns-repeated="2" office:value-type="float" office:value="0.0000334501" calcext:value-type="float">
            <text:p>3,34501E-05</text:p>
          </table:table-cell>
          <table:table-cell office:value-type="float" office:value="0.0000279188" calcext:value-type="float">
            <text:p>2,79188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68595" calcext:value-type="float">
            <text:p>3,68595E-05</text:p>
          </table:table-cell>
          <table:table-cell office:value-type="float" office:value="0.0000356913" calcext:value-type="float">
            <text:p>3,56913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407" calcext:value-type="float">
            <text:p>3,407E-05</text:p>
          </table:table-cell>
          <table:table-cell office:value-type="float" office:value="0.0000425816" calcext:value-type="float">
            <text:p>4,25816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0899" calcext:value-type="float">
            <text:p>3,0899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65496" calcext:value-type="float">
            <text:p>3,65496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7837" calcext:value-type="float">
            <text:p>3,7837E-05</text:p>
          </table:table-cell>
          <table:table-cell office:value-type="float" office:value="0.0000388145" calcext:value-type="float">
            <text:p>3,88145E-05</text:p>
          </table:table-cell>
          <table:table-cell office:value-type="float" office:value="0.0000370502" calcext:value-type="float">
            <text:p>3,70502E-05</text:p>
          </table:table-cell>
          <table:table-cell office:value-type="float" office:value="0.0000311613" calcext:value-type="float">
            <text:p>3,11613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69787" calcext:value-type="float">
            <text:p>3,69787E-05</text:p>
          </table:table-cell>
          <table:table-cell office:value-type="float" office:value="0.0000350237" calcext:value-type="float">
            <text:p>3,50237E-05</text:p>
          </table:table-cell>
          <table:table-cell table:number-columns-repeated="2" office:value-type="float" office:value="0.0000335693" calcext:value-type="float">
            <text:p>3,35693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44515" calcext:value-type="float">
            <text:p>3,44515E-05</text:p>
          </table:table-cell>
          <table:table-cell office:value-type="float" office:value="0.0000366211" calcext:value-type="float">
            <text:p>3,66211E-05</text:p>
          </table:table-cell>
          <table:table-cell office:value-type="float" office:value="0.0000299454" calcext:value-type="float">
            <text:p>2,99454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97205" calcext:value-type="float">
            <text:p>3,97205E-05</text:p>
          </table:table-cell>
          <table:table-cell office:value-type="float" office:value="0.000036788" calcext:value-type="float">
            <text:p>3,6788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82185" calcext:value-type="float">
            <text:p>3,82185E-05</text:p>
          </table:table-cell>
          <table:table-cell office:value-type="float" office:value="0.0000387907" calcext:value-type="float">
            <text:p>3,87907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55482" calcext:value-type="float">
            <text:p>3,55482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06129" calcext:value-type="float">
            <text:p>3,06129E-05</text:p>
          </table:table-cell>
          <table:table-cell office:value-type="float" office:value="0.0000305176" calcext:value-type="float">
            <text:p>3,05176E-05</text:p>
          </table:table-cell>
          <table:table-cell office:value-type="float" office:value="0.0000330925" calcext:value-type="float">
            <text:p>3,30925E-05</text:p>
          </table:table-cell>
          <table:table-cell office:value-type="float" office:value="0.0000380754" calcext:value-type="float">
            <text:p>3,80754E-05</text:p>
          </table:table-cell>
          <table:table-cell office:value-type="float" office:value="0.0000347614" calcext:value-type="float">
            <text:p>3,47614E-05</text:p>
          </table:table-cell>
          <table:table-cell office:value-type="float" office:value="0.0000322342" calcext:value-type="float">
            <text:p>3,22342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48568" calcext:value-type="float">
            <text:p>3,48568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6647" calcext:value-type="float">
            <text:p>3,36647E-05</text:p>
          </table:table-cell>
          <table:table-cell office:value-type="float" office:value="0.0000361919" calcext:value-type="float">
            <text:p>3,61919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6931" calcext:value-type="float">
            <text:p>3,6931E-05</text:p>
          </table:table-cell>
          <table:table-cell office:value-type="float" office:value="0.0000311375" calcext:value-type="float">
            <text:p>3,11375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2568" calcext:value-type="float">
            <text:p>3,2568E-05</text:p>
          </table:table-cell>
          <table:table-cell office:value-type="float" office:value="0.0000362158" calcext:value-type="float">
            <text:p>3,62158E-05</text:p>
          </table:table-cell>
          <table:table-cell office:value-type="float" office:value="0.0000408411" calcext:value-type="float">
            <text:p>4,08411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58105" calcext:value-type="float">
            <text:p>3,58105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16858" calcext:value-type="float">
            <text:p>3,16858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49045" calcext:value-type="float">
            <text:p>3,49045E-05</text:p>
          </table:table-cell>
          <table:table-cell office:value-type="float" office:value="0.0000384092" calcext:value-type="float">
            <text:p>3,84092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30687" calcext:value-type="float">
            <text:p>3,30687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80278" calcext:value-type="float">
            <text:p>3,80278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76463" calcext:value-type="float">
            <text:p>3,76463E-05</text:p>
          </table:table-cell>
          <table:table-cell office:value-type="float" office:value="0.0000309706" calcext:value-type="float">
            <text:p>3,09706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87192" calcext:value-type="float">
            <text:p>3,87192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41654" calcext:value-type="float">
            <text:p>3,41654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35693" calcext:value-type="float">
            <text:p>3,35693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60727" calcext:value-type="float">
            <text:p>3,60727E-05</text:p>
          </table:table-cell>
          <table:table-cell office:value-type="float" office:value="0.000037694" calcext:value-type="float">
            <text:p>3,7694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6025" calcext:value-type="float">
            <text:p>3,6025E-05</text:p>
          </table:table-cell>
          <table:table-cell office:value-type="float" office:value="0.0000359058" calcext:value-type="float">
            <text:p>3,59058E-05</text:p>
          </table:table-cell>
          <table:table-cell office:value-type="float" office:value="0.0000319242" calcext:value-type="float">
            <text:p>3,19242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47614" calcext:value-type="float">
            <text:p>3,47614E-05</text:p>
          </table:table-cell>
          <table:table-cell office:value-type="float" office:value="0.0000309706" calcext:value-type="float">
            <text:p>3,09706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70264" calcext:value-type="float">
            <text:p>3,70264E-05</text:p>
          </table:table-cell>
          <table:table-cell office:value-type="float" office:value="0.0000373125" calcext:value-type="float">
            <text:p>3,73125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91006" calcext:value-type="float">
            <text:p>3,91006E-05</text:p>
          </table:table-cell>
          <table:table-cell office:value-type="float" office:value="0.0000366688" calcext:value-type="float">
            <text:p>3,66688E-05</text:p>
          </table:table-cell>
          <table:table-cell office:value-type="float" office:value="0.000031352" calcext:value-type="float">
            <text:p>3,1352E-05</text:p>
          </table:table-cell>
          <table:table-cell office:value-type="float" office:value="0.0000338316" calcext:value-type="float">
            <text:p>3,38316E-05</text:p>
          </table:table-cell>
          <table:table-cell office:value-type="float" office:value="0.0000371218" calcext:value-type="float">
            <text:p>3,71218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27826" calcext:value-type="float">
            <text:p>3,27826E-05</text:p>
          </table:table-cell>
          <table:table-cell office:value-type="float" office:value="0.0000293016" calcext:value-type="float">
            <text:p>2,93016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404119" calcext:value-type="float">
            <text:p>4,04119E-05</text:p>
          </table:table-cell>
          <table:table-cell office:value-type="float" office:value="0.0000306368" calcext:value-type="float">
            <text:p>3,06368E-05</text:p>
          </table:table-cell>
          <table:table-cell office:value-type="float" office:value="0.0000351667" calcext:value-type="float">
            <text:p>3,51667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297546" calcext:value-type="float">
            <text:p>2,97546E-05</text:p>
          </table:table-cell>
          <table:table-cell office:value-type="float" office:value="0.0000276566" calcext:value-type="float">
            <text:p>2,76566E-05</text:p>
          </table:table-cell>
          <table:table-cell office:value-type="float" office:value="0.0000263453" calcext:value-type="float">
            <text:p>2,63453E-05</text:p>
          </table:table-cell>
          <table:table-cell office:value-type="float" office:value="0.0000318766" calcext:value-type="float">
            <text:p>3,18766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20435" calcext:value-type="float">
            <text:p>3,20435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298977" calcext:value-type="float">
            <text:p>2,98977E-05</text:p>
          </table:table-cell>
          <table:table-cell office:value-type="float" office:value="0.0000308037" calcext:value-type="float">
            <text:p>3,08037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34263" calcext:value-type="float">
            <text:p>3,34263E-05</text:p>
          </table:table-cell>
          <table:table-cell office:value-type="float" office:value="0.0000309706" calcext:value-type="float">
            <text:p>3,09706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7384" calcext:value-type="float">
            <text:p>3,7384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291586" calcext:value-type="float">
            <text:p>2,91586E-05</text:p>
          </table:table-cell>
          <table:table-cell office:value-type="float" office:value="0.0000303745" calcext:value-type="float">
            <text:p>3,03745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75032" calcext:value-type="float">
            <text:p>3,75032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33071" calcext:value-type="float">
            <text:p>3,33071E-05</text:p>
          </table:table-cell>
          <table:table-cell office:value-type="float" office:value="0.0000357151" calcext:value-type="float">
            <text:p>3,57151E-05</text:p>
          </table:table-cell>
          <table:table-cell office:value-type="float" office:value="0.0000365019" calcext:value-type="float">
            <text:p>3,65019E-05</text:p>
          </table:table-cell>
          <table:table-cell office:value-type="float" office:value="0.0000457764" calcext:value-type="float">
            <text:p>4,57764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13044" calcext:value-type="float">
            <text:p>3,13044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279188" calcext:value-type="float">
            <text:p>2,79188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20911" calcext:value-type="float">
            <text:p>3,20911E-05</text:p>
          </table:table-cell>
          <table:table-cell office:value-type="float" office:value="0.0000295162" calcext:value-type="float">
            <text:p>2,95162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29733" calcext:value-type="float">
            <text:p>3,29733E-05</text:p>
          </table:table-cell>
          <table:table-cell office:value-type="float" office:value="0.0000378132" calcext:value-type="float">
            <text:p>3,78132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34263" calcext:value-type="float">
            <text:p>3,34263E-05</text:p>
          </table:table-cell>
          <table:table-cell office:value-type="float" office:value="0.0000355721" calcext:value-type="float">
            <text:p>3,55721E-05</text:p>
          </table:table-cell>
          <table:table-cell office:value-type="float" office:value="0.0000370264" calcext:value-type="float">
            <text:p>3,70264E-05</text:p>
          </table:table-cell>
          <table:table-cell office:value-type="float" office:value="0.0000299215" calcext:value-type="float">
            <text:p>2,99215E-05</text:p>
          </table:table-cell>
          <table:table-cell office:value-type="float" office:value="0.0000276089" calcext:value-type="float">
            <text:p>2,76089E-05</text:p>
          </table:table-cell>
          <table:table-cell office:value-type="float" office:value="0.0000310421" calcext:value-type="float">
            <text:p>3,10421E-05</text:p>
          </table:table-cell>
          <table:table-cell office:value-type="float" office:value="0.0000315189" calcext:value-type="float">
            <text:p>3,15189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03507" calcext:value-type="float">
            <text:p>3,03507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28302" calcext:value-type="float">
            <text:p>3,28302E-05</text:p>
          </table:table-cell>
          <table:table-cell office:value-type="float" office:value="0.0000306129" calcext:value-type="float">
            <text:p>3,06129E-05</text:p>
          </table:table-cell>
          <table:table-cell office:value-type="float" office:value="0.0000293732" calcext:value-type="float">
            <text:p>2,93732E-05</text:p>
          </table:table-cell>
          <table:table-cell office:value-type="float" office:value="0.000031662" calcext:value-type="float">
            <text:p>3,1662E-05</text:p>
          </table:table-cell>
          <table:table-cell office:value-type="float" office:value="0.0000303268" calcext:value-type="float">
            <text:p>3,03268E-05</text:p>
          </table:table-cell>
          <table:table-cell office:value-type="float" office:value="0.0000359058" calcext:value-type="float">
            <text:p>3,59058E-05</text:p>
          </table:table-cell>
          <table:table-cell office:value-type="float" office:value="0.0000324249" calcext:value-type="float">
            <text:p>3,24249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62873" calcext:value-type="float">
            <text:p>3,62873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39985" calcext:value-type="float">
            <text:p>3,39985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46661" calcext:value-type="float">
            <text:p>3,46661E-05</text:p>
          </table:table-cell>
          <table:table-cell office:value-type="float" office:value="0.0000380039" calcext:value-type="float">
            <text:p>3,80039E-05</text:p>
          </table:table-cell>
          <table:table-cell office:value-type="float" office:value="0.0000410318" calcext:value-type="float">
            <text:p>4,10318E-05</text:p>
          </table:table-cell>
          <table:table-cell office:value-type="float" office:value="0.0000316858" calcext:value-type="float">
            <text:p>3,16858E-05</text:p>
          </table:table-cell>
          <table:table-cell office:value-type="float" office:value="0.0000309706" calcext:value-type="float">
            <text:p>3,09706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01361" calcext:value-type="float">
            <text:p>3,01361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408411" calcext:value-type="float">
            <text:p>4,08411E-05</text:p>
          </table:table-cell>
          <table:table-cell office:value-type="float" office:value="0.0000348568" calcext:value-type="float">
            <text:p>3,48568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381947" calcext:value-type="float">
            <text:p>3,81947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08037" calcext:value-type="float">
            <text:p>3,08037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2568" calcext:value-type="float">
            <text:p>3,2568E-05</text:p>
          </table:table-cell>
          <table:table-cell office:value-type="float" office:value="0.0000380516" calcext:value-type="float">
            <text:p>3,80516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75032" calcext:value-type="float">
            <text:p>3,75032E-05</text:p>
          </table:table-cell>
          <table:table-cell office:value-type="float" office:value="0.0000371695" calcext:value-type="float">
            <text:p>3,71695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17335" calcext:value-type="float">
            <text:p>3,17335E-05</text:p>
          </table:table-cell>
          <table:table-cell office:value-type="float" office:value="0.0000321388" calcext:value-type="float">
            <text:p>3,21388E-05</text:p>
          </table:table-cell>
          <table:table-cell office:value-type="float" office:value="0.0000309706" calcext:value-type="float">
            <text:p>3,09706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14236" calcext:value-type="float">
            <text:p>3,14236E-05</text:p>
          </table:table-cell>
          <table:table-cell office:value-type="float" office:value="0.0000381708" calcext:value-type="float">
            <text:p>3,81708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53575" calcext:value-type="float">
            <text:p>3,53575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284672" calcext:value-type="float">
            <text:p>2,84672E-05</text:p>
          </table:table-cell>
          <table:table-cell office:value-type="float" office:value="0.000037837" calcext:value-type="float">
            <text:p>3,7837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1650333" calcext:value-type="float">
            <text:p>0,0001650333</text:p>
          </table:table-cell>
          <table:table-cell office:value-type="float" office:value="0.0000307798" calcext:value-type="float">
            <text:p>3,07798E-05</text:p>
          </table:table-cell>
          <table:table-cell office:value-type="float" office:value="0.0000319004" calcext:value-type="float">
            <text:p>3,19004E-05</text:p>
          </table:table-cell>
          <table:table-cell office:value-type="float" office:value="0.0000322819" calcext:value-type="float">
            <text:p>3,22819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56436" calcext:value-type="float">
            <text:p>3,56436E-05</text:p>
          </table:table-cell>
          <table:table-cell office:value-type="float" office:value="0.000031662" calcext:value-type="float">
            <text:p>3,1662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59297" calcext:value-type="float">
            <text:p>3,59297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411034" calcext:value-type="float">
            <text:p>4,11034E-05</text:p>
          </table:table-cell>
          <table:table-cell office:value-type="float" office:value="0.0000366449" calcext:value-type="float">
            <text:p>3,66449E-05</text:p>
          </table:table-cell>
          <table:table-cell office:value-type="float" office:value="0.0000361443" calcext:value-type="float">
            <text:p>3,61443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65257" calcext:value-type="float">
            <text:p>3,65257E-05</text:p>
          </table:table-cell>
          <table:table-cell office:value-type="float" office:value="0.0000395298" calcext:value-type="float">
            <text:p>3,95298E-05</text:p>
          </table:table-cell>
          <table:table-cell office:value-type="float" office:value="0.0000304461" calcext:value-type="float">
            <text:p>3,04461E-05</text:p>
          </table:table-cell>
          <table:table-cell office:value-type="float" office:value="0.0000279903" calcext:value-type="float">
            <text:p>2,79903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57866" calcext:value-type="float">
            <text:p>3,57866E-05</text:p>
          </table:table-cell>
          <table:table-cell office:value-type="float" office:value="0.000038743" calcext:value-type="float">
            <text:p>3,8743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463724" calcext:value-type="float">
            <text:p>4,63724E-05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366688" calcext:value-type="float">
            <text:p>3,66688E-05</text:p>
          </table:table-cell>
          <table:table-cell office:value-type="float" office:value="0.000039053" calcext:value-type="float">
            <text:p>3,9053E-05</text:p>
          </table:table-cell>
          <table:table-cell office:value-type="float" office:value="0.000036025" calcext:value-type="float">
            <text:p>3,6025E-05</text:p>
          </table:table-cell>
          <table:table-cell office:value-type="float" office:value="0.0000365734" calcext:value-type="float">
            <text:p>3,65734E-05</text:p>
          </table:table-cell>
          <table:table-cell office:value-type="float" office:value="0.0000428915" calcext:value-type="float">
            <text:p>4,28915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39031" calcext:value-type="float">
            <text:p>3,39031E-05</text:p>
          </table:table-cell>
          <table:table-cell office:value-type="float" office:value="0.0000365496" calcext:value-type="float">
            <text:p>3,65496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28541" calcext:value-type="float">
            <text:p>3,28541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2568" calcext:value-type="float">
            <text:p>3,2568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45945" calcext:value-type="float">
            <text:p>3,45945E-05</text:p>
          </table:table-cell>
          <table:table-cell office:value-type="float" office:value="0.0000312567" calcext:value-type="float">
            <text:p>3,12567E-05</text:p>
          </table:table-cell>
          <table:table-cell office:value-type="float" office:value="0.0000318527" calcext:value-type="float">
            <text:p>3,18527E-05</text:p>
          </table:table-cell>
          <table:table-cell office:value-type="float" office:value="0.0000338078" calcext:value-type="float">
            <text:p>3,38078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50714" calcext:value-type="float">
            <text:p>3,50714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55482" calcext:value-type="float">
            <text:p>3,5548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02315" calcext:value-type="float">
            <text:p>3,02315E-05</text:p>
          </table:table-cell>
          <table:table-cell office:value-type="float" office:value="0.0000312328" calcext:value-type="float">
            <text:p>3,12328E-05</text:p>
          </table:table-cell>
          <table:table-cell office:value-type="float" office:value="0.0000324488" calcext:value-type="float">
            <text:p>3,24488E-05</text:p>
          </table:table-cell>
          <table:table-cell office:value-type="float" office:value="0.0000338554" calcext:value-type="float">
            <text:p>3,38554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355482" calcext:value-type="float">
            <text:p>3,55482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30448" calcext:value-type="float">
            <text:p>3,30448E-05</text:p>
          </table:table-cell>
          <table:table-cell office:value-type="float" office:value="0.0000346422" calcext:value-type="float">
            <text:p>3,46422E-05</text:p>
          </table:table-cell>
          <table:table-cell office:value-type="float" office:value="0.0000354767" calcext:value-type="float">
            <text:p>3,54767E-05</text:p>
          </table:table-cell>
          <table:table-cell office:value-type="float" office:value="0.0000357151" calcext:value-type="float">
            <text:p>3,57151E-05</text:p>
          </table:table-cell>
          <table:table-cell office:value-type="float" office:value="0.0000278711" calcext:value-type="float">
            <text:p>2,78711E-05</text:p>
          </table:table-cell>
          <table:table-cell office:value-type="float" office:value="0.0000320673" calcext:value-type="float">
            <text:p>3,20673E-05</text:p>
          </table:table-cell>
          <table:table-cell office:value-type="float" office:value="0.0000367641" calcext:value-type="float">
            <text:p>3,67641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25918" calcext:value-type="float">
            <text:p>3,25918E-05</text:p>
          </table:table-cell>
          <table:table-cell office:value-type="float" office:value="0.000035882" calcext:value-type="float">
            <text:p>3,5882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24965" calcext:value-type="float">
            <text:p>3,24965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35455" calcext:value-type="float">
            <text:p>3,35455E-05</text:p>
          </table:table-cell>
          <table:table-cell office:value-type="float" office:value="0.0000308275" calcext:value-type="float">
            <text:p>3,08275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58343" calcext:value-type="float">
            <text:p>3,58343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91245" calcext:value-type="float">
            <text:p>3,91245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74079" calcext:value-type="float">
            <text:p>3,74079E-05</text:p>
          </table:table-cell>
          <table:table-cell office:value-type="float" office:value="0.0000349522" calcext:value-type="float">
            <text:p>3,49522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405312" calcext:value-type="float">
            <text:p>4,05312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08514" calcext:value-type="float">
            <text:p>3,08514E-05</text:p>
          </table:table-cell>
          <table:table-cell office:value-type="float" office:value="0.000032258" calcext:value-type="float">
            <text:p>3,2258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56913" calcext:value-type="float">
            <text:p>3,56913E-05</text:p>
          </table:table-cell>
          <table:table-cell office:value-type="float" office:value="0.0000323534" calcext:value-type="float">
            <text:p>3,23534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31402" calcext:value-type="float">
            <text:p>3,31402E-05</text:p>
          </table:table-cell>
          <table:table-cell office:value-type="float" office:value="0.0000361919" calcext:value-type="float">
            <text:p>3,61919E-05</text:p>
          </table:table-cell>
          <table:table-cell office:value-type="float" office:value="0.0000375986" calcext:value-type="float">
            <text:p>3,75986E-05</text:p>
          </table:table-cell>
          <table:table-cell office:value-type="float" office:value="0.0000356913" calcext:value-type="float">
            <text:p>3,56913E-05</text:p>
          </table:table-cell>
          <table:table-cell office:value-type="float" office:value="0.0000357151" calcext:value-type="float">
            <text:p>3,57151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350475" calcext:value-type="float">
            <text:p>3,50475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38316" calcext:value-type="float">
            <text:p>3,38316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01123" calcext:value-type="float">
            <text:p>3,01123E-05</text:p>
          </table:table-cell>
          <table:table-cell office:value-type="float" office:value="0.0000347137" calcext:value-type="float">
            <text:p>3,47137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67165" calcext:value-type="float">
            <text:p>3,67165E-05</text:p>
          </table:table-cell>
          <table:table-cell office:value-type="float" office:value="0.0000382185" calcext:value-type="float">
            <text:p>3,82185E-05</text:p>
          </table:table-cell>
          <table:table-cell office:value-type="float" office:value="0.0000379324" calcext:value-type="float">
            <text:p>3,79324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33071" calcext:value-type="float">
            <text:p>3,33071E-05</text:p>
          </table:table-cell>
          <table:table-cell office:value-type="float" office:value="0.0000308275" calcext:value-type="float">
            <text:p>3,08275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37839" calcext:value-type="float">
            <text:p>3,37839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91722" calcext:value-type="float">
            <text:p>3,91722E-05</text:p>
          </table:table-cell>
          <table:table-cell office:value-type="float" office:value="0.0000344038" calcext:value-type="float">
            <text:p>3,44038E-05</text:p>
          </table:table-cell>
          <table:table-cell office:value-type="float" office:value="0.0000328064" calcext:value-type="float">
            <text:p>3,28064E-05</text:p>
          </table:table-cell>
          <table:table-cell office:value-type="float" office:value="0.0000304222" calcext:value-type="float">
            <text:p>3,04222E-05</text:p>
          </table:table-cell>
          <table:table-cell office:value-type="float" office:value="0.000036335" calcext:value-type="float">
            <text:p>3,6335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27349" calcext:value-type="float">
            <text:p>3,27349E-05</text:p>
          </table:table-cell>
          <table:table-cell office:value-type="float" office:value="0.0000353336" calcext:value-type="float">
            <text:p>3,53336E-05</text:p>
          </table:table-cell>
          <table:table-cell office:value-type="float" office:value="0.0000369072" calcext:value-type="float">
            <text:p>3,69072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70264" calcext:value-type="float">
            <text:p>3,70264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311613" calcext:value-type="float">
            <text:p>3,11613E-05</text:p>
          </table:table-cell>
          <table:table-cell office:value-type="float" office:value="0.0000358582" calcext:value-type="float">
            <text:p>3,58582E-05</text:p>
          </table:table-cell>
          <table:table-cell office:value-type="float" office:value="0.0000364065" calcext:value-type="float">
            <text:p>3,64065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4523" calcext:value-type="float">
            <text:p>3,4523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77178" calcext:value-type="float">
            <text:p>3,77178E-05</text:p>
          </table:table-cell>
          <table:table-cell office:value-type="float" office:value="0.0000302315" calcext:value-type="float">
            <text:p>3,02315E-05</text:p>
          </table:table-cell>
          <table:table-cell office:value-type="float" office:value="0.0000339508" calcext:value-type="float">
            <text:p>3,39508E-05</text:p>
          </table:table-cell>
          <table:table-cell office:value-type="float" office:value="0.0000369787" calcext:value-type="float">
            <text:p>3,69787E-05</text:p>
          </table:table-cell>
          <table:table-cell office:value-type="float" office:value="0.0000348568" calcext:value-type="float">
            <text:p>3,48568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72887" calcext:value-type="float">
            <text:p>3,72887E-05</text:p>
          </table:table-cell>
          <table:table-cell office:value-type="float" office:value="0.0000313759" calcext:value-type="float">
            <text:p>3,13759E-05</text:p>
          </table:table-cell>
          <table:table-cell office:value-type="float" office:value="0.0000314951" calcext:value-type="float">
            <text:p>3,14951E-05</text:p>
          </table:table-cell>
          <table:table-cell office:value-type="float" office:value="0.0000362158" calcext:value-type="float">
            <text:p>3,62158E-05</text:p>
          </table:table-cell>
          <table:table-cell office:value-type="float" office:value="0.0000355482" calcext:value-type="float">
            <text:p>3,55482E-05</text:p>
          </table:table-cell>
          <table:table-cell office:value-type="float" office:value="0.0000383615" calcext:value-type="float">
            <text:p>3,83615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80993" calcext:value-type="float">
            <text:p>3,80993E-05</text:p>
          </table:table-cell>
          <table:table-cell office:value-type="float" office:value="0.0000342131" calcext:value-type="float">
            <text:p>3,42131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63111" calcext:value-type="float">
            <text:p>3,63111E-05</text:p>
          </table:table-cell>
          <table:table-cell office:value-type="float" office:value="0.0000278711" calcext:value-type="float">
            <text:p>2,78711E-05</text:p>
          </table:table-cell>
          <table:table-cell office:value-type="float" office:value="0.000033617" calcext:value-type="float">
            <text:p>3,3617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50237" calcext:value-type="float">
            <text:p>3,50237E-05</text:p>
          </table:table-cell>
          <table:table-cell office:value-type="float" office:value="0.0000333786" calcext:value-type="float">
            <text:p>3,33786E-05</text:p>
          </table:table-cell>
          <table:table-cell office:value-type="float" office:value="0.0000335693" calcext:value-type="float">
            <text:p>3,35693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46184" calcext:value-type="float">
            <text:p>3,46184E-05</text:p>
          </table:table-cell>
          <table:table-cell office:value-type="float" office:value="0.000034833" calcext:value-type="float">
            <text:p>3,4833E-05</text:p>
          </table:table-cell>
          <table:table-cell office:value-type="float" office:value="0.0000351667" calcext:value-type="float">
            <text:p>3,51667E-05</text:p>
          </table:table-cell>
          <table:table-cell office:value-type="float" office:value="0.0000411272" calcext:value-type="float">
            <text:p>4,11272E-05</text:p>
          </table:table-cell>
          <table:table-cell office:value-type="float" office:value="0.0000359058" calcext:value-type="float">
            <text:p>3,59058E-05</text:p>
          </table:table-cell>
          <table:table-cell office:value-type="float" office:value="0.000035882" calcext:value-type="float">
            <text:p>3,5882E-05</text:p>
          </table:table-cell>
          <table:table-cell office:value-type="float" office:value="0.0000320196" calcext:value-type="float">
            <text:p>3,20196E-05</text:p>
          </table:table-cell>
          <table:table-cell office:value-type="float" office:value="0.0000337124" calcext:value-type="float">
            <text:p>3,3712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46661" calcext:value-type="float">
            <text:p>3,46661E-05</text:p>
          </table:table-cell>
          <table:table-cell office:value-type="float" office:value="0.0000333071" calcext:value-type="float">
            <text:p>3,33071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83377" calcext:value-type="float">
            <text:p>3,83377E-05</text:p>
          </table:table-cell>
          <table:table-cell office:value-type="float" office:value="0.0000324726" calcext:value-type="float">
            <text:p>3,24726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73363" calcext:value-type="float">
            <text:p>3,73363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80516" calcext:value-type="float">
            <text:p>3,80516E-05</text:p>
          </table:table-cell>
          <table:table-cell office:value-type="float" office:value="0.0000355721" calcext:value-type="float">
            <text:p>3,55721E-05</text:p>
          </table:table-cell>
          <table:table-cell office:value-type="float" office:value="0.0000361919" calcext:value-type="float">
            <text:p>3,61919E-05</text:p>
          </table:table-cell>
          <table:table-cell office:value-type="float" office:value="0.0000335932" calcext:value-type="float">
            <text:p>3,35932E-05</text:p>
          </table:table-cell>
          <table:table-cell office:value-type="float" office:value="0.0000323057" calcext:value-type="float">
            <text:p>3,23057E-05</text:p>
          </table:table-cell>
          <table:table-cell office:value-type="float" office:value="0.0000416279" calcext:value-type="float">
            <text:p>4,16279E-05</text:p>
          </table:table-cell>
          <table:table-cell office:value-type="float" office:value="0.0000357866" calcext:value-type="float">
            <text:p>3,57866E-05</text:p>
          </table:table-cell>
          <table:table-cell office:value-type="float" office:value="0.0000331879" calcext:value-type="float">
            <text:p>3,31879E-05</text:p>
          </table:table-cell>
          <table:table-cell office:value-type="float" office:value="0.0000294924" calcext:value-type="float">
            <text:p>2,94924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411034" calcext:value-type="float">
            <text:p>4,11034E-05</text:p>
          </table:table-cell>
          <table:table-cell office:value-type="float" office:value="0.0000354767" calcext:value-type="float">
            <text:p>3,54767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51667" calcext:value-type="float">
            <text:p>3,51667E-05</text:p>
          </table:table-cell>
          <table:table-cell office:value-type="float" office:value="0.0000350952" calcext:value-type="float">
            <text:p>3,50952E-05</text:p>
          </table:table-cell>
          <table:table-cell office:value-type="float" office:value="0.0000348091" calcext:value-type="float">
            <text:p>3,48091E-05</text:p>
          </table:table-cell>
          <table:table-cell office:value-type="float" office:value="0.0000384808" calcext:value-type="float">
            <text:p>3,84808E-05</text:p>
          </table:table-cell>
          <table:table-cell office:value-type="float" office:value="0.0000318766" calcext:value-type="float">
            <text:p>3,18766E-05</text:p>
          </table:table-cell>
          <table:table-cell office:value-type="float" office:value="0.0000373602" calcext:value-type="float">
            <text:p>3,73602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407" calcext:value-type="float">
            <text:p>3,407E-05</text:p>
          </table:table-cell>
          <table:table-cell office:value-type="float" office:value="0.0000335455" calcext:value-type="float">
            <text:p>3,35455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70502" calcext:value-type="float">
            <text:p>3,70502E-05</text:p>
          </table:table-cell>
          <table:table-cell office:value-type="float" office:value="0.000035429" calcext:value-type="float">
            <text:p>3,5429E-05</text:p>
          </table:table-cell>
          <table:table-cell office:value-type="float" office:value="0.0000359058" calcext:value-type="float">
            <text:p>3,59058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402927" calcext:value-type="float">
            <text:p>4,02927E-05</text:p>
          </table:table-cell>
          <table:table-cell office:value-type="float" office:value="0.0000319242" calcext:value-type="float">
            <text:p>3,19242E-05</text:p>
          </table:table-cell>
          <table:table-cell office:value-type="float" office:value="0.0000317812" calcext:value-type="float">
            <text:p>3,17812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48806" calcext:value-type="float">
            <text:p>3,48806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32832" calcext:value-type="float">
            <text:p>3,32832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74794" calcext:value-type="float">
            <text:p>3,74794E-05</text:p>
          </table:table-cell>
          <table:table-cell office:value-type="float" office:value="0.0000370264" calcext:value-type="float">
            <text:p>3,70264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71456" calcext:value-type="float">
            <text:p>3,71456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26633" calcext:value-type="float">
            <text:p>3,26633E-05</text:p>
          </table:table-cell>
          <table:table-cell office:value-type="float" office:value="0.0000285625" calcext:value-type="float">
            <text:p>2,85625E-05</text:p>
          </table:table-cell>
          <table:table-cell office:value-type="float" office:value="0.0000328302" calcext:value-type="float">
            <text:p>3,28302E-05</text:p>
          </table:table-cell>
          <table:table-cell office:value-type="float" office:value="0.0000338316" calcext:value-type="float">
            <text:p>3,38316E-05</text:p>
          </table:table-cell>
          <table:table-cell office:value-type="float" office:value="0.0000358343" calcext:value-type="float">
            <text:p>3,58343E-05</text:p>
          </table:table-cell>
          <table:table-cell office:value-type="float" office:value="0.0000362396" calcext:value-type="float">
            <text:p>3,62396E-05</text:p>
          </table:table-cell>
          <table:table-cell office:value-type="float" office:value="0.0000251055" calcext:value-type="float">
            <text:p>2,51055E-05</text:p>
          </table:table-cell>
          <table:table-cell office:value-type="float" office:value="0.0000262022" calcext:value-type="float">
            <text:p>2,62022E-05</text:p>
          </table:table-cell>
          <table:table-cell office:value-type="float" office:value="0.0000322342" calcext:value-type="float">
            <text:p>3,22342E-05</text:p>
          </table:table-cell>
          <table:table-cell office:value-type="float" office:value="0.000031209" calcext:value-type="float">
            <text:p>3,1209E-05</text:p>
          </table:table-cell>
          <table:table-cell office:value-type="float" office:value="0.0000347614" calcext:value-type="float">
            <text:p>3,47614E-05</text:p>
          </table:table-cell>
          <table:table-cell office:value-type="float" office:value="0.0000389576" calcext:value-type="float">
            <text:p>3,89576E-05</text:p>
          </table:table-cell>
          <table:table-cell office:value-type="float" office:value="0.000036788" calcext:value-type="float">
            <text:p>3,6788E-05</text:p>
          </table:table-cell>
          <table:table-cell office:value-type="float" office:value="0.000033927" calcext:value-type="float">
            <text:p>3,3927E-05</text:p>
          </table:table-cell>
          <table:table-cell office:value-type="float" office:value="0.0000310183" calcext:value-type="float">
            <text:p>3,10183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336409" calcext:value-type="float">
            <text:p>3,36409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41415" calcext:value-type="float">
            <text:p>3,41415E-05</text:p>
          </table:table-cell>
          <table:table-cell office:value-type="float" office:value="0.0000319481" calcext:value-type="float">
            <text:p>3,19481E-05</text:p>
          </table:table-cell>
          <table:table-cell office:value-type="float" office:value="0.0000342846" calcext:value-type="float">
            <text:p>3,42846E-05</text:p>
          </table:table-cell>
          <table:table-cell office:value-type="float" office:value="0.0000319958" calcext:value-type="float">
            <text:p>3,19958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65973" calcext:value-type="float">
            <text:p>3,65973E-05</text:p>
          </table:table-cell>
          <table:table-cell office:value-type="float" office:value="0.0000365496" calcext:value-type="float">
            <text:p>3,65496E-05</text:p>
          </table:table-cell>
          <table:table-cell office:value-type="float" office:value="0.0000392437" calcext:value-type="float">
            <text:p>3,92437E-05</text:p>
          </table:table-cell>
          <table:table-cell office:value-type="float" office:value="0.0000398159" calcext:value-type="float">
            <text:p>3,98159E-05</text:p>
          </table:table-cell>
          <table:table-cell office:value-type="float" office:value="0.0000379801" calcext:value-type="float">
            <text:p>3,79801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1633406" calcext:value-type="float">
            <text:p>0,0001633406</text:p>
          </table:table-cell>
          <table:table-cell office:value-type="float" office:value="0.0000377178" calcext:value-type="float">
            <text:p>3,77178E-05</text:p>
          </table:table-cell>
          <table:table-cell office:value-type="float" office:value="0.000037694" calcext:value-type="float">
            <text:p>3,7694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388145" calcext:value-type="float">
            <text:p>3,88145E-05</text:p>
          </table:table-cell>
          <table:table-cell office:value-type="float" office:value="0.0000368595" calcext:value-type="float">
            <text:p>3,68595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76463" calcext:value-type="float">
            <text:p>3,76463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28944" calcext:value-type="float">
            <text:p>2,8944E-05</text:p>
          </table:table-cell>
          <table:table-cell office:value-type="float" office:value="0.0000275612" calcext:value-type="float">
            <text:p>2,75612E-05</text:p>
          </table:table-cell>
          <table:table-cell office:value-type="float" office:value="0.0000300407" calcext:value-type="float">
            <text:p>3,00407E-05</text:p>
          </table:table-cell>
          <table:table-cell office:value-type="float" office:value="0.0000368595" calcext:value-type="float">
            <text:p>3,68595E-05</text:p>
          </table:table-cell>
          <table:table-cell office:value-type="float" office:value="0.0000385046" calcext:value-type="float">
            <text:p>3,85046E-05</text:p>
          </table:table-cell>
          <table:table-cell office:value-type="float" office:value="0.0000354767" calcext:value-type="float">
            <text:p>3,54767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25441" calcext:value-type="float">
            <text:p>3,25441E-05</text:p>
          </table:table-cell>
          <table:table-cell office:value-type="float" office:value="0.0000377417" calcext:value-type="float">
            <text:p>3,77417E-05</text:p>
          </table:table-cell>
          <table:table-cell office:value-type="float" office:value="0.0000352621" calcext:value-type="float">
            <text:p>3,52621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1209" calcext:value-type="float">
            <text:p>3,1209E-05</text:p>
          </table:table-cell>
          <table:table-cell office:value-type="float" office:value="0.0000313759" calcext:value-type="float">
            <text:p>3,13759E-05</text:p>
          </table:table-cell>
          <table:table-cell office:value-type="float" office:value="0.0000326872" calcext:value-type="float">
            <text:p>3,26872E-05</text:p>
          </table:table-cell>
          <table:table-cell office:value-type="float" office:value="0.0000321627" calcext:value-type="float">
            <text:p>3,21627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88384" calcext:value-type="float">
            <text:p>3,88384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35217" calcext:value-type="float">
            <text:p>3,35217E-05</text:p>
          </table:table-cell>
          <table:table-cell office:value-type="float" office:value="0.0000334263" calcext:value-type="float">
            <text:p>3,34263E-05</text:p>
          </table:table-cell>
          <table:table-cell office:value-type="float" office:value="0.0000364542" calcext:value-type="float">
            <text:p>3,64542E-05</text:p>
          </table:table-cell>
          <table:table-cell office:value-type="float" office:value="0.0000372648" calcext:value-type="float">
            <text:p>3,72648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96729" calcext:value-type="float">
            <text:p>3,96729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47376" calcext:value-type="float">
            <text:p>3,47376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22104" calcext:value-type="float">
            <text:p>3,22104E-05</text:p>
          </table:table-cell>
          <table:table-cell office:value-type="float" office:value="0.0000362635" calcext:value-type="float">
            <text:p>3,62635E-05</text:p>
          </table:table-cell>
          <table:table-cell office:value-type="float" office:value="0.0000335455" calcext:value-type="float">
            <text:p>3,35455E-05</text:p>
          </table:table-cell>
          <table:table-cell office:value-type="float" office:value="0.0000343561" calcext:value-type="float">
            <text:p>3,43561E-05</text:p>
          </table:table-cell>
          <table:table-cell office:value-type="float" office:value="0.0000319242" calcext:value-type="float">
            <text:p>3,19242E-05</text:p>
          </table:table-cell>
          <table:table-cell office:value-type="float" office:value="0.0000355244" calcext:value-type="float">
            <text:p>3,55244E-05</text:p>
          </table:table-cell>
          <table:table-cell office:value-type="float" office:value="0.0000364542" calcext:value-type="float">
            <text:p>3,64542E-05</text:p>
          </table:table-cell>
          <table:table-cell office:value-type="float" office:value="0.0000358582" calcext:value-type="float">
            <text:p>3,58582E-05</text:p>
          </table:table-cell>
          <table:table-cell office:value-type="float" office:value="0.0000344753" calcext:value-type="float">
            <text:p>3,44753E-05</text:p>
          </table:table-cell>
          <table:table-cell office:value-type="float" office:value="0.0000360012" calcext:value-type="float">
            <text:p>3,60012E-05</text:p>
          </table:table-cell>
          <table:table-cell office:value-type="float" office:value="0.0000364542" calcext:value-type="float">
            <text:p>3,64542E-05</text:p>
          </table:table-cell>
          <table:table-cell office:value-type="float" office:value="0.000032711" calcext:value-type="float">
            <text:p>3,2711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61204" calcext:value-type="float">
            <text:p>3,61204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328302" calcext:value-type="float">
            <text:p>3,28302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89099" calcext:value-type="float">
            <text:p>3,89099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68834" calcext:value-type="float">
            <text:p>3,68834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82662" calcext:value-type="float">
            <text:p>3,82662E-05</text:p>
          </table:table-cell>
          <table:table-cell office:value-type="float" office:value="0.0000375509" calcext:value-type="float">
            <text:p>3,75509E-05</text:p>
          </table:table-cell>
          <table:table-cell office:value-type="float" office:value="0.0000354767" calcext:value-type="float">
            <text:p>3,54767E-05</text:p>
          </table:table-cell>
          <table:table-cell office:value-type="float" office:value="0.0000328779" calcext:value-type="float">
            <text:p>3,28779E-05</text:p>
          </table:table-cell>
          <table:table-cell office:value-type="float" office:value="0.0000357866" calcext:value-type="float">
            <text:p>3,57866E-05</text:p>
          </table:table-cell>
          <table:table-cell office:value-type="float" office:value="0.0000361919" calcext:value-type="float">
            <text:p>3,61919E-05</text:p>
          </table:table-cell>
          <table:table-cell office:value-type="float" office:value="0.0000355721" calcext:value-type="float">
            <text:p>3,55721E-05</text:p>
          </table:table-cell>
          <table:table-cell office:value-type="float" office:value="0.0000380516" calcext:value-type="float">
            <text:p>3,80516E-05</text:p>
          </table:table-cell>
          <table:table-cell office:value-type="float" office:value="0.0000326157" calcext:value-type="float">
            <text:p>3,26157E-05</text:p>
          </table:table-cell>
          <table:table-cell office:value-type="float" office:value="0.0000451326" calcext:value-type="float">
            <text:p>4,51326E-05</text:p>
          </table:table-cell>
          <table:table-cell office:value-type="float" office:value="0.0000353098" calcext:value-type="float">
            <text:p>3,53098E-05</text:p>
          </table:table-cell>
          <table:table-cell office:value-type="float" office:value="0.0000354052" calcext:value-type="float">
            <text:p>3,54052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82423" calcext:value-type="float">
            <text:p>3,82423E-05</text:p>
          </table:table-cell>
          <table:table-cell office:value-type="float" office:value="0.0000334024" calcext:value-type="float">
            <text:p>3,34024E-05</text:p>
          </table:table-cell>
          <table:table-cell office:value-type="float" office:value="0.0000364304" calcext:value-type="float">
            <text:p>3,64304E-05</text:p>
          </table:table-cell>
          <table:table-cell office:value-type="float" office:value="0.0000318289" calcext:value-type="float">
            <text:p>3,18289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60966" calcext:value-type="float">
            <text:p>3,60966E-05</text:p>
          </table:table-cell>
          <table:table-cell office:value-type="float" office:value="0.0000322342" calcext:value-type="float">
            <text:p>3,22342E-05</text:p>
          </table:table-cell>
          <table:table-cell office:value-type="float" office:value="0.0000355482" calcext:value-type="float">
            <text:p>3,55482E-05</text:p>
          </table:table-cell>
          <table:table-cell office:value-type="float" office:value="0.0000356674" calcext:value-type="float">
            <text:p>3,56674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37362" calcext:value-type="float">
            <text:p>3,37362E-05</text:p>
          </table:table-cell>
          <table:table-cell office:value-type="float" office:value="0.0000322342" calcext:value-type="float">
            <text:p>3,22342E-05</text:p>
          </table:table-cell>
          <table:table-cell office:value-type="float" office:value="0.0000363588" calcext:value-type="float">
            <text:p>3,63588E-05</text:p>
          </table:table-cell>
          <table:table-cell office:value-type="float" office:value="0.0000380039" calcext:value-type="float">
            <text:p>3,80039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25203" calcext:value-type="float">
            <text:p>3,25203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36885" calcext:value-type="float">
            <text:p>3,36885E-05</text:p>
          </table:table-cell>
          <table:table-cell office:value-type="float" office:value="0.0000342369" calcext:value-type="float">
            <text:p>3,42369E-05</text:p>
          </table:table-cell>
          <table:table-cell office:value-type="float" office:value="0.0000309706" calcext:value-type="float">
            <text:p>3,09706E-05</text:p>
          </table:table-cell>
          <table:table-cell office:value-type="float" office:value="0.0000370741" calcext:value-type="float">
            <text:p>3,70741E-05</text:p>
          </table:table-cell>
          <table:table-cell office:value-type="float" office:value="0.0000374079" calcext:value-type="float">
            <text:p>3,74079E-05</text:p>
          </table:table-cell>
          <table:table-cell office:value-type="float" office:value="0.0000361919" calcext:value-type="float">
            <text:p>3,61919E-05</text:p>
          </table:table-cell>
          <table:table-cell office:value-type="float" office:value="0.0000356436" calcext:value-type="float">
            <text:p>3,56436E-05</text:p>
          </table:table-cell>
          <table:table-cell office:value-type="float" office:value="0.0000337601" calcext:value-type="float">
            <text:p>3,37601E-05</text:p>
          </table:table-cell>
          <table:table-cell office:value-type="float" office:value="0.0000353813" calcext:value-type="float">
            <text:p>3,53813E-05</text:p>
          </table:table-cell>
          <table:table-cell office:value-type="float" office:value="0.0000384331" calcext:value-type="float">
            <text:p>3,84331E-05</text:p>
          </table:table-cell>
          <table:table-cell office:value-type="float" office:value="0.000029707" calcext:value-type="float">
            <text:p>2,9707E-05</text:p>
          </table:table-cell>
          <table:table-cell office:value-type="float" office:value="0.0000320435" calcext:value-type="float">
            <text:p>3,20435E-05</text:p>
          </table:table-cell>
          <table:table-cell office:value-type="float" office:value="0.0000351191" calcext:value-type="float">
            <text:p>3,51191E-05</text:p>
          </table:table-cell>
          <table:table-cell office:value-type="float" office:value="0.0000305891" calcext:value-type="float">
            <text:p>3,05891E-05</text:p>
          </table:table-cell>
          <table:table-cell office:value-type="float" office:value="0.0000342607" calcext:value-type="float">
            <text:p>3,42607E-05</text:p>
          </table:table-cell>
          <table:table-cell office:value-type="float" office:value="0.0000330925" calcext:value-type="float">
            <text:p>3,30925E-05</text:p>
          </table:table-cell>
          <table:table-cell office:value-type="float" office:value="0.0000341177" calcext:value-type="float">
            <text:p>3,41177E-05</text:p>
          </table:table-cell>
          <table:table-cell office:value-type="float" office:value="0.0000363827" calcext:value-type="float">
            <text:p>3,63827E-05</text:p>
          </table:table-cell>
          <table:table-cell office:value-type="float" office:value="0.0000379801" calcext:value-type="float">
            <text:p>3,79801E-05</text:p>
          </table:table-cell>
          <table:table-cell office:value-type="float" office:value="0.0000377893" calcext:value-type="float">
            <text:p>3,77893E-05</text:p>
          </table:table-cell>
          <table:table-cell office:value-type="float" office:value="0.0000357151" calcext:value-type="float">
            <text:p>3,57151E-05</text:p>
          </table:table-cell>
          <table:table-cell office:value-type="float" office:value="0.0000360489" calcext:value-type="float">
            <text:p>3,60489E-05</text:p>
          </table:table-cell>
          <table:table-cell office:value-type="float" office:value="0.0000317097" calcext:value-type="float">
            <text:p>3,17097E-05</text:p>
          </table:table-cell>
          <table:table-cell office:value-type="float" office:value="0.0000310898" calcext:value-type="float">
            <text:p>3,10898E-05</text:p>
          </table:table-cell>
          <table:table-cell office:value-type="float" office:value="0.0000343084" calcext:value-type="float">
            <text:p>3,43084E-05</text:p>
          </table:table-cell>
          <table:table-cell office:value-type="float" office:value="0.0000366211" calcext:value-type="float">
            <text:p>3,66211E-05</text:p>
          </table:table-cell>
          <table:table-cell office:value-type="float" office:value="0.000040555" calcext:value-type="float">
            <text:p>4,0555E-05</text:p>
          </table:table-cell>
          <table:table-cell office:value-type="float" office:value="0.0000369549" calcext:value-type="float">
            <text:p>3,69549E-05</text:p>
          </table:table-cell>
          <table:table-cell office:value-type="float" office:value="0.0000343323" calcext:value-type="float">
            <text:p>3,43323E-05</text:p>
          </table:table-cell>
          <table:table-cell office:value-type="float" office:value="0.0000362873" calcext:value-type="float">
            <text:p>3,62873E-05</text:p>
          </table:table-cell>
          <table:table-cell office:value-type="float" office:value="0.0000340462" calcext:value-type="float">
            <text:p>3,40462E-05</text:p>
          </table:table-cell>
          <table:table-cell office:value-type="float" office:value="0.0000339746" calcext:value-type="float">
            <text:p>3,39746E-05</text:p>
          </table:table-cell>
          <table:table-cell office:value-type="float" office:value="0.0000352144" calcext:value-type="float">
            <text:p>3,52144E-05</text:p>
          </table:table-cell>
          <table:table-cell office:value-type="float" office:value="0.0000334978" calcext:value-type="float">
            <text:p>3,34978E-05</text:p>
          </table:table-cell>
          <table:table-cell office:value-type="float" office:value="0.0000370979" calcext:value-type="float">
            <text:p>3,70979E-05</text:p>
          </table:table-cell>
          <table:table-cell office:value-type="float" office:value="0.0000357389" calcext:value-type="float">
            <text:p>3,57389E-05</text:p>
          </table:table-cell>
          <table:table-cell office:value-type="float" office:value="0.0000326395" calcext:value-type="float">
            <text:p>3,26395E-05</text:p>
          </table:table-cell>
          <table:table-cell office:value-type="float" office:value="0.0000329256" calcext:value-type="float">
            <text:p>3,29256E-05</text:p>
          </table:table-cell>
          <table:table-cell office:value-type="float" office:value="0.0000374556" calcext:value-type="float">
            <text:p>3,74556E-05</text:p>
          </table:table-cell>
          <table:table-cell office:value-type="float" office:value="0.0000368357" calcext:value-type="float">
            <text:p>3,68357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34501" calcext:value-type="float">
            <text:p>3,34501E-05</text:p>
          </table:table-cell>
          <table:table-cell office:value-type="float" office:value="0.0000352383" calcext:value-type="float">
            <text:p>3,52383E-05</text:p>
          </table:table-cell>
          <table:table-cell office:value-type="float" office:value="0.0000351429" calcext:value-type="float">
            <text:p>3,51429E-05</text:p>
          </table:table-cell>
          <table:table-cell office:value-type="float" office:value="0.000037384" calcext:value-type="float">
            <text:p>3,7384E-05</text:p>
          </table:table-cell>
          <table:table-cell office:value-type="float" office:value="0.0000355959" calcext:value-type="float">
            <text:p>3,55959E-05</text:p>
          </table:table-cell>
          <table:table-cell office:value-type="float" office:value="0.0000329018" calcext:value-type="float">
            <text:p>3,29018E-05</text:p>
          </table:table-cell>
          <table:table-cell office:value-type="float" office:value="0.0000340939" calcext:value-type="float">
            <text:p>3,40939E-05</text:p>
          </table:table-cell>
          <table:table-cell office:value-type="float" office:value="0.0000349998" calcext:value-type="float">
            <text:p>3,49998E-05</text:p>
          </table:table-cell>
          <table:table-cell office:value-type="float" office:value="0.0000352859" calcext:value-type="float">
            <text:p>3,52859E-05</text:p>
          </table:table-cell>
          <table:table-cell office:value-type="float" office:value="0.0000373363" calcext:value-type="float">
            <text:p>3,73363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17335" calcext:value-type="float">
            <text:p>3,17335E-05</text:p>
          </table:table-cell>
          <table:table-cell office:value-type="float" office:value="0.000036478" calcext:value-type="float">
            <text:p>3,6478E-05</text:p>
          </table:table-cell>
          <table:table-cell office:value-type="float" office:value="0.0000349283" calcext:value-type="float">
            <text:p>3,49283E-05</text:p>
          </table:table-cell>
          <table:table-cell office:value-type="float" office:value="0.0000361443" calcext:value-type="float">
            <text:p>3,61443E-05</text:p>
          </table:table-cell>
          <table:table-cell office:value-type="float" office:value="0.0000347853" calcext:value-type="float">
            <text:p>3,47853E-05</text:p>
          </table:table-cell>
          <table:table-cell office:value-type="float" office:value="0.0000332594" calcext:value-type="float">
            <text:p>3,32594E-05</text:p>
          </table:table-cell>
          <table:table-cell office:value-type="float" office:value="0.0000359535" calcext:value-type="float">
            <text:p>3,59535E-05</text:p>
          </table:table-cell>
          <table:table-cell office:value-type="float" office:value="0.000034976" calcext:value-type="float">
            <text:p>3,4976E-05</text:p>
          </table:table-cell>
          <table:table-cell office:value-type="float" office:value="0.0000388622" calcext:value-type="float">
            <text:p>3,88622E-05</text:p>
          </table:table-cell>
          <table:table-cell office:value-type="float" office:value="0.0000328302" calcext:value-type="float">
            <text:p>3,28302E-05</text:p>
          </table:table-cell>
          <table:table-cell office:value-type="float" office:value="0.0000341892" calcext:value-type="float">
            <text:p>3,41892E-05</text:p>
          </table:table-cell>
          <table:table-cell office:value-type="float" office:value="0.0000331163" calcext:value-type="float">
            <text:p>3,31163E-05</text:p>
          </table:table-cell>
          <table:table-cell office:value-type="float" office:value="0.0000345469" calcext:value-type="float">
            <text:p>3,45469E-05</text:p>
          </table:table-cell>
          <table:table-cell office:value-type="float" office:value="0.0000374317" calcext:value-type="float">
            <text:p>3,74317E-05</text:p>
          </table:table-cell>
          <table:table-cell office:value-type="float" office:value="0.0000327587" calcext:value-type="float">
            <text:p>3,27587E-05</text:p>
          </table:table-cell>
          <table:table-cell office:value-type="float" office:value="0.0000359774" calcext:value-type="float">
            <text:p>3,59774E-05</text:p>
          </table:table-cell>
          <table:table-cell office:value-type="float" office:value="0.0000344992" calcext:value-type="float">
            <text:p>3,44992E-05</text:p>
          </table:table-cell>
          <table:table-cell office:value-type="float" office:value="0.00003438" calcext:value-type="float">
            <text:p>3,438E-05</text:p>
          </table:table-cell>
          <table:table-cell office:value-type="float" office:value="0.0000356197" calcext:value-type="float">
            <text:p>3,56197E-05</text:p>
          </table:table-cell>
          <table:table-cell office:value-type="float" office:value="0.0000307083" calcext:value-type="float">
            <text:p>3,07083E-05</text:p>
          </table:table-cell>
          <table:table-cell office:value-type="float" office:value="0.0000357628" calcext:value-type="float">
            <text:p>3,57628E-05</text:p>
          </table:table-cell>
          <table:table-cell office:value-type="float" office:value="0.0000366926" calcext:value-type="float">
            <text:p>3,66926E-05</text:p>
          </table:table-cell>
          <table:table-cell office:value-type="float" office:value="0.0000330687" calcext:value-type="float">
            <text:p>3,30687E-05</text:p>
          </table:table-cell>
          <table:table-cell office:value-type="float" office:value="0.0000295162" calcext:value-type="float">
            <text:p>2,95162E-05</text:p>
          </table:table-cell>
          <table:table-cell office:value-type="float" office:value="0.0000365973" calcext:value-type="float">
            <text:p>3,65973E-05</text:p>
          </table:table-cell>
          <table:table-cell office:value-type="float" office:value="0.0000365019" calcext:value-type="float">
            <text:p>3,65019E-05</text:p>
          </table:table-cell>
          <table:table-cell office:value-type="float" office:value="0.000033021" calcext:value-type="float">
            <text:p>3,3021E-05</text:p>
          </table:table-cell>
          <table:table-cell office:value-type="float" office:value="0.0000313282" calcext:value-type="float">
            <text:p>3,13282E-05</text:p>
          </table:table-cell>
          <table:table-cell office:value-type="float" office:value="0.0000345707" calcext:value-type="float">
            <text:p>3,45707E-05</text:p>
          </table:table-cell>
          <table:table-cell office:value-type="float" office:value="0.0000338793" calcext:value-type="float">
            <text:p>3,38793E-05</text:p>
          </table:table-cell>
          <table:table-cell office:value-type="float" office:value="0.0000332117" calcext:value-type="float">
            <text:p>3,32117E-05</text:p>
          </table:table-cell>
          <table:table-cell office:value-type="float" office:value="0.0000332355" calcext:value-type="float">
            <text:p>3,32355E-05</text:p>
          </table:table-cell>
          <table:table-cell office:value-type="float" office:value="0.0000351906" calcext:value-type="float">
            <text:p>3,51906E-05</text:p>
          </table:table-cell>
          <table:table-cell office:value-type="float" office:value="0.0000333548" calcext:value-type="float">
            <text:p>3,33548E-05</text:p>
          </table:table-cell>
          <table:table-cell office:value-type="float" office:value="0.0000327349" calcext:value-type="float">
            <text:p>3,27349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349858992" calcext:value-type="float">
            <text:p>0,03498589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0.0000349858992" calcext:value-type="float">
            <text:p>3,49858992E-05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esvio</text:p>
          </table:table-cell>
          <table:table-cell table:number-columns-repeated="999"/>
        </table:table-row>
        <table:table-row table:style-name="ro1">
          <table:table-cell office:value-type="float" office:value="0.0000583423" calcext:value-type="float">
            <text:p>5,83423E-05</text:p>
          </table:table-cell>
          <table:table-cell office:value-type="float" office:value="0.0000156669" calcext:value-type="float">
            <text:p>1,56669E-05</text:p>
          </table:table-cell>
          <table:table-cell office:value-type="float" office:value="0.0000114879" calcext:value-type="float">
            <text:p>1,14879E-05</text:p>
          </table:table-cell>
          <table:table-cell office:value-type="float" office:value="0.0000040769" calcext:value-type="float">
            <text:p>4,0769E-06</text:p>
          </table:table-cell>
          <table:table-cell office:value-type="float" office:value="0.0000060515" calcext:value-type="float">
            <text:p>6,0515E-06</text:p>
          </table:table-cell>
          <table:table-cell office:value-type="float" office:value="0.0000129187" calcext:value-type="float">
            <text:p>1,29187E-05</text:p>
          </table:table-cell>
          <table:table-cell office:value-type="float" office:value="0.0000143844" calcext:value-type="float">
            <text:p>1,43844E-05</text:p>
          </table:table-cell>
          <table:table-cell office:value-type="float" office:value="0.0000079881" calcext:value-type="float">
            <text:p>7,9881E-06</text:p>
          </table:table-cell>
          <table:table-cell office:value-type="float" office:value="0.0000051212" calcext:value-type="float">
            <text:p>5,1212E-06</text:p>
          </table:table-cell>
          <table:table-cell office:value-type="float" office:value="0.0000054257" calcext:value-type="float">
            <text:p>5,4257E-06</text:p>
          </table:table-cell>
          <table:table-cell office:value-type="float" office:value="0.0000058672" calcext:value-type="float">
            <text:p>5,8672E-06</text:p>
          </table:table-cell>
          <table:table-cell office:value-type="float" office:value="0.0000168565" calcext:value-type="float">
            <text:p>1,68565E-05</text:p>
          </table:table-cell>
          <table:table-cell office:value-type="float" office:value="0.0000078248" calcext:value-type="float">
            <text:p>7,8248E-06</text:p>
          </table:table-cell>
          <table:table-cell office:value-type="float" office:value="0.0000063569" calcext:value-type="float">
            <text:p>6,3569E-06</text:p>
          </table:table-cell>
          <table:table-cell office:value-type="float" office:value="0.0000011745" calcext:value-type="float">
            <text:p>1,1745E-06</text:p>
          </table:table-cell>
          <table:table-cell office:value-type="float" office:value="0.0000015371" calcext:value-type="float">
            <text:p>1,5371E-06</text:p>
          </table:table-cell>
          <table:table-cell office:value-type="float" office:value="0.0000094546" calcext:value-type="float">
            <text:p>9,4546E-06</text:p>
          </table:table-cell>
          <table:table-cell office:value-type="float" office:value="0.0000026527" calcext:value-type="float">
            <text:p>2,6527E-06</text:p>
          </table:table-cell>
          <table:table-cell office:value-type="float" office:value="0.0000105828" calcext:value-type="float">
            <text:p>1,05828E-05</text:p>
          </table:table-cell>
          <table:table-cell office:value-type="float" office:value="0.0000019343" calcext:value-type="float">
            <text:p>1,9343E-06</text:p>
          </table:table-cell>
          <table:table-cell office:value-type="float" office:value="0.0000025624" calcext:value-type="float">
            <text:p>2,5624E-06</text:p>
          </table:table-cell>
          <table:table-cell office:value-type="float" office:value="0.0000050856" calcext:value-type="float">
            <text:p>5,0856E-06</text:p>
          </table:table-cell>
          <table:table-cell office:value-type="float" office:value="0.0000019814" calcext:value-type="float">
            <text:p>1,9814E-06</text:p>
          </table:table-cell>
          <table:table-cell office:value-type="float" office:value="0.000006969" calcext:value-type="float">
            <text:p>6,969E-06</text:p>
          </table:table-cell>
          <table:table-cell office:value-type="float" office:value="0.0000076774" calcext:value-type="float">
            <text:p>7,6774E-06</text:p>
          </table:table-cell>
          <table:table-cell office:value-type="float" office:value="0.000003211" calcext:value-type="float">
            <text:p>3,211E-06</text:p>
          </table:table-cell>
          <table:table-cell office:value-type="float" office:value="0.0000011683" calcext:value-type="float">
            <text:p>1,1683E-06</text:p>
          </table:table-cell>
          <table:table-cell office:value-type="float" office:value="0.0000123263" calcext:value-type="float">
            <text:p>1,23263E-05</text:p>
          </table:table-cell>
          <table:table-cell office:value-type="float" office:value="0.0000089485" calcext:value-type="float">
            <text:p>8,9485E-06</text:p>
          </table:table-cell>
          <table:table-cell office:value-type="float" office:value="0.0000036402" calcext:value-type="float">
            <text:p>3,6402E-06</text:p>
          </table:table-cell>
          <table:table-cell office:value-type="float" office:value="0.0000085502" calcext:value-type="float">
            <text:p>8,5502E-06</text:p>
          </table:table-cell>
          <table:table-cell office:value-type="float" office:value="0.0000073529" calcext:value-type="float">
            <text:p>7,3529E-06</text:p>
          </table:table-cell>
          <table:table-cell office:value-type="float" office:value="0.0000116659" calcext:value-type="float">
            <text:p>1,16659E-05</text:p>
          </table:table-cell>
          <table:table-cell office:value-type="float" office:value="0.000012167" calcext:value-type="float">
            <text:p>1,2167E-05</text:p>
          </table:table-cell>
          <table:table-cell office:value-type="float" office:value="0.0000061403" calcext:value-type="float">
            <text:p>6,1403E-06</text:p>
          </table:table-cell>
          <table:table-cell office:value-type="float" office:value="0.0000073108" calcext:value-type="float">
            <text:p>7,3108E-06</text:p>
          </table:table-cell>
          <table:table-cell office:value-type="float" office:value="0.0000137301" calcext:value-type="float">
            <text:p>1,37301E-05</text:p>
          </table:table-cell>
          <table:table-cell office:value-type="float" office:value="0.0000086485" calcext:value-type="float">
            <text:p>8,6485E-06</text:p>
          </table:table-cell>
          <table:table-cell office:value-type="float" office:value="0.0000154677" calcext:value-type="float">
            <text:p>1,54677E-05</text:p>
          </table:table-cell>
          <table:table-cell office:value-type="float" office:value="0.0000082062" calcext:value-type="float">
            <text:p>8,2062E-06</text:p>
          </table:table-cell>
          <table:table-cell office:value-type="float" office:value="0.0000026922" calcext:value-type="float">
            <text:p>2,6922E-06</text:p>
          </table:table-cell>
          <table:table-cell office:value-type="float" office:value="0.0000034587" calcext:value-type="float">
            <text:p>3,4587E-06</text:p>
          </table:table-cell>
          <table:table-cell office:value-type="float" office:value="0.0000077999" calcext:value-type="float">
            <text:p>7,7999E-06</text:p>
          </table:table-cell>
          <table:table-cell office:value-type="float" office:value="0.0000102343" calcext:value-type="float">
            <text:p>1,02343E-05</text:p>
          </table:table-cell>
          <table:table-cell office:value-type="float" office:value="0.0000095317" calcext:value-type="float">
            <text:p>9,5317E-06</text:p>
          </table:table-cell>
          <table:table-cell office:value-type="float" office:value="0.0000070628" calcext:value-type="float">
            <text:p>7,0628E-06</text:p>
          </table:table-cell>
          <table:table-cell office:value-type="float" office:value="0.0000084082" calcext:value-type="float">
            <text:p>8,4082E-06</text:p>
          </table:table-cell>
          <table:table-cell office:value-type="float" office:value="0.0000080204" calcext:value-type="float">
            <text:p>8,0204E-06</text:p>
          </table:table-cell>
          <table:table-cell office:value-type="float" office:value="0.0000056853" calcext:value-type="float">
            <text:p>5,6853E-06</text:p>
          </table:table-cell>
          <table:table-cell office:value-type="float" office:value="0.0000021515" calcext:value-type="float">
            <text:p>2,1515E-06</text:p>
          </table:table-cell>
          <table:table-cell office:value-type="float" office:value="0.0000094577" calcext:value-type="float">
            <text:p>9,4577E-06</text:p>
          </table:table-cell>
          <table:table-cell office:value-type="float" office:value="0.0000073571" calcext:value-type="float">
            <text:p>7,3571E-06</text:p>
          </table:table-cell>
          <table:table-cell office:value-type="float" office:value="0.0000010053" calcext:value-type="float">
            <text:p>1,0053E-06</text:p>
          </table:table-cell>
          <table:table-cell office:value-type="float" office:value="0.000005673" calcext:value-type="float">
            <text:p>5,673E-06</text:p>
          </table:table-cell>
          <table:table-cell office:value-type="float" office:value="0.0000091979" calcext:value-type="float">
            <text:p>9,1979E-06</text:p>
          </table:table-cell>
          <table:table-cell office:value-type="float" office:value="0.0000011084" calcext:value-type="float">
            <text:p>1,1084E-06</text:p>
          </table:table-cell>
          <table:table-cell office:value-type="float" office:value="0.0000060613" calcext:value-type="float">
            <text:p>6,0613E-06</text:p>
          </table:table-cell>
          <table:table-cell office:value-type="float" office:value="0.0000097878" calcext:value-type="float">
            <text:p>9,7878E-06</text:p>
          </table:table-cell>
          <table:table-cell office:value-type="float" office:value="0.0000059731" calcext:value-type="float">
            <text:p>5,9731E-06</text:p>
          </table:table-cell>
          <table:table-cell office:value-type="float" office:value="0.0000108881" calcext:value-type="float">
            <text:p>1,08881E-05</text:p>
          </table:table-cell>
          <table:table-cell office:value-type="float" office:value="0.0000012424" calcext:value-type="float">
            <text:p>1,2424E-06</text:p>
          </table:table-cell>
          <table:table-cell office:value-type="float" office:value="0.0000084115" calcext:value-type="float">
            <text:p>8,4115E-06</text:p>
          </table:table-cell>
          <table:table-cell office:value-type="float" office:value="0.0000147327" calcext:value-type="float">
            <text:p>1,47327E-05</text:p>
          </table:table-cell>
          <table:table-cell office:value-type="float" office:value="0.00000691" calcext:value-type="float">
            <text:p>6,91E-06</text:p>
          </table:table-cell>
          <table:table-cell office:value-type="float" office:value="0.0000011506" calcext:value-type="float">
            <text:p>1,1506E-06</text:p>
          </table:table-cell>
          <table:table-cell office:value-type="float" office:value="0.0000038061" calcext:value-type="float">
            <text:p>3,8061E-06</text:p>
          </table:table-cell>
          <table:table-cell office:value-type="float" office:value="0.0000115299" calcext:value-type="float">
            <text:p>1,15299E-05</text:p>
          </table:table-cell>
          <table:table-cell office:value-type="float" office:value="0.0000082269" calcext:value-type="float">
            <text:p>8,2269E-06</text:p>
          </table:table-cell>
          <table:table-cell office:value-type="float" office:value="0.0000128688" calcext:value-type="float">
            <text:p>1,28688E-05</text:p>
          </table:table-cell>
          <table:table-cell office:value-type="float" office:value="0.0000012952" calcext:value-type="float">
            <text:p>1,2952E-06</text:p>
          </table:table-cell>
          <table:table-cell office:value-type="float" office:value="0.0000096118" calcext:value-type="float">
            <text:p>9,6118E-06</text:p>
          </table:table-cell>
          <table:table-cell office:value-type="float" office:value="0.0000062487" calcext:value-type="float">
            <text:p>6,2487E-06</text:p>
          </table:table-cell>
          <table:table-cell office:value-type="float" office:value="0.0000056967" calcext:value-type="float">
            <text:p>5,6967E-06</text:p>
          </table:table-cell>
          <table:table-cell office:value-type="float" office:value="0.0000053577" calcext:value-type="float">
            <text:p>5,3577E-06</text:p>
          </table:table-cell>
          <table:table-cell office:value-type="float" office:value="0.0000007931" calcext:value-type="float">
            <text:p>7,931E-07</text:p>
          </table:table-cell>
          <table:table-cell office:value-type="float" office:value="0.0000012013" calcext:value-type="float">
            <text:p>1,2013E-06</text:p>
          </table:table-cell>
          <table:table-cell office:value-type="float" office:value="0.000004249" calcext:value-type="float">
            <text:p>4,249E-06</text:p>
          </table:table-cell>
          <table:table-cell office:value-type="float" office:value="0.0000095692" calcext:value-type="float">
            <text:p>9,5692E-06</text:p>
          </table:table-cell>
          <table:table-cell office:value-type="float" office:value="0.0000080697" calcext:value-type="float">
            <text:p>8,0697E-06</text:p>
          </table:table-cell>
          <table:table-cell office:value-type="float" office:value="0.0000083668" calcext:value-type="float">
            <text:p>8,3668E-06</text:p>
          </table:table-cell>
          <table:table-cell office:value-type="float" office:value="0.000003753" calcext:value-type="float">
            <text:p>3,753E-06</text:p>
          </table:table-cell>
          <table:table-cell office:value-type="float" office:value="0.000002188" calcext:value-type="float">
            <text:p>2,188E-06</text:p>
          </table:table-cell>
          <table:table-cell office:value-type="float" office:value="0.0000092072" calcext:value-type="float">
            <text:p>9,2072E-06</text:p>
          </table:table-cell>
          <table:table-cell office:value-type="float" office:value="0.0000105963" calcext:value-type="float">
            <text:p>1,05963E-05</text:p>
          </table:table-cell>
          <table:table-cell office:value-type="float" office:value="0.0000078913" calcext:value-type="float">
            <text:p>7,8913E-06</text:p>
          </table:table-cell>
          <table:table-cell office:value-type="float" office:value="0.000010144" calcext:value-type="float">
            <text:p>1,0144E-05</text:p>
          </table:table-cell>
          <table:table-cell office:value-type="float" office:value="0.0000145778" calcext:value-type="float">
            <text:p>1,45778E-05</text:p>
          </table:table-cell>
          <table:table-cell office:value-type="float" office:value="0.000003151" calcext:value-type="float">
            <text:p>3,151E-06</text:p>
          </table:table-cell>
          <table:table-cell office:value-type="float" office:value="0.0000019501" calcext:value-type="float">
            <text:p>1,9501E-06</text:p>
          </table:table-cell>
          <table:table-cell office:value-type="float" office:value="0.0000026506" calcext:value-type="float">
            <text:p>2,6506E-06</text:p>
          </table:table-cell>
          <table:table-cell office:value-type="float" office:value="0.0000051962" calcext:value-type="float">
            <text:p>5,1962E-06</text:p>
          </table:table-cell>
          <table:table-cell office:value-type="float" office:value="0.0000073709" calcext:value-type="float">
            <text:p>7,3709E-06</text:p>
          </table:table-cell>
          <table:table-cell office:value-type="float" office:value="0.0000080375" calcext:value-type="float">
            <text:p>8,0375E-06</text:p>
          </table:table-cell>
          <table:table-cell office:value-type="float" office:value="0.0000024727" calcext:value-type="float">
            <text:p>2,4727E-06</text:p>
          </table:table-cell>
          <table:table-cell office:value-type="float" office:value="0.0000033174" calcext:value-type="float">
            <text:p>3,3174E-06</text:p>
          </table:table-cell>
          <table:table-cell office:value-type="float" office:value="0.0000141632" calcext:value-type="float">
            <text:p>1,41632E-05</text:p>
          </table:table-cell>
          <table:table-cell office:value-type="float" office:value="0.000010868" calcext:value-type="float">
            <text:p>1,0868E-05</text:p>
          </table:table-cell>
          <table:table-cell office:value-type="float" office:value="0.0000136445" calcext:value-type="float">
            <text:p>1,36445E-05</text:p>
          </table:table-cell>
          <table:table-cell office:value-type="float" office:value="0.0000031405" calcext:value-type="float">
            <text:p>3,1405E-06</text:p>
          </table:table-cell>
          <table:table-cell office:value-type="float" office:value="0.0000029167" calcext:value-type="float">
            <text:p>2,9167E-06</text:p>
          </table:table-cell>
          <table:table-cell office:value-type="float" office:value="0.0000015212" calcext:value-type="float">
            <text:p>1,5212E-06</text:p>
          </table:table-cell>
          <table:table-cell office:value-type="float" office:value="0.0000013272" calcext:value-type="float">
            <text:p>1,3272E-06</text:p>
          </table:table-cell>
          <table:table-cell office:value-type="float" office:value="0.0000075631" calcext:value-type="float">
            <text:p>7,5631E-06</text:p>
          </table:table-cell>
          <table:table-cell office:value-type="float" office:value="0.0000041424" calcext:value-type="float">
            <text:p>4,1424E-06</text:p>
          </table:table-cell>
          <table:table-cell office:value-type="float" office:value="0.0000084608" calcext:value-type="float">
            <text:p>8,4608E-06</text:p>
          </table:table-cell>
          <table:table-cell office:value-type="float" office:value="0.0000082109" calcext:value-type="float">
            <text:p>8,2109E-06</text:p>
          </table:table-cell>
          <table:table-cell office:value-type="float" office:value="0.0000080076" calcext:value-type="float">
            <text:p>8,0076E-06</text:p>
          </table:table-cell>
          <table:table-cell office:value-type="float" office:value="0.0000153838" calcext:value-type="float">
            <text:p>1,53838E-05</text:p>
          </table:table-cell>
          <table:table-cell office:value-type="float" office:value="0.0000036937" calcext:value-type="float">
            <text:p>3,6937E-06</text:p>
          </table:table-cell>
          <table:table-cell office:value-type="float" office:value="0.0000015079" calcext:value-type="float">
            <text:p>1,5079E-06</text:p>
          </table:table-cell>
          <table:table-cell office:value-type="float" office:value="0.0000082684" calcext:value-type="float">
            <text:p>8,2684E-06</text:p>
          </table:table-cell>
          <table:table-cell office:value-type="float" office:value="0.0000184725" calcext:value-type="float">
            <text:p>1,84725E-05</text:p>
          </table:table-cell>
          <table:table-cell office:value-type="float" office:value="0.0000128948" calcext:value-type="float">
            <text:p>1,28948E-05</text:p>
          </table:table-cell>
          <table:table-cell office:value-type="float" office:value="0.000003096" calcext:value-type="float">
            <text:p>3,096E-06</text:p>
          </table:table-cell>
          <table:table-cell office:value-type="float" office:value="0.0000019306" calcext:value-type="float">
            <text:p>1,9306E-06</text:p>
          </table:table-cell>
          <table:table-cell office:value-type="float" office:value="0.0000084408" calcext:value-type="float">
            <text:p>8,4408E-06</text:p>
          </table:table-cell>
          <table:table-cell office:value-type="float" office:value="0.0000047991" calcext:value-type="float">
            <text:p>4,7991E-06</text:p>
          </table:table-cell>
          <table:table-cell office:value-type="float" office:value="0.0000057746" calcext:value-type="float">
            <text:p>5,7746E-06</text:p>
          </table:table-cell>
          <table:table-cell office:value-type="float" office:value="0.000000939" calcext:value-type="float">
            <text:p>9,39E-07</text:p>
          </table:table-cell>
          <table:table-cell office:value-type="float" office:value="0.0000102376" calcext:value-type="float">
            <text:p>1,02376E-05</text:p>
          </table:table-cell>
          <table:table-cell office:value-type="float" office:value="0.000010835" calcext:value-type="float">
            <text:p>1,0835E-05</text:p>
          </table:table-cell>
          <table:table-cell office:value-type="float" office:value="0.0000073578" calcext:value-type="float">
            <text:p>7,3578E-06</text:p>
          </table:table-cell>
          <table:table-cell office:value-type="float" office:value="0.0000017947" calcext:value-type="float">
            <text:p>1,7947E-06</text:p>
          </table:table-cell>
          <table:table-cell office:value-type="float" office:value="0.0000071517" calcext:value-type="float">
            <text:p>7,1517E-06</text:p>
          </table:table-cell>
          <table:table-cell office:value-type="float" office:value="0.0000009827" calcext:value-type="float">
            <text:p>9,827E-07</text:p>
          </table:table-cell>
          <table:table-cell office:value-type="float" office:value="0.0000020363" calcext:value-type="float">
            <text:p>2,0363E-06</text:p>
          </table:table-cell>
          <table:table-cell office:value-type="float" office:value="0.0000028896" calcext:value-type="float">
            <text:p>2,8896E-06</text:p>
          </table:table-cell>
          <table:table-cell office:value-type="float" office:value="0.0000023933" calcext:value-type="float">
            <text:p>2,3933E-06</text:p>
          </table:table-cell>
          <table:table-cell office:value-type="float" office:value="0.0000076837" calcext:value-type="float">
            <text:p>7,6837E-06</text:p>
          </table:table-cell>
          <table:table-cell office:value-type="float" office:value="0.0000022339" calcext:value-type="float">
            <text:p>2,2339E-06</text:p>
          </table:table-cell>
          <table:table-cell office:value-type="float" office:value="0.0000082513" calcext:value-type="float">
            <text:p>8,2513E-06</text:p>
          </table:table-cell>
          <table:table-cell office:value-type="float" office:value="0.0000065747" calcext:value-type="float">
            <text:p>6,5747E-06</text:p>
          </table:table-cell>
          <table:table-cell office:value-type="float" office:value="0.0000067829" calcext:value-type="float">
            <text:p>6,7829E-06</text:p>
          </table:table-cell>
          <table:table-cell office:value-type="float" office:value="0.0000020859" calcext:value-type="float">
            <text:p>2,0859E-06</text:p>
          </table:table-cell>
          <table:table-cell office:value-type="float" office:value="0.0000029174" calcext:value-type="float">
            <text:p>2,9174E-06</text:p>
          </table:table-cell>
          <table:table-cell office:value-type="float" office:value="0.0000078348" calcext:value-type="float">
            <text:p>7,8348E-06</text:p>
          </table:table-cell>
          <table:table-cell office:value-type="float" office:value="0.0000091766" calcext:value-type="float">
            <text:p>9,1766E-06</text:p>
          </table:table-cell>
          <table:table-cell office:value-type="float" office:value="0.0000049755" calcext:value-type="float">
            <text:p>4,9755E-06</text:p>
          </table:table-cell>
          <table:table-cell office:value-type="float" office:value="0.0000069947" calcext:value-type="float">
            <text:p>6,9947E-06</text:p>
          </table:table-cell>
          <table:table-cell office:value-type="float" office:value="0.000003111" calcext:value-type="float">
            <text:p>3,111E-06</text:p>
          </table:table-cell>
          <table:table-cell office:value-type="float" office:value="0.0000109442" calcext:value-type="float">
            <text:p>1,09442E-05</text:p>
          </table:table-cell>
          <table:table-cell office:value-type="float" office:value="0.000006544" calcext:value-type="float">
            <text:p>6,544E-06</text:p>
          </table:table-cell>
          <table:table-cell office:value-type="float" office:value="0.0000058919" calcext:value-type="float">
            <text:p>5,8919E-06</text:p>
          </table:table-cell>
          <table:table-cell office:value-type="float" office:value="0.0000023328" calcext:value-type="float">
            <text:p>2,3328E-06</text:p>
          </table:table-cell>
          <table:table-cell office:value-type="float" office:value="0.0000067221" calcext:value-type="float">
            <text:p>6,7221E-06</text:p>
          </table:table-cell>
          <table:table-cell office:value-type="float" office:value="0.0000074833" calcext:value-type="float">
            <text:p>7,4833E-06</text:p>
          </table:table-cell>
          <table:table-cell office:value-type="float" office:value="0.0000077565" calcext:value-type="float">
            <text:p>7,7565E-06</text:p>
          </table:table-cell>
          <table:table-cell office:value-type="float" office:value="0.000005222" calcext:value-type="float">
            <text:p>5,222E-06</text:p>
          </table:table-cell>
          <table:table-cell office:value-type="float" office:value="0.0000069547" calcext:value-type="float">
            <text:p>6,9547E-06</text:p>
          </table:table-cell>
          <table:table-cell office:value-type="float" office:value="0.000011002" calcext:value-type="float">
            <text:p>1,1002E-05</text:p>
          </table:table-cell>
          <table:table-cell office:value-type="float" office:value="0.0000058758" calcext:value-type="float">
            <text:p>5,8758E-06</text:p>
          </table:table-cell>
          <table:table-cell office:value-type="float" office:value="0.0000075465" calcext:value-type="float">
            <text:p>7,5465E-06</text:p>
          </table:table-cell>
          <table:table-cell office:value-type="float" office:value="0.0000094748" calcext:value-type="float">
            <text:p>9,4748E-06</text:p>
          </table:table-cell>
          <table:table-cell office:value-type="float" office:value="0.0000074902" calcext:value-type="float">
            <text:p>7,4902E-06</text:p>
          </table:table-cell>
          <table:table-cell office:value-type="float" office:value="0.0000045775" calcext:value-type="float">
            <text:p>4,5775E-06</text:p>
          </table:table-cell>
          <table:table-cell office:value-type="float" office:value="0.0000015419" calcext:value-type="float">
            <text:p>1,5419E-06</text:p>
          </table:table-cell>
          <table:table-cell office:value-type="float" office:value="0.0000024091" calcext:value-type="float">
            <text:p>2,4091E-06</text:p>
          </table:table-cell>
          <table:table-cell office:value-type="float" office:value="0.0000053288" calcext:value-type="float">
            <text:p>5,3288E-06</text:p>
          </table:table-cell>
          <table:table-cell office:value-type="float" office:value="0.0000045195" calcext:value-type="float">
            <text:p>4,5195E-06</text:p>
          </table:table-cell>
          <table:table-cell office:value-type="float" office:value="0.0000072614" calcext:value-type="float">
            <text:p>7,2614E-06</text:p>
          </table:table-cell>
          <table:table-cell office:value-type="float" office:value="0.0000095725" calcext:value-type="float">
            <text:p>9,5725E-06</text:p>
          </table:table-cell>
          <table:table-cell office:value-type="float" office:value="0.0000069265" calcext:value-type="float">
            <text:p>6,9265E-06</text:p>
          </table:table-cell>
          <table:table-cell office:value-type="float" office:value="0.0000013049" calcext:value-type="float">
            <text:p>1,3049E-06</text:p>
          </table:table-cell>
          <table:table-cell office:value-type="float" office:value="0.0000037239" calcext:value-type="float">
            <text:p>3,7239E-06</text:p>
          </table:table-cell>
          <table:table-cell office:value-type="float" office:value="0.0000067257" calcext:value-type="float">
            <text:p>6,7257E-06</text:p>
          </table:table-cell>
          <table:table-cell office:value-type="float" office:value="0.0000099949" calcext:value-type="float">
            <text:p>9,9949E-06</text:p>
          </table:table-cell>
          <table:table-cell office:value-type="float" office:value="0.0000073575" calcext:value-type="float">
            <text:p>7,3575E-06</text:p>
          </table:table-cell>
          <table:table-cell office:value-type="float" office:value="0.0000011629" calcext:value-type="float">
            <text:p>1,1629E-06</text:p>
          </table:table-cell>
          <table:table-cell office:value-type="float" office:value="0.0000069146" calcext:value-type="float">
            <text:p>6,9146E-06</text:p>
          </table:table-cell>
          <table:table-cell office:value-type="float" office:value="0.0000128514" calcext:value-type="float">
            <text:p>1,28514E-05</text:p>
          </table:table-cell>
          <table:table-cell office:value-type="float" office:value="0.0000088376" calcext:value-type="float">
            <text:p>8,8376E-06</text:p>
          </table:table-cell>
          <table:table-cell office:value-type="float" office:value="0.0000101538" calcext:value-type="float">
            <text:p>1,01538E-05</text:p>
          </table:table-cell>
          <table:table-cell office:value-type="float" office:value="0.000002348" calcext:value-type="float">
            <text:p>2,348E-06</text:p>
          </table:table-cell>
          <table:table-cell office:value-type="float" office:value="0.0000009093" calcext:value-type="float">
            <text:p>9,093E-07</text:p>
          </table:table-cell>
          <table:table-cell office:value-type="float" office:value="0.0000064488" calcext:value-type="float">
            <text:p>6,4488E-06</text:p>
          </table:table-cell>
          <table:table-cell office:value-type="float" office:value="0.0000074162" calcext:value-type="float">
            <text:p>7,4162E-06</text:p>
          </table:table-cell>
          <table:table-cell office:value-type="float" office:value="0.0000074899" calcext:value-type="float">
            <text:p>7,4899E-06</text:p>
          </table:table-cell>
          <table:table-cell office:value-type="float" office:value="0.0000080767" calcext:value-type="float">
            <text:p>8,0767E-06</text:p>
          </table:table-cell>
          <table:table-cell office:value-type="float" office:value="0.0000077396" calcext:value-type="float">
            <text:p>7,7396E-06</text:p>
          </table:table-cell>
          <table:table-cell office:value-type="float" office:value="0.0000084228" calcext:value-type="float">
            <text:p>8,4228E-06</text:p>
          </table:table-cell>
          <table:table-cell office:value-type="float" office:value="0.0000083103" calcext:value-type="float">
            <text:p>8,3103E-06</text:p>
          </table:table-cell>
          <table:table-cell office:value-type="float" office:value="0.0000094711" calcext:value-type="float">
            <text:p>9,4711E-06</text:p>
          </table:table-cell>
          <table:table-cell office:value-type="float" office:value="0.0000059565" calcext:value-type="float">
            <text:p>5,9565E-06</text:p>
          </table:table-cell>
          <table:table-cell office:value-type="float" office:value="0.0000109346" calcext:value-type="float">
            <text:p>1,09346E-05</text:p>
          </table:table-cell>
          <table:table-cell office:value-type="float" office:value="0.0000028545" calcext:value-type="float">
            <text:p>2,8545E-06</text:p>
          </table:table-cell>
          <table:table-cell office:value-type="float" office:value="0.0000073958" calcext:value-type="float">
            <text:p>7,3958E-06</text:p>
          </table:table-cell>
          <table:table-cell office:value-type="float" office:value="0.0000071351" calcext:value-type="float">
            <text:p>7,1351E-06</text:p>
          </table:table-cell>
          <table:table-cell office:value-type="float" office:value="0.0000072069" calcext:value-type="float">
            <text:p>7,2069E-06</text:p>
          </table:table-cell>
          <table:table-cell office:value-type="float" office:value="0.0000065487" calcext:value-type="float">
            <text:p>6,5487E-06</text:p>
          </table:table-cell>
          <table:table-cell office:value-type="float" office:value="0.0000005995" calcext:value-type="float">
            <text:p>5,995E-07</text:p>
          </table:table-cell>
          <table:table-cell office:value-type="float" office:value="0.0000079105" calcext:value-type="float">
            <text:p>7,9105E-06</text:p>
          </table:table-cell>
          <table:table-cell office:value-type="float" office:value="0.0000080429" calcext:value-type="float">
            <text:p>8,0429E-06</text:p>
          </table:table-cell>
          <table:table-cell office:value-type="float" office:value="0.0000029651" calcext:value-type="float">
            <text:p>2,9651E-06</text:p>
          </table:table-cell>
          <table:table-cell office:value-type="float" office:value="0.0000138711" calcext:value-type="float">
            <text:p>1,38711E-05</text:p>
          </table:table-cell>
          <table:table-cell office:value-type="float" office:value="0.0000060928" calcext:value-type="float">
            <text:p>6,0928E-06</text:p>
          </table:table-cell>
          <table:table-cell office:value-type="float" office:value="0.0000063531" calcext:value-type="float">
            <text:p>6,3531E-06</text:p>
          </table:table-cell>
          <table:table-cell office:value-type="float" office:value="0.0000076312" calcext:value-type="float">
            <text:p>7,6312E-06</text:p>
          </table:table-cell>
          <table:table-cell office:value-type="float" office:value="0.0000093288" calcext:value-type="float">
            <text:p>9,3288E-06</text:p>
          </table:table-cell>
          <table:table-cell office:value-type="float" office:value="0.0000016573" calcext:value-type="float">
            <text:p>1,6573E-06</text:p>
          </table:table-cell>
          <table:table-cell office:value-type="float" office:value="0.0000093414" calcext:value-type="float">
            <text:p>9,3414E-06</text:p>
          </table:table-cell>
          <table:table-cell office:value-type="float" office:value="0.0000011694" calcext:value-type="float">
            <text:p>1,1694E-06</text:p>
          </table:table-cell>
          <table:table-cell office:value-type="float" office:value="0.0000016528" calcext:value-type="float">
            <text:p>1,6528E-06</text:p>
          </table:table-cell>
          <table:table-cell office:value-type="float" office:value="0.0000089799" calcext:value-type="float">
            <text:p>8,9799E-06</text:p>
          </table:table-cell>
          <table:table-cell office:value-type="float" office:value="0.000008536" calcext:value-type="float">
            <text:p>8,536E-06</text:p>
          </table:table-cell>
          <table:table-cell office:value-type="float" office:value="0.0000045726" calcext:value-type="float">
            <text:p>4,5726E-06</text:p>
          </table:table-cell>
          <table:table-cell office:value-type="float" office:value="0.0000105229" calcext:value-type="float">
            <text:p>1,05229E-05</text:p>
          </table:table-cell>
          <table:table-cell office:value-type="float" office:value="0.0000103278" calcext:value-type="float">
            <text:p>1,03278E-05</text:p>
          </table:table-cell>
          <table:table-cell office:value-type="float" office:value="0.0000140571" calcext:value-type="float">
            <text:p>1,40571E-05</text:p>
          </table:table-cell>
          <table:table-cell office:value-type="float" office:value="0.0000031479" calcext:value-type="float">
            <text:p>3,1479E-06</text:p>
          </table:table-cell>
          <table:table-cell office:value-type="float" office:value="0.0000014929" calcext:value-type="float">
            <text:p>1,4929E-06</text:p>
          </table:table-cell>
          <table:table-cell office:value-type="float" office:value="0.0000073926" calcext:value-type="float">
            <text:p>7,3926E-06</text:p>
          </table:table-cell>
          <table:table-cell office:value-type="float" office:value="0.0000062355" calcext:value-type="float">
            <text:p>6,2355E-06</text:p>
          </table:table-cell>
          <table:table-cell office:value-type="float" office:value="0.0000020936" calcext:value-type="float">
            <text:p>2,0936E-06</text:p>
          </table:table-cell>
          <table:table-cell office:value-type="float" office:value="0.00000109" calcext:value-type="float">
            <text:p>1,09E-06</text:p>
          </table:table-cell>
          <table:table-cell office:value-type="float" office:value="0.0000043674" calcext:value-type="float">
            <text:p>4,3674E-06</text:p>
          </table:table-cell>
          <table:table-cell office:value-type="float" office:value="0.000006679" calcext:value-type="float">
            <text:p>6,679E-06</text:p>
          </table:table-cell>
          <table:table-cell office:value-type="float" office:value="0.0000024481" calcext:value-type="float">
            <text:p>2,4481E-06</text:p>
          </table:table-cell>
          <table:table-cell office:value-type="float" office:value="0.000002173" calcext:value-type="float">
            <text:p>2,173E-06</text:p>
          </table:table-cell>
          <table:table-cell office:value-type="float" office:value="0.0000023942" calcext:value-type="float">
            <text:p>2,3942E-06</text:p>
          </table:table-cell>
          <table:table-cell office:value-type="float" office:value="0.0000073888" calcext:value-type="float">
            <text:p>7,3888E-06</text:p>
          </table:table-cell>
          <table:table-cell office:value-type="float" office:value="0.0000076575" calcext:value-type="float">
            <text:p>7,6575E-06</text:p>
          </table:table-cell>
          <table:table-cell office:value-type="float" office:value="0.0000081815" calcext:value-type="float">
            <text:p>8,1815E-06</text:p>
          </table:table-cell>
          <table:table-cell office:value-type="float" office:value="0.0000058844" calcext:value-type="float">
            <text:p>5,8844E-06</text:p>
          </table:table-cell>
          <table:table-cell office:value-type="float" office:value="0.0000009801" calcext:value-type="float">
            <text:p>9,801E-07</text:p>
          </table:table-cell>
          <table:table-cell office:value-type="float" office:value="0.0000009929" calcext:value-type="float">
            <text:p>9,929E-07</text:p>
          </table:table-cell>
          <table:table-cell office:value-type="float" office:value="0.0000011026" calcext:value-type="float">
            <text:p>1,1026E-06</text:p>
          </table:table-cell>
          <table:table-cell office:value-type="float" office:value="0.0000206165" calcext:value-type="float">
            <text:p>2,06165E-05</text:p>
          </table:table-cell>
          <table:table-cell office:value-type="float" office:value="0.0000013263" calcext:value-type="float">
            <text:p>1,3263E-06</text:p>
          </table:table-cell>
          <table:table-cell office:value-type="float" office:value="0.0000049443" calcext:value-type="float">
            <text:p>4,9443E-06</text:p>
          </table:table-cell>
          <table:table-cell office:value-type="float" office:value="0.0000016748" calcext:value-type="float">
            <text:p>1,6748E-06</text:p>
          </table:table-cell>
          <table:table-cell office:value-type="float" office:value="0.0000045792" calcext:value-type="float">
            <text:p>4,5792E-06</text:p>
          </table:table-cell>
          <table:table-cell office:value-type="float" office:value="0.0000051852" calcext:value-type="float">
            <text:p>5,1852E-06</text:p>
          </table:table-cell>
          <table:table-cell office:value-type="float" office:value="0.000010536" calcext:value-type="float">
            <text:p>1,0536E-05</text:p>
          </table:table-cell>
          <table:table-cell office:value-type="float" office:value="0.0000057397" calcext:value-type="float">
            <text:p>5,7397E-06</text:p>
          </table:table-cell>
          <table:table-cell office:value-type="float" office:value="0.0000120992" calcext:value-type="float">
            <text:p>1,20992E-05</text:p>
          </table:table-cell>
          <table:table-cell office:value-type="float" office:value="0.0000062261" calcext:value-type="float">
            <text:p>6,2261E-06</text:p>
          </table:table-cell>
          <table:table-cell office:value-type="float" office:value="0.0000028501" calcext:value-type="float">
            <text:p>2,8501E-06</text:p>
          </table:table-cell>
          <table:table-cell office:value-type="float" office:value="0.0000034418" calcext:value-type="float">
            <text:p>3,4418E-06</text:p>
          </table:table-cell>
          <table:table-cell office:value-type="float" office:value="0.0000016906" calcext:value-type="float">
            <text:p>1,6906E-06</text:p>
          </table:table-cell>
          <table:table-cell office:value-type="float" office:value="0.0000096944" calcext:value-type="float">
            <text:p>9,6944E-06</text:p>
          </table:table-cell>
          <table:table-cell office:value-type="float" office:value="0.0000056345" calcext:value-type="float">
            <text:p>5,6345E-06</text:p>
          </table:table-cell>
          <table:table-cell office:value-type="float" office:value="0.0000071411" calcext:value-type="float">
            <text:p>7,1411E-06</text:p>
          </table:table-cell>
          <table:table-cell office:value-type="float" office:value="0.0000086264" calcext:value-type="float">
            <text:p>8,6264E-06</text:p>
          </table:table-cell>
          <table:table-cell office:value-type="float" office:value="0.0000158167" calcext:value-type="float">
            <text:p>1,58167E-05</text:p>
          </table:table-cell>
          <table:table-cell office:value-type="float" office:value="0.0000112026" calcext:value-type="float">
            <text:p>1,12026E-05</text:p>
          </table:table-cell>
          <table:table-cell office:value-type="float" office:value="0.0001510931" calcext:value-type="float">
            <text:p>0,0001510931</text:p>
          </table:table-cell>
          <table:table-cell office:value-type="float" office:value="0.0000076824" calcext:value-type="float">
            <text:p>7,6824E-06</text:p>
          </table:table-cell>
          <table:table-cell office:value-type="float" office:value="0.0000046839" calcext:value-type="float">
            <text:p>4,6839E-06</text:p>
          </table:table-cell>
          <table:table-cell office:value-type="float" office:value="0.000001986" calcext:value-type="float">
            <text:p>1,986E-06</text:p>
          </table:table-cell>
          <table:table-cell office:value-type="float" office:value="0.0000013289" calcext:value-type="float">
            <text:p>1,3289E-06</text:p>
          </table:table-cell>
          <table:table-cell office:value-type="float" office:value="0.000000737" calcext:value-type="float">
            <text:p>7,37E-07</text:p>
          </table:table-cell>
          <table:table-cell office:value-type="float" office:value="0.0000077191" calcext:value-type="float">
            <text:p>7,7191E-06</text:p>
          </table:table-cell>
          <table:table-cell office:value-type="float" office:value="0.0000042538" calcext:value-type="float">
            <text:p>4,2538E-06</text:p>
          </table:table-cell>
          <table:table-cell office:value-type="float" office:value="0.0000070112" calcext:value-type="float">
            <text:p>7,0112E-06</text:p>
          </table:table-cell>
          <table:table-cell office:value-type="float" office:value="0.0000074987" calcext:value-type="float">
            <text:p>7,4987E-06</text:p>
          </table:table-cell>
          <table:table-cell office:value-type="float" office:value="0.0000035951" calcext:value-type="float">
            <text:p>3,5951E-06</text:p>
          </table:table-cell>
          <table:table-cell office:value-type="float" office:value="0.0000018739" calcext:value-type="float">
            <text:p>1,8739E-06</text:p>
          </table:table-cell>
          <table:table-cell office:value-type="float" office:value="0.000013123" calcext:value-type="float">
            <text:p>1,3123E-05</text:p>
          </table:table-cell>
          <table:table-cell office:value-type="float" office:value="0.000004067" calcext:value-type="float">
            <text:p>4,067E-06</text:p>
          </table:table-cell>
          <table:table-cell office:value-type="float" office:value="0.0000035367" calcext:value-type="float">
            <text:p>3,5367E-06</text:p>
          </table:table-cell>
          <table:table-cell office:value-type="float" office:value="0.0000042415" calcext:value-type="float">
            <text:p>4,2415E-06</text:p>
          </table:table-cell>
          <table:table-cell office:value-type="float" office:value="0.000002096" calcext:value-type="float">
            <text:p>2,096E-06</text:p>
          </table:table-cell>
          <table:table-cell office:value-type="float" office:value="0.0000089301" calcext:value-type="float">
            <text:p>8,9301E-06</text:p>
          </table:table-cell>
          <table:table-cell office:value-type="float" office:value="0.0000038382" calcext:value-type="float">
            <text:p>3,8382E-06</text:p>
          </table:table-cell>
          <table:table-cell office:value-type="float" office:value="0.000007311" calcext:value-type="float">
            <text:p>7,311E-06</text:p>
          </table:table-cell>
          <table:table-cell office:value-type="float" office:value="0.0000030985" calcext:value-type="float">
            <text:p>3,0985E-06</text:p>
          </table:table-cell>
          <table:table-cell office:value-type="float" office:value="0.0000034297" calcext:value-type="float">
            <text:p>3,4297E-06</text:p>
          </table:table-cell>
          <table:table-cell office:value-type="float" office:value="0.000007857" calcext:value-type="float">
            <text:p>7,857E-06</text:p>
          </table:table-cell>
          <table:table-cell office:value-type="float" office:value="0.0000080628" calcext:value-type="float">
            <text:p>8,0628E-06</text:p>
          </table:table-cell>
          <table:table-cell office:value-type="float" office:value="0.0000107044" calcext:value-type="float">
            <text:p>1,07044E-05</text:p>
          </table:table-cell>
          <table:table-cell office:value-type="float" office:value="0.0000037828" calcext:value-type="float">
            <text:p>3,7828E-06</text:p>
          </table:table-cell>
          <table:table-cell office:value-type="float" office:value="0.0000023507" calcext:value-type="float">
            <text:p>2,3507E-06</text:p>
          </table:table-cell>
          <table:table-cell office:value-type="float" office:value="0.000007499" calcext:value-type="float">
            <text:p>7,499E-06</text:p>
          </table:table-cell>
          <table:table-cell office:value-type="float" office:value="0.0000213209" calcext:value-type="float">
            <text:p>2,13209E-05</text:p>
          </table:table-cell>
          <table:table-cell office:value-type="float" office:value="0.0000022037" calcext:value-type="float">
            <text:p>2,2037E-06</text:p>
          </table:table-cell>
          <table:table-cell office:value-type="float" office:value="0.0000073332" calcext:value-type="float">
            <text:p>7,3332E-06</text:p>
          </table:table-cell>
          <table:table-cell office:value-type="float" office:value="0.0000087378" calcext:value-type="float">
            <text:p>8,7378E-06</text:p>
          </table:table-cell>
          <table:table-cell office:value-type="float" office:value="0.0000080854" calcext:value-type="float">
            <text:p>8,0854E-06</text:p>
          </table:table-cell>
          <table:table-cell office:value-type="float" office:value="0.0000161707" calcext:value-type="float">
            <text:p>1,61707E-05</text:p>
          </table:table-cell>
          <table:table-cell office:value-type="float" office:value="0.0000072994" calcext:value-type="float">
            <text:p>7,2994E-06</text:p>
          </table:table-cell>
          <table:table-cell office:value-type="float" office:value="0.0000064568" calcext:value-type="float">
            <text:p>6,4568E-06</text:p>
          </table:table-cell>
          <table:table-cell office:value-type="float" office:value="0.0000058441" calcext:value-type="float">
            <text:p>5,8441E-06</text:p>
          </table:table-cell>
          <table:table-cell office:value-type="float" office:value="0.0000026358" calcext:value-type="float">
            <text:p>2,6358E-06</text:p>
          </table:table-cell>
          <table:table-cell office:value-type="float" office:value="0.0000017751" calcext:value-type="float">
            <text:p>1,7751E-06</text:p>
          </table:table-cell>
          <table:table-cell office:value-type="float" office:value="0.000004668" calcext:value-type="float">
            <text:p>4,668E-06</text:p>
          </table:table-cell>
          <table:table-cell office:value-type="float" office:value="0.0000024681" calcext:value-type="float">
            <text:p>2,4681E-06</text:p>
          </table:table-cell>
          <table:table-cell office:value-type="float" office:value="0.0000063327" calcext:value-type="float">
            <text:p>6,3327E-06</text:p>
          </table:table-cell>
          <table:table-cell office:value-type="float" office:value="0.000006314" calcext:value-type="float">
            <text:p>6,314E-06</text:p>
          </table:table-cell>
          <table:table-cell office:value-type="float" office:value="0.0000045889" calcext:value-type="float">
            <text:p>4,5889E-06</text:p>
          </table:table-cell>
          <table:table-cell office:value-type="float" office:value="0.000011131" calcext:value-type="float">
            <text:p>1,1131E-05</text:p>
          </table:table-cell>
          <table:table-cell office:value-type="float" office:value="0.0000009145" calcext:value-type="float">
            <text:p>9,145E-07</text:p>
          </table:table-cell>
          <table:table-cell office:value-type="float" office:value="0.0000102123" calcext:value-type="float">
            <text:p>1,02123E-05</text:p>
          </table:table-cell>
          <table:table-cell office:value-type="float" office:value="0.0000076577" calcext:value-type="float">
            <text:p>7,6577E-06</text:p>
          </table:table-cell>
          <table:table-cell office:value-type="float" office:value="0.0000066284" calcext:value-type="float">
            <text:p>6,6284E-06</text:p>
          </table:table-cell>
          <table:table-cell office:value-type="float" office:value="0.0000150958" calcext:value-type="float">
            <text:p>1,50958E-05</text:p>
          </table:table-cell>
          <table:table-cell office:value-type="float" office:value="0.0000046807" calcext:value-type="float">
            <text:p>4,6807E-06</text:p>
          </table:table-cell>
          <table:table-cell office:value-type="float" office:value="0.0000058121" calcext:value-type="float">
            <text:p>5,8121E-06</text:p>
          </table:table-cell>
          <table:table-cell office:value-type="float" office:value="0.0000012467" calcext:value-type="float">
            <text:p>1,2467E-06</text:p>
          </table:table-cell>
          <table:table-cell office:value-type="float" office:value="0.0000008578" calcext:value-type="float">
            <text:p>8,578E-07</text:p>
          </table:table-cell>
          <table:table-cell office:value-type="float" office:value="0.000006054" calcext:value-type="float">
            <text:p>6,054E-06</text:p>
          </table:table-cell>
          <table:table-cell office:value-type="float" office:value="0.0000181512" calcext:value-type="float">
            <text:p>1,81512E-05</text:p>
          </table:table-cell>
          <table:table-cell office:value-type="float" office:value="0.0000064966" calcext:value-type="float">
            <text:p>6,4966E-06</text:p>
          </table:table-cell>
          <table:table-cell office:value-type="float" office:value="0.000009037" calcext:value-type="float">
            <text:p>9,037E-06</text:p>
          </table:table-cell>
          <table:table-cell office:value-type="float" office:value="0.0000056555" calcext:value-type="float">
            <text:p>5,6555E-06</text:p>
          </table:table-cell>
          <table:table-cell office:value-type="float" office:value="0.0000026167" calcext:value-type="float">
            <text:p>2,6167E-06</text:p>
          </table:table-cell>
          <table:table-cell office:value-type="float" office:value="0.0000071342" calcext:value-type="float">
            <text:p>7,1342E-06</text:p>
          </table:table-cell>
          <table:table-cell office:value-type="float" office:value="0.0000148782" calcext:value-type="float">
            <text:p>1,48782E-05</text:p>
          </table:table-cell>
          <table:table-cell office:value-type="float" office:value="0.0000105234" calcext:value-type="float">
            <text:p>1,05234E-05</text:p>
          </table:table-cell>
          <table:table-cell office:value-type="float" office:value="0.0000050454" calcext:value-type="float">
            <text:p>5,0454E-06</text:p>
          </table:table-cell>
          <table:table-cell office:value-type="float" office:value="0.0000084294" calcext:value-type="float">
            <text:p>8,4294E-06</text:p>
          </table:table-cell>
          <table:table-cell office:value-type="float" office:value="0.000007371" calcext:value-type="float">
            <text:p>7,371E-06</text:p>
          </table:table-cell>
          <table:table-cell office:value-type="float" office:value="0.0000049009" calcext:value-type="float">
            <text:p>4,9009E-06</text:p>
          </table:table-cell>
          <table:table-cell office:value-type="float" office:value="0.000001051" calcext:value-type="float">
            <text:p>1,051E-06</text:p>
          </table:table-cell>
          <table:table-cell office:value-type="float" office:value="0.0000062514" calcext:value-type="float">
            <text:p>6,2514E-06</text:p>
          </table:table-cell>
          <table:table-cell office:value-type="float" office:value="0.0000052462" calcext:value-type="float">
            <text:p>5,2462E-06</text:p>
          </table:table-cell>
          <table:table-cell office:value-type="float" office:value="0.0000068249" calcext:value-type="float">
            <text:p>6,8249E-06</text:p>
          </table:table-cell>
          <table:table-cell office:value-type="float" office:value="0.000005594" calcext:value-type="float">
            <text:p>5,594E-06</text:p>
          </table:table-cell>
          <table:table-cell office:value-type="float" office:value="0.0000011476" calcext:value-type="float">
            <text:p>1,1476E-06</text:p>
          </table:table-cell>
          <table:table-cell office:value-type="float" office:value="0.0000103371" calcext:value-type="float">
            <text:p>1,03371E-05</text:p>
          </table:table-cell>
          <table:table-cell office:value-type="float" office:value="0.0000089816" calcext:value-type="float">
            <text:p>8,9816E-06</text:p>
          </table:table-cell>
          <table:table-cell office:value-type="float" office:value="0.0000056137" calcext:value-type="float">
            <text:p>5,6137E-06</text:p>
          </table:table-cell>
          <table:table-cell office:value-type="float" office:value="0.0000162203" calcext:value-type="float">
            <text:p>1,62203E-05</text:p>
          </table:table-cell>
          <table:table-cell office:value-type="float" office:value="0.0000052741" calcext:value-type="float">
            <text:p>5,2741E-06</text:p>
          </table:table-cell>
          <table:table-cell office:value-type="float" office:value="0.0000051624" calcext:value-type="float">
            <text:p>5,1624E-06</text:p>
          </table:table-cell>
          <table:table-cell office:value-type="float" office:value="0.0000010065" calcext:value-type="float">
            <text:p>1,0065E-06</text:p>
          </table:table-cell>
          <table:table-cell office:value-type="float" office:value="0.0000037398" calcext:value-type="float">
            <text:p>3,7398E-06</text:p>
          </table:table-cell>
          <table:table-cell office:value-type="float" office:value="0.0000144239" calcext:value-type="float">
            <text:p>1,44239E-05</text:p>
          </table:table-cell>
          <table:table-cell office:value-type="float" office:value="0.0000098732" calcext:value-type="float">
            <text:p>9,8732E-06</text:p>
          </table:table-cell>
          <table:table-cell office:value-type="float" office:value="0.0000067636" calcext:value-type="float">
            <text:p>6,7636E-06</text:p>
          </table:table-cell>
          <table:table-cell office:value-type="float" office:value="0.0000058567" calcext:value-type="float">
            <text:p>5,8567E-06</text:p>
          </table:table-cell>
          <table:table-cell office:value-type="float" office:value="0.0000061991" calcext:value-type="float">
            <text:p>6,1991E-06</text:p>
          </table:table-cell>
          <table:table-cell office:value-type="float" office:value="0.0000048449" calcext:value-type="float">
            <text:p>4,8449E-06</text:p>
          </table:table-cell>
          <table:table-cell office:value-type="float" office:value="0.0000010143" calcext:value-type="float">
            <text:p>1,0143E-06</text:p>
          </table:table-cell>
          <table:table-cell office:value-type="float" office:value="0.0000007803" calcext:value-type="float">
            <text:p>7,803E-07</text:p>
          </table:table-cell>
          <table:table-cell office:value-type="float" office:value="0.0000095858" calcext:value-type="float">
            <text:p>9,5858E-06</text:p>
          </table:table-cell>
          <table:table-cell office:value-type="float" office:value="0.0000079234" calcext:value-type="float">
            <text:p>7,9234E-06</text:p>
          </table:table-cell>
          <table:table-cell office:value-type="float" office:value="0.0000049844" calcext:value-type="float">
            <text:p>4,9844E-06</text:p>
          </table:table-cell>
          <table:table-cell office:value-type="float" office:value="0.0000030719" calcext:value-type="float">
            <text:p>3,0719E-06</text:p>
          </table:table-cell>
          <table:table-cell office:value-type="float" office:value="0.0000010411" calcext:value-type="float">
            <text:p>1,0411E-06</text:p>
          </table:table-cell>
          <table:table-cell office:value-type="float" office:value="0.0000061434" calcext:value-type="float">
            <text:p>6,1434E-06</text:p>
          </table:table-cell>
          <table:table-cell office:value-type="float" office:value="0.0000040974" calcext:value-type="float">
            <text:p>4,0974E-06</text:p>
          </table:table-cell>
          <table:table-cell office:value-type="float" office:value="0.0000080362" calcext:value-type="float">
            <text:p>8,0362E-06</text:p>
          </table:table-cell>
          <table:table-cell office:value-type="float" office:value="0.0000011723" calcext:value-type="float">
            <text:p>1,1723E-06</text:p>
          </table:table-cell>
          <table:table-cell office:value-type="float" office:value="0.0000011844" calcext:value-type="float">
            <text:p>1,1844E-06</text:p>
          </table:table-cell>
          <table:table-cell office:value-type="float" office:value="0.0000061897" calcext:value-type="float">
            <text:p>6,1897E-06</text:p>
          </table:table-cell>
          <table:table-cell office:value-type="float" office:value="0.0000093087" calcext:value-type="float">
            <text:p>9,3087E-06</text:p>
          </table:table-cell>
          <table:table-cell office:value-type="float" office:value="0.0000100008" calcext:value-type="float">
            <text:p>1,00008E-05</text:p>
          </table:table-cell>
          <table:table-cell office:value-type="float" office:value="0.0000014058" calcext:value-type="float">
            <text:p>1,4058E-06</text:p>
          </table:table-cell>
          <table:table-cell office:value-type="float" office:value="0.0000013995" calcext:value-type="float">
            <text:p>1,3995E-06</text:p>
          </table:table-cell>
          <table:table-cell office:value-type="float" office:value="0.000001098" calcext:value-type="float">
            <text:p>1,098E-06</text:p>
          </table:table-cell>
          <table:table-cell office:value-type="float" office:value="0.0000086499" calcext:value-type="float">
            <text:p>8,6499E-06</text:p>
          </table:table-cell>
          <table:table-cell office:value-type="float" office:value="0.0000088276" calcext:value-type="float">
            <text:p>8,8276E-06</text:p>
          </table:table-cell>
          <table:table-cell office:value-type="float" office:value="0.0000071827" calcext:value-type="float">
            <text:p>7,1827E-06</text:p>
          </table:table-cell>
          <table:table-cell office:value-type="float" office:value="0.0000079912" calcext:value-type="float">
            <text:p>7,9912E-06</text:p>
          </table:table-cell>
          <table:table-cell office:value-type="float" office:value="0.0000140256" calcext:value-type="float">
            <text:p>1,40256E-05</text:p>
          </table:table-cell>
          <table:table-cell office:value-type="float" office:value="0.0000023748" calcext:value-type="float">
            <text:p>2,3748E-06</text:p>
          </table:table-cell>
          <table:table-cell office:value-type="float" office:value="0.0000070682" calcext:value-type="float">
            <text:p>7,0682E-06</text:p>
          </table:table-cell>
          <table:table-cell office:value-type="float" office:value="0.0000041353" calcext:value-type="float">
            <text:p>4,1353E-06</text:p>
          </table:table-cell>
          <table:table-cell office:value-type="float" office:value="0.0000076666" calcext:value-type="float">
            <text:p>7,6666E-06</text:p>
          </table:table-cell>
          <table:table-cell office:value-type="float" office:value="0.0000080777" calcext:value-type="float">
            <text:p>8,0777E-06</text:p>
          </table:table-cell>
          <table:table-cell office:value-type="float" office:value="0.000002605" calcext:value-type="float">
            <text:p>2,605E-06</text:p>
          </table:table-cell>
          <table:table-cell office:value-type="float" office:value="0.0000016256" calcext:value-type="float">
            <text:p>1,6256E-06</text:p>
          </table:table-cell>
          <table:table-cell office:value-type="float" office:value="0.0000020025" calcext:value-type="float">
            <text:p>2,0025E-06</text:p>
          </table:table-cell>
          <table:table-cell office:value-type="float" office:value="0.000001382" calcext:value-type="float">
            <text:p>1,382E-06</text:p>
          </table:table-cell>
          <table:table-cell office:value-type="float" office:value="0.0000059896" calcext:value-type="float">
            <text:p>5,9896E-06</text:p>
          </table:table-cell>
          <table:table-cell office:value-type="float" office:value="0.0000072168" calcext:value-type="float">
            <text:p>7,2168E-06</text:p>
          </table:table-cell>
          <table:table-cell office:value-type="float" office:value="0.0000035238" calcext:value-type="float">
            <text:p>3,5238E-06</text:p>
          </table:table-cell>
          <table:table-cell office:value-type="float" office:value="0.0000096996" calcext:value-type="float">
            <text:p>9,6996E-06</text:p>
          </table:table-cell>
          <table:table-cell office:value-type="float" office:value="0.0000100301" calcext:value-type="float">
            <text:p>1,00301E-05</text:p>
          </table:table-cell>
          <table:table-cell office:value-type="float" office:value="0.0000080138" calcext:value-type="float">
            <text:p>8,0138E-06</text:p>
          </table:table-cell>
          <table:table-cell office:value-type="float" office:value="0.0000105608" calcext:value-type="float">
            <text:p>1,05608E-05</text:p>
          </table:table-cell>
          <table:table-cell office:value-type="float" office:value="0.0000030237" calcext:value-type="float">
            <text:p>3,0237E-06</text:p>
          </table:table-cell>
          <table:table-cell office:value-type="float" office:value="0.0000010486" calcext:value-type="float">
            <text:p>1,0486E-06</text:p>
          </table:table-cell>
          <table:table-cell office:value-type="float" office:value="0.0000016287" calcext:value-type="float">
            <text:p>1,6287E-06</text:p>
          </table:table-cell>
          <table:table-cell office:value-type="float" office:value="0.0000018025" calcext:value-type="float">
            <text:p>1,8025E-06</text:p>
          </table:table-cell>
          <table:table-cell office:value-type="float" office:value="0.0000137525" calcext:value-type="float">
            <text:p>1,37525E-05</text:p>
          </table:table-cell>
          <table:table-cell office:value-type="float" office:value="0.0000021279" calcext:value-type="float">
            <text:p>2,1279E-06</text:p>
          </table:table-cell>
          <table:table-cell office:value-type="float" office:value="0.0000095886" calcext:value-type="float">
            <text:p>9,5886E-06</text:p>
          </table:table-cell>
          <table:table-cell office:value-type="float" office:value="0.0000074304" calcext:value-type="float">
            <text:p>7,4304E-06</text:p>
          </table:table-cell>
          <table:table-cell office:value-type="float" office:value="0.000008633" calcext:value-type="float">
            <text:p>8,633E-06</text:p>
          </table:table-cell>
          <table:table-cell office:value-type="float" office:value="0.0000079067" calcext:value-type="float">
            <text:p>7,9067E-06</text:p>
          </table:table-cell>
          <table:table-cell office:value-type="float" office:value="0.0000079792" calcext:value-type="float">
            <text:p>7,9792E-06</text:p>
          </table:table-cell>
          <table:table-cell office:value-type="float" office:value="0.000006466" calcext:value-type="float">
            <text:p>6,466E-06</text:p>
          </table:table-cell>
          <table:table-cell office:value-type="float" office:value="0.0000064048" calcext:value-type="float">
            <text:p>6,4048E-06</text:p>
          </table:table-cell>
          <table:table-cell office:value-type="float" office:value="0.0000044817" calcext:value-type="float">
            <text:p>4,4817E-06</text:p>
          </table:table-cell>
          <table:table-cell office:value-type="float" office:value="0.0000019403" calcext:value-type="float">
            <text:p>1,9403E-06</text:p>
          </table:table-cell>
          <table:table-cell office:value-type="float" office:value="0.0000073541" calcext:value-type="float">
            <text:p>7,3541E-06</text:p>
          </table:table-cell>
          <table:table-cell office:value-type="float" office:value="0.0000023995" calcext:value-type="float">
            <text:p>2,3995E-06</text:p>
          </table:table-cell>
          <table:table-cell office:value-type="float" office:value="0.0000076453" calcext:value-type="float">
            <text:p>7,6453E-06</text:p>
          </table:table-cell>
          <table:table-cell office:value-type="float" office:value="0.0000068883" calcext:value-type="float">
            <text:p>6,8883E-06</text:p>
          </table:table-cell>
          <table:table-cell office:value-type="float" office:value="0.0000074168" calcext:value-type="float">
            <text:p>7,4168E-06</text:p>
          </table:table-cell>
          <table:table-cell office:value-type="float" office:value="0.0000052305" calcext:value-type="float">
            <text:p>5,2305E-06</text:p>
          </table:table-cell>
          <table:table-cell office:value-type="float" office:value="0.0000041391" calcext:value-type="float">
            <text:p>4,1391E-06</text:p>
          </table:table-cell>
          <table:table-cell office:value-type="float" office:value="0.0000084959" calcext:value-type="float">
            <text:p>8,4959E-06</text:p>
          </table:table-cell>
          <table:table-cell office:value-type="float" office:value="0.0000075721" calcext:value-type="float">
            <text:p>7,5721E-06</text:p>
          </table:table-cell>
          <table:table-cell office:value-type="float" office:value="0.0000016343" calcext:value-type="float">
            <text:p>1,6343E-06</text:p>
          </table:table-cell>
          <table:table-cell office:value-type="float" office:value="0.000003179" calcext:value-type="float">
            <text:p>3,179E-06</text:p>
          </table:table-cell>
          <table:table-cell office:value-type="float" office:value="0.0000058167" calcext:value-type="float">
            <text:p>5,8167E-06</text:p>
          </table:table-cell>
          <table:table-cell office:value-type="float" office:value="0.0000070431" calcext:value-type="float">
            <text:p>7,0431E-06</text:p>
          </table:table-cell>
          <table:table-cell office:value-type="float" office:value="0.0000036078" calcext:value-type="float">
            <text:p>3,6078E-06</text:p>
          </table:table-cell>
          <table:table-cell office:value-type="float" office:value="0.0000106495" calcext:value-type="float">
            <text:p>1,06495E-05</text:p>
          </table:table-cell>
          <table:table-cell office:value-type="float" office:value="0.0000081081" calcext:value-type="float">
            <text:p>8,1081E-06</text:p>
          </table:table-cell>
          <table:table-cell office:value-type="float" office:value="0.0000062971" calcext:value-type="float">
            <text:p>6,2971E-06</text:p>
          </table:table-cell>
          <table:table-cell office:value-type="float" office:value="0.0000068373" calcext:value-type="float">
            <text:p>6,8373E-06</text:p>
          </table:table-cell>
          <table:table-cell office:value-type="float" office:value="0.0000038914" calcext:value-type="float">
            <text:p>3,8914E-06</text:p>
          </table:table-cell>
          <table:table-cell office:value-type="float" office:value="0.0000098626" calcext:value-type="float">
            <text:p>9,8626E-06</text:p>
          </table:table-cell>
          <table:table-cell office:value-type="float" office:value="0.0000042845" calcext:value-type="float">
            <text:p>4,2845E-06</text:p>
          </table:table-cell>
          <table:table-cell office:value-type="float" office:value="0.0000080383" calcext:value-type="float">
            <text:p>8,0383E-06</text:p>
          </table:table-cell>
          <table:table-cell office:value-type="float" office:value="0.0000121513" calcext:value-type="float">
            <text:p>1,21513E-05</text:p>
          </table:table-cell>
          <table:table-cell office:value-type="float" office:value="0.0000085264" calcext:value-type="float">
            <text:p>8,5264E-06</text:p>
          </table:table-cell>
          <table:table-cell office:value-type="float" office:value="0.0000023171" calcext:value-type="float">
            <text:p>2,3171E-06</text:p>
          </table:table-cell>
          <table:table-cell office:value-type="float" office:value="0.0000056722" calcext:value-type="float">
            <text:p>5,6722E-06</text:p>
          </table:table-cell>
          <table:table-cell office:value-type="float" office:value="0.0000030898" calcext:value-type="float">
            <text:p>3,0898E-06</text:p>
          </table:table-cell>
          <table:table-cell office:value-type="float" office:value="0.0000091219" calcext:value-type="float">
            <text:p>9,1219E-06</text:p>
          </table:table-cell>
          <table:table-cell office:value-type="float" office:value="0.0000030993" calcext:value-type="float">
            <text:p>3,0993E-06</text:p>
          </table:table-cell>
          <table:table-cell office:value-type="float" office:value="0.0000056353" calcext:value-type="float">
            <text:p>5,6353E-06</text:p>
          </table:table-cell>
          <table:table-cell office:value-type="float" office:value="0.0000070498" calcext:value-type="float">
            <text:p>7,0498E-06</text:p>
          </table:table-cell>
          <table:table-cell office:value-type="float" office:value="0.0000073599" calcext:value-type="float">
            <text:p>7,3599E-06</text:p>
          </table:table-cell>
          <table:table-cell office:value-type="float" office:value="0.0000101772" calcext:value-type="float">
            <text:p>1,01772E-05</text:p>
          </table:table-cell>
          <table:table-cell office:value-type="float" office:value="0.0000131641" calcext:value-type="float">
            <text:p>1,31641E-05</text:p>
          </table:table-cell>
          <table:table-cell office:value-type="float" office:value="0.0000151763" calcext:value-type="float">
            <text:p>1,51763E-05</text:p>
          </table:table-cell>
          <table:table-cell office:value-type="float" office:value="0.0000077438" calcext:value-type="float">
            <text:p>7,7438E-06</text:p>
          </table:table-cell>
          <table:table-cell office:value-type="float" office:value="0.0000025413" calcext:value-type="float">
            <text:p>2,5413E-06</text:p>
          </table:table-cell>
          <table:table-cell office:value-type="float" office:value="0.0000026316" calcext:value-type="float">
            <text:p>2,6316E-06</text:p>
          </table:table-cell>
          <table:table-cell office:value-type="float" office:value="0.0000108845" calcext:value-type="float">
            <text:p>1,08845E-05</text:p>
          </table:table-cell>
          <table:table-cell office:value-type="float" office:value="0.0000127281" calcext:value-type="float">
            <text:p>1,27281E-05</text:p>
          </table:table-cell>
          <table:table-cell office:value-type="float" office:value="0.0000103585" calcext:value-type="float">
            <text:p>1,03585E-05</text:p>
          </table:table-cell>
          <table:table-cell office:value-type="float" office:value="0.0000066899" calcext:value-type="float">
            <text:p>6,6899E-06</text:p>
          </table:table-cell>
          <table:table-cell office:value-type="float" office:value="0.0000031082" calcext:value-type="float">
            <text:p>3,1082E-06</text:p>
          </table:table-cell>
          <table:table-cell office:value-type="float" office:value="0.0000011574" calcext:value-type="float">
            <text:p>1,1574E-06</text:p>
          </table:table-cell>
          <table:table-cell office:value-type="float" office:value="0.0000069394" calcext:value-type="float">
            <text:p>6,9394E-06</text:p>
          </table:table-cell>
          <table:table-cell office:value-type="float" office:value="0.0000055656" calcext:value-type="float">
            <text:p>5,5656E-06</text:p>
          </table:table-cell>
          <table:table-cell office:value-type="float" office:value="0.000005256" calcext:value-type="float">
            <text:p>5,256E-06</text:p>
          </table:table-cell>
          <table:table-cell office:value-type="float" office:value="0.0000093462" calcext:value-type="float">
            <text:p>9,3462E-06</text:p>
          </table:table-cell>
          <table:table-cell office:value-type="float" office:value="0.0000087274" calcext:value-type="float">
            <text:p>8,7274E-06</text:p>
          </table:table-cell>
          <table:table-cell office:value-type="float" office:value="0.0000030041" calcext:value-type="float">
            <text:p>3,0041E-06</text:p>
          </table:table-cell>
          <table:table-cell office:value-type="float" office:value="0.000005625" calcext:value-type="float">
            <text:p>5,625E-06</text:p>
          </table:table-cell>
          <table:table-cell office:value-type="float" office:value="0.0000024086" calcext:value-type="float">
            <text:p>2,4086E-06</text:p>
          </table:table-cell>
          <table:table-cell office:value-type="float" office:value="0.0000052474" calcext:value-type="float">
            <text:p>5,2474E-06</text:p>
          </table:table-cell>
          <table:table-cell office:value-type="float" office:value="0.0000079301" calcext:value-type="float">
            <text:p>7,9301E-06</text:p>
          </table:table-cell>
          <table:table-cell office:value-type="float" office:value="0.0000054752" calcext:value-type="float">
            <text:p>5,4752E-06</text:p>
          </table:table-cell>
          <table:table-cell office:value-type="float" office:value="0.0000100008" calcext:value-type="float">
            <text:p>1,00008E-05</text:p>
          </table:table-cell>
          <table:table-cell office:value-type="float" office:value="0.000006108" calcext:value-type="float">
            <text:p>6,108E-06</text:p>
          </table:table-cell>
          <table:table-cell office:value-type="float" office:value="0.0000087015" calcext:value-type="float">
            <text:p>8,7015E-06</text:p>
          </table:table-cell>
          <table:table-cell office:value-type="float" office:value="0.0000082859" calcext:value-type="float">
            <text:p>8,2859E-06</text:p>
          </table:table-cell>
          <table:table-cell office:value-type="float" office:value="0.0000011284" calcext:value-type="float">
            <text:p>1,1284E-06</text:p>
          </table:table-cell>
          <table:table-cell office:value-type="float" office:value="0.0000029609" calcext:value-type="float">
            <text:p>2,9609E-06</text:p>
          </table:table-cell>
          <table:table-cell office:value-type="float" office:value="0.000009556" calcext:value-type="float">
            <text:p>9,556E-06</text:p>
          </table:table-cell>
          <table:table-cell office:value-type="float" office:value="0.0000013831" calcext:value-type="float">
            <text:p>1,3831E-06</text:p>
          </table:table-cell>
          <table:table-cell office:value-type="float" office:value="0.0000065217" calcext:value-type="float">
            <text:p>6,5217E-06</text:p>
          </table:table-cell>
          <table:table-cell office:value-type="float" office:value="0.0000032169" calcext:value-type="float">
            <text:p>3,2169E-06</text:p>
          </table:table-cell>
          <table:table-cell office:value-type="float" office:value="0.0000038621" calcext:value-type="float">
            <text:p>3,8621E-06</text:p>
          </table:table-cell>
          <table:table-cell office:value-type="float" office:value="0.0000052042" calcext:value-type="float">
            <text:p>5,2042E-06</text:p>
          </table:table-cell>
          <table:table-cell office:value-type="float" office:value="0.000003645" calcext:value-type="float">
            <text:p>3,645E-06</text:p>
          </table:table-cell>
          <table:table-cell office:value-type="float" office:value="0.0000035246" calcext:value-type="float">
            <text:p>3,5246E-06</text:p>
          </table:table-cell>
          <table:table-cell office:value-type="float" office:value="0.0000170232" calcext:value-type="float">
            <text:p>1,70232E-05</text:p>
          </table:table-cell>
          <table:table-cell office:value-type="float" office:value="0.0000074313" calcext:value-type="float">
            <text:p>7,4313E-06</text:p>
          </table:table-cell>
          <table:table-cell office:value-type="float" office:value="0.000003672" calcext:value-type="float">
            <text:p>3,672E-06</text:p>
          </table:table-cell>
          <table:table-cell office:value-type="float" office:value="0.0000096389" calcext:value-type="float">
            <text:p>9,6389E-06</text:p>
          </table:table-cell>
          <table:table-cell office:value-type="float" office:value="0.0000055663" calcext:value-type="float">
            <text:p>5,5663E-06</text:p>
          </table:table-cell>
          <table:table-cell office:value-type="float" office:value="0.0000119337" calcext:value-type="float">
            <text:p>1,19337E-05</text:p>
          </table:table-cell>
          <table:table-cell office:value-type="float" office:value="0.0000074766" calcext:value-type="float">
            <text:p>7,4766E-06</text:p>
          </table:table-cell>
          <table:table-cell office:value-type="float" office:value="0.0000052525" calcext:value-type="float">
            <text:p>5,2525E-06</text:p>
          </table:table-cell>
          <table:table-cell office:value-type="float" office:value="0.0000108039" calcext:value-type="float">
            <text:p>1,08039E-05</text:p>
          </table:table-cell>
          <table:table-cell office:value-type="float" office:value="0.0000043604" calcext:value-type="float">
            <text:p>4,3604E-06</text:p>
          </table:table-cell>
          <table:table-cell office:value-type="float" office:value="0.0000024179" calcext:value-type="float">
            <text:p>2,4179E-06</text:p>
          </table:table-cell>
          <table:table-cell office:value-type="float" office:value="0.0000007148" calcext:value-type="float">
            <text:p>7,148E-07</text:p>
          </table:table-cell>
          <table:table-cell office:value-type="float" office:value="0.0000065604" calcext:value-type="float">
            <text:p>6,5604E-06</text:p>
          </table:table-cell>
          <table:table-cell office:value-type="float" office:value="0.0000103456" calcext:value-type="float">
            <text:p>1,03456E-05</text:p>
          </table:table-cell>
          <table:table-cell office:value-type="float" office:value="0.0000096629" calcext:value-type="float">
            <text:p>9,6629E-06</text:p>
          </table:table-cell>
          <table:table-cell office:value-type="float" office:value="0.0000077615" calcext:value-type="float">
            <text:p>7,7615E-06</text:p>
          </table:table-cell>
          <table:table-cell office:value-type="float" office:value="0.0000061938" calcext:value-type="float">
            <text:p>6,1938E-06</text:p>
          </table:table-cell>
          <table:table-cell office:value-type="float" office:value="0.0000049976" calcext:value-type="float">
            <text:p>4,9976E-06</text:p>
          </table:table-cell>
          <table:table-cell office:value-type="float" office:value="0.0000071119" calcext:value-type="float">
            <text:p>7,1119E-06</text:p>
          </table:table-cell>
          <table:table-cell office:value-type="float" office:value="0.0000046623" calcext:value-type="float">
            <text:p>4,6623E-06</text:p>
          </table:table-cell>
          <table:table-cell office:value-type="float" office:value="0.0000020565" calcext:value-type="float">
            <text:p>2,0565E-06</text:p>
          </table:table-cell>
          <table:table-cell office:value-type="float" office:value="0.0000169096" calcext:value-type="float">
            <text:p>1,69096E-05</text:p>
          </table:table-cell>
          <table:table-cell office:value-type="float" office:value="0.0000089061" calcext:value-type="float">
            <text:p>8,9061E-06</text:p>
          </table:table-cell>
          <table:table-cell office:value-type="float" office:value="0.0000101007" calcext:value-type="float">
            <text:p>1,01007E-05</text:p>
          </table:table-cell>
          <table:table-cell office:value-type="float" office:value="0.0000087678" calcext:value-type="float">
            <text:p>8,7678E-06</text:p>
          </table:table-cell>
          <table:table-cell office:value-type="float" office:value="0.0000106106" calcext:value-type="float">
            <text:p>1,06106E-05</text:p>
          </table:table-cell>
          <table:table-cell office:value-type="float" office:value="0.0000123512" calcext:value-type="float">
            <text:p>1,23512E-05</text:p>
          </table:table-cell>
          <table:table-cell office:value-type="float" office:value="0.0000079784" calcext:value-type="float">
            <text:p>7,9784E-06</text:p>
          </table:table-cell>
          <table:table-cell office:value-type="float" office:value="0.0000097035" calcext:value-type="float">
            <text:p>9,7035E-06</text:p>
          </table:table-cell>
          <table:table-cell office:value-type="float" office:value="0.0000075624" calcext:value-type="float">
            <text:p>7,5624E-06</text:p>
          </table:table-cell>
          <table:table-cell office:value-type="float" office:value="0.0000075671" calcext:value-type="float">
            <text:p>7,5671E-06</text:p>
          </table:table-cell>
          <table:table-cell office:value-type="float" office:value="0.0000102383" calcext:value-type="float">
            <text:p>1,02383E-05</text:p>
          </table:table-cell>
          <table:table-cell office:value-type="float" office:value="0.0000102786" calcext:value-type="float">
            <text:p>1,02786E-05</text:p>
          </table:table-cell>
          <table:table-cell office:value-type="float" office:value="0.0000067639" calcext:value-type="float">
            <text:p>6,7639E-06</text:p>
          </table:table-cell>
          <table:table-cell office:value-type="float" office:value="0.0000089982" calcext:value-type="float">
            <text:p>8,9982E-06</text:p>
          </table:table-cell>
          <table:table-cell office:value-type="float" office:value="0.0000025111" calcext:value-type="float">
            <text:p>2,5111E-06</text:p>
          </table:table-cell>
          <table:table-cell office:value-type="float" office:value="0.0000074008" calcext:value-type="float">
            <text:p>7,4008E-06</text:p>
          </table:table-cell>
          <table:table-cell office:value-type="float" office:value="0.0000086024" calcext:value-type="float">
            <text:p>8,6024E-06</text:p>
          </table:table-cell>
          <table:table-cell office:value-type="float" office:value="0.000004585" calcext:value-type="float">
            <text:p>4,585E-06</text:p>
          </table:table-cell>
          <table:table-cell office:value-type="float" office:value="0.0000029901" calcext:value-type="float">
            <text:p>2,9901E-06</text:p>
          </table:table-cell>
          <table:table-cell office:value-type="float" office:value="0.0000094133" calcext:value-type="float">
            <text:p>9,4133E-06</text:p>
          </table:table-cell>
          <table:table-cell office:value-type="float" office:value="0.0000010865" calcext:value-type="float">
            <text:p>1,0865E-06</text:p>
          </table:table-cell>
          <table:table-cell office:value-type="float" office:value="0.000003157" calcext:value-type="float">
            <text:p>3,157E-06</text:p>
          </table:table-cell>
          <table:table-cell office:value-type="float" office:value="0.0000028856" calcext:value-type="float">
            <text:p>2,8856E-06</text:p>
          </table:table-cell>
          <table:table-cell office:value-type="float" office:value="0.0000071379" calcext:value-type="float">
            <text:p>7,1379E-06</text:p>
          </table:table-cell>
          <table:table-cell office:value-type="float" office:value="0.0000105823" calcext:value-type="float">
            <text:p>1,05823E-05</text:p>
          </table:table-cell>
          <table:table-cell office:value-type="float" office:value="0.0000145017" calcext:value-type="float">
            <text:p>1,45017E-05</text:p>
          </table:table-cell>
          <table:table-cell office:value-type="float" office:value="0.0000164416" calcext:value-type="float">
            <text:p>1,64416E-05</text:p>
          </table:table-cell>
          <table:table-cell office:value-type="float" office:value="0.0000070462" calcext:value-type="float">
            <text:p>7,0462E-06</text:p>
          </table:table-cell>
          <table:table-cell office:value-type="float" office:value="0.0000120387" calcext:value-type="float">
            <text:p>1,20387E-05</text:p>
          </table:table-cell>
          <table:table-cell office:value-type="float" office:value="0.0000055874" calcext:value-type="float">
            <text:p>5,5874E-06</text:p>
          </table:table-cell>
          <table:table-cell office:value-type="float" office:value="0.0000029527" calcext:value-type="float">
            <text:p>2,9527E-06</text:p>
          </table:table-cell>
          <table:table-cell office:value-type="float" office:value="0.0000097543" calcext:value-type="float">
            <text:p>9,7543E-06</text:p>
          </table:table-cell>
          <table:table-cell office:value-type="float" office:value="0.0000029591" calcext:value-type="float">
            <text:p>2,9591E-06</text:p>
          </table:table-cell>
          <table:table-cell office:value-type="float" office:value="0.0000097361" calcext:value-type="float">
            <text:p>9,7361E-06</text:p>
          </table:table-cell>
          <table:table-cell office:value-type="float" office:value="0.0000048521" calcext:value-type="float">
            <text:p>4,8521E-06</text:p>
          </table:table-cell>
          <table:table-cell office:value-type="float" office:value="0.0000033368" calcext:value-type="float">
            <text:p>3,3368E-06</text:p>
          </table:table-cell>
          <table:table-cell office:value-type="float" office:value="0.0000258129" calcext:value-type="float">
            <text:p>2,58129E-05</text:p>
          </table:table-cell>
          <table:table-cell office:value-type="float" office:value="0.0000094173" calcext:value-type="float">
            <text:p>9,4173E-06</text:p>
          </table:table-cell>
          <table:table-cell office:value-type="float" office:value="0.0000052467" calcext:value-type="float">
            <text:p>5,2467E-06</text:p>
          </table:table-cell>
          <table:table-cell office:value-type="float" office:value="0.0000141291" calcext:value-type="float">
            <text:p>1,41291E-05</text:p>
          </table:table-cell>
          <table:table-cell office:value-type="float" office:value="0.0000017742" calcext:value-type="float">
            <text:p>1,7742E-06</text:p>
          </table:table-cell>
          <table:table-cell office:value-type="float" office:value="0.0000031459" calcext:value-type="float">
            <text:p>3,1459E-06</text:p>
          </table:table-cell>
          <table:table-cell office:value-type="float" office:value="0.0000087541" calcext:value-type="float">
            <text:p>8,7541E-06</text:p>
          </table:table-cell>
          <table:table-cell office:value-type="float" office:value="0.0000034112" calcext:value-type="float">
            <text:p>3,4112E-06</text:p>
          </table:table-cell>
          <table:table-cell office:value-type="float" office:value="0.0000037188" calcext:value-type="float">
            <text:p>3,7188E-06</text:p>
          </table:table-cell>
          <table:table-cell office:value-type="float" office:value="0.0000068882" calcext:value-type="float">
            <text:p>6,8882E-06</text:p>
          </table:table-cell>
          <table:table-cell office:value-type="float" office:value="0.0000071695" calcext:value-type="float">
            <text:p>7,1695E-06</text:p>
          </table:table-cell>
          <table:table-cell office:value-type="float" office:value="0.0000015295" calcext:value-type="float">
            <text:p>1,5295E-06</text:p>
          </table:table-cell>
          <table:table-cell office:value-type="float" office:value="0.0000080649" calcext:value-type="float">
            <text:p>8,0649E-06</text:p>
          </table:table-cell>
          <table:table-cell office:value-type="float" office:value="0.0000071899" calcext:value-type="float">
            <text:p>7,1899E-06</text:p>
          </table:table-cell>
          <table:table-cell office:value-type="float" office:value="0.0000052582" calcext:value-type="float">
            <text:p>5,2582E-06</text:p>
          </table:table-cell>
          <table:table-cell office:value-type="float" office:value="0.0000075896" calcext:value-type="float">
            <text:p>7,5896E-06</text:p>
          </table:table-cell>
          <table:table-cell office:value-type="float" office:value="0.0000008835" calcext:value-type="float">
            <text:p>8,835E-07</text:p>
          </table:table-cell>
          <table:table-cell office:value-type="float" office:value="0.0000075741" calcext:value-type="float">
            <text:p>7,5741E-06</text:p>
          </table:table-cell>
          <table:table-cell office:value-type="float" office:value="0.0000085379" calcext:value-type="float">
            <text:p>8,5379E-06</text:p>
          </table:table-cell>
          <table:table-cell office:value-type="float" office:value="0.000009746" calcext:value-type="float">
            <text:p>9,746E-06</text:p>
          </table:table-cell>
          <table:table-cell office:value-type="float" office:value="0.0000075921" calcext:value-type="float">
            <text:p>7,5921E-06</text:p>
          </table:table-cell>
          <table:table-cell office:value-type="float" office:value="0.0000087006" calcext:value-type="float">
            <text:p>8,7006E-06</text:p>
          </table:table-cell>
          <table:table-cell office:value-type="float" office:value="0.0000070157" calcext:value-type="float">
            <text:p>7,0157E-06</text:p>
          </table:table-cell>
          <table:table-cell office:value-type="float" office:value="0.0000075105" calcext:value-type="float">
            <text:p>7,5105E-06</text:p>
          </table:table-cell>
          <table:table-cell office:value-type="float" office:value="0.0000017772" calcext:value-type="float">
            <text:p>1,7772E-06</text:p>
          </table:table-cell>
          <table:table-cell office:value-type="float" office:value="0.0000035775" calcext:value-type="float">
            <text:p>3,5775E-06</text:p>
          </table:table-cell>
          <table:table-cell office:value-type="float" office:value="0.0000081078" calcext:value-type="float">
            <text:p>8,1078E-06</text:p>
          </table:table-cell>
          <table:table-cell office:value-type="float" office:value="0.0000014237" calcext:value-type="float">
            <text:p>1,4237E-06</text:p>
          </table:table-cell>
          <table:table-cell office:value-type="float" office:value="0.0000098605" calcext:value-type="float">
            <text:p>9,8605E-06</text:p>
          </table:table-cell>
          <table:table-cell office:value-type="float" office:value="0.0000107082" calcext:value-type="float">
            <text:p>1,07082E-05</text:p>
          </table:table-cell>
          <table:table-cell office:value-type="float" office:value="0.0000119771" calcext:value-type="float">
            <text:p>1,19771E-05</text:p>
          </table:table-cell>
          <table:table-cell office:value-type="float" office:value="0.000006301" calcext:value-type="float">
            <text:p>6,301E-06</text:p>
          </table:table-cell>
          <table:table-cell office:value-type="float" office:value="0.0000015045" calcext:value-type="float">
            <text:p>1,5045E-06</text:p>
          </table:table-cell>
          <table:table-cell office:value-type="float" office:value="0.0000018166" calcext:value-type="float">
            <text:p>1,8166E-06</text:p>
          </table:table-cell>
          <table:table-cell office:value-type="float" office:value="0.000013536" calcext:value-type="float">
            <text:p>1,3536E-05</text:p>
          </table:table-cell>
          <table:table-cell office:value-type="float" office:value="0.0000090379" calcext:value-type="float">
            <text:p>9,0379E-06</text:p>
          </table:table-cell>
          <table:table-cell office:value-type="float" office:value="0.0000073989" calcext:value-type="float">
            <text:p>7,3989E-06</text:p>
          </table:table-cell>
          <table:table-cell office:value-type="float" office:value="0.0000098625" calcext:value-type="float">
            <text:p>9,8625E-06</text:p>
          </table:table-cell>
          <table:table-cell office:value-type="float" office:value="0.0000062448" calcext:value-type="float">
            <text:p>6,2448E-06</text:p>
          </table:table-cell>
          <table:table-cell office:value-type="float" office:value="0.0000071852" calcext:value-type="float">
            <text:p>7,1852E-06</text:p>
          </table:table-cell>
          <table:table-cell office:value-type="float" office:value="0.0000024605" calcext:value-type="float">
            <text:p>2,4605E-06</text:p>
          </table:table-cell>
          <table:table-cell office:value-type="float" office:value="0.0000096828" calcext:value-type="float">
            <text:p>9,6828E-06</text:p>
          </table:table-cell>
          <table:table-cell office:value-type="float" office:value="0.0000096845" calcext:value-type="float">
            <text:p>9,6845E-06</text:p>
          </table:table-cell>
          <table:table-cell office:value-type="float" office:value="0.0000034393" calcext:value-type="float">
            <text:p>3,4393E-06</text:p>
          </table:table-cell>
          <table:table-cell office:value-type="float" office:value="0.0000024471" calcext:value-type="float">
            <text:p>2,4471E-06</text:p>
          </table:table-cell>
          <table:table-cell office:value-type="float" office:value="0.0000061537" calcext:value-type="float">
            <text:p>6,1537E-06</text:p>
          </table:table-cell>
          <table:table-cell office:value-type="float" office:value="0.0000090094" calcext:value-type="float">
            <text:p>9,0094E-06</text:p>
          </table:table-cell>
          <table:table-cell office:value-type="float" office:value="0.000008784" calcext:value-type="float">
            <text:p>8,784E-06</text:p>
          </table:table-cell>
          <table:table-cell office:value-type="float" office:value="0.0000038445" calcext:value-type="float">
            <text:p>3,8445E-06</text:p>
          </table:table-cell>
          <table:table-cell office:value-type="float" office:value="0.0000028147" calcext:value-type="float">
            <text:p>2,8147E-06</text:p>
          </table:table-cell>
          <table:table-cell office:value-type="float" office:value="0.0000065228" calcext:value-type="float">
            <text:p>6,5228E-06</text:p>
          </table:table-cell>
          <table:table-cell office:value-type="float" office:value="0.0000072675" calcext:value-type="float">
            <text:p>7,2675E-06</text:p>
          </table:table-cell>
          <table:table-cell office:value-type="float" office:value="0.0000018427" calcext:value-type="float">
            <text:p>1,8427E-06</text:p>
          </table:table-cell>
          <table:table-cell office:value-type="float" office:value="0.0000163188" calcext:value-type="float">
            <text:p>1,63188E-05</text:p>
          </table:table-cell>
          <table:table-cell office:value-type="float" office:value="0.0000076724" calcext:value-type="float">
            <text:p>7,6724E-06</text:p>
          </table:table-cell>
          <table:table-cell office:value-type="float" office:value="0.0000101509" calcext:value-type="float">
            <text:p>1,01509E-05</text:p>
          </table:table-cell>
          <table:table-cell office:value-type="float" office:value="0.0000102217" calcext:value-type="float">
            <text:p>1,02217E-05</text:p>
          </table:table-cell>
          <table:table-cell office:value-type="float" office:value="0.0000032853" calcext:value-type="float">
            <text:p>3,2853E-06</text:p>
          </table:table-cell>
          <table:table-cell office:value-type="float" office:value="0.0000107774" calcext:value-type="float">
            <text:p>1,07774E-05</text:p>
          </table:table-cell>
          <table:table-cell office:value-type="float" office:value="0.0000022897" calcext:value-type="float">
            <text:p>2,2897E-06</text:p>
          </table:table-cell>
          <table:table-cell office:value-type="float" office:value="0.000006321" calcext:value-type="float">
            <text:p>6,321E-06</text:p>
          </table:table-cell>
          <table:table-cell office:value-type="float" office:value="0.0000394569" calcext:value-type="float">
            <text:p>3,94569E-05</text:p>
          </table:table-cell>
          <table:table-cell office:value-type="float" office:value="0.0000023604" calcext:value-type="float">
            <text:p>2,3604E-06</text:p>
          </table:table-cell>
          <table:table-cell office:value-type="float" office:value="0.0000043395" calcext:value-type="float">
            <text:p>4,3395E-06</text:p>
          </table:table-cell>
          <table:table-cell office:value-type="float" office:value="0.0000066347" calcext:value-type="float">
            <text:p>6,6347E-06</text:p>
          </table:table-cell>
          <table:table-cell office:value-type="float" office:value="0.0000031877" calcext:value-type="float">
            <text:p>3,1877E-06</text:p>
          </table:table-cell>
          <table:table-cell office:value-type="float" office:value="0.0000038034" calcext:value-type="float">
            <text:p>3,8034E-06</text:p>
          </table:table-cell>
          <table:table-cell office:value-type="float" office:value="0.0000157378" calcext:value-type="float">
            <text:p>1,57378E-05</text:p>
          </table:table-cell>
          <table:table-cell office:value-type="float" office:value="0.0000061509" calcext:value-type="float">
            <text:p>6,1509E-06</text:p>
          </table:table-cell>
          <table:table-cell office:value-type="float" office:value="0.0000069756" calcext:value-type="float">
            <text:p>6,9756E-06</text:p>
          </table:table-cell>
          <table:table-cell office:value-type="float" office:value="0.0000124073" calcext:value-type="float">
            <text:p>1,24073E-05</text:p>
          </table:table-cell>
          <table:table-cell office:value-type="float" office:value="0.0000039322" calcext:value-type="float">
            <text:p>3,9322E-06</text:p>
          </table:table-cell>
          <table:table-cell office:value-type="float" office:value="0.0000055606" calcext:value-type="float">
            <text:p>5,5606E-06</text:p>
          </table:table-cell>
          <table:table-cell office:value-type="float" office:value="0.0000076178" calcext:value-type="float">
            <text:p>7,6178E-06</text:p>
          </table:table-cell>
          <table:table-cell office:value-type="float" office:value="0.0000068153" calcext:value-type="float">
            <text:p>6,8153E-06</text:p>
          </table:table-cell>
          <table:table-cell office:value-type="float" office:value="0.0000082566" calcext:value-type="float">
            <text:p>8,2566E-06</text:p>
          </table:table-cell>
          <table:table-cell office:value-type="float" office:value="0.0000074463" calcext:value-type="float">
            <text:p>7,4463E-06</text:p>
          </table:table-cell>
          <table:table-cell office:value-type="float" office:value="0.0000071031" calcext:value-type="float">
            <text:p>7,1031E-06</text:p>
          </table:table-cell>
          <table:table-cell office:value-type="float" office:value="0.0000125068" calcext:value-type="float">
            <text:p>1,25068E-05</text:p>
          </table:table-cell>
          <table:table-cell office:value-type="float" office:value="0.000006994" calcext:value-type="float">
            <text:p>6,994E-06</text:p>
          </table:table-cell>
          <table:table-cell office:value-type="float" office:value="0.0000086916" calcext:value-type="float">
            <text:p>8,6916E-06</text:p>
          </table:table-cell>
          <table:table-cell office:value-type="float" office:value="0.0000109553" calcext:value-type="float">
            <text:p>1,09553E-05</text:p>
          </table:table-cell>
          <table:table-cell office:value-type="float" office:value="0.0000063745" calcext:value-type="float">
            <text:p>6,3745E-06</text:p>
          </table:table-cell>
          <table:table-cell office:value-type="float" office:value="0.0000022366" calcext:value-type="float">
            <text:p>2,2366E-06</text:p>
          </table:table-cell>
          <table:table-cell office:value-type="float" office:value="0.0000039876" calcext:value-type="float">
            <text:p>3,9876E-06</text:p>
          </table:table-cell>
          <table:table-cell office:value-type="float" office:value="0.0000021544" calcext:value-type="float">
            <text:p>2,1544E-06</text:p>
          </table:table-cell>
          <table:table-cell office:value-type="float" office:value="0.0000024507" calcext:value-type="float">
            <text:p>2,4507E-06</text:p>
          </table:table-cell>
          <table:table-cell office:value-type="float" office:value="0.000004825" calcext:value-type="float">
            <text:p>4,825E-06</text:p>
          </table:table-cell>
          <table:table-cell office:value-type="float" office:value="0.0000037655" calcext:value-type="float">
            <text:p>3,7655E-06</text:p>
          </table:table-cell>
          <table:table-cell office:value-type="float" office:value="0.0000024444" calcext:value-type="float">
            <text:p>2,4444E-06</text:p>
          </table:table-cell>
          <table:table-cell office:value-type="float" office:value="0.0000008907" calcext:value-type="float">
            <text:p>8,907E-07</text:p>
          </table:table-cell>
          <table:table-cell office:value-type="float" office:value="0.0000015855" calcext:value-type="float">
            <text:p>1,5855E-06</text:p>
          </table:table-cell>
          <table:table-cell office:value-type="float" office:value="0.0000057757" calcext:value-type="float">
            <text:p>5,7757E-06</text:p>
          </table:table-cell>
          <table:table-cell office:value-type="float" office:value="0.0000095716" calcext:value-type="float">
            <text:p>9,5716E-06</text:p>
          </table:table-cell>
          <table:table-cell office:value-type="float" office:value="0.0000082483" calcext:value-type="float">
            <text:p>8,2483E-06</text:p>
          </table:table-cell>
          <table:table-cell office:value-type="float" office:value="0.0000074801" calcext:value-type="float">
            <text:p>7,4801E-06</text:p>
          </table:table-cell>
          <table:table-cell office:value-type="float" office:value="0.000003167" calcext:value-type="float">
            <text:p>3,167E-06</text:p>
          </table:table-cell>
          <table:table-cell office:value-type="float" office:value="0.0000020431" calcext:value-type="float">
            <text:p>2,0431E-06</text:p>
          </table:table-cell>
          <table:table-cell office:value-type="float" office:value="0.0000017549" calcext:value-type="float">
            <text:p>1,7549E-06</text:p>
          </table:table-cell>
          <table:table-cell office:value-type="float" office:value="0.0000011264" calcext:value-type="float">
            <text:p>1,1264E-06</text:p>
          </table:table-cell>
          <table:table-cell office:value-type="float" office:value="0.0000012232" calcext:value-type="float">
            <text:p>1,2232E-06</text:p>
          </table:table-cell>
          <table:table-cell office:value-type="float" office:value="0.0000061909" calcext:value-type="float">
            <text:p>6,1909E-06</text:p>
          </table:table-cell>
          <table:table-cell office:value-type="float" office:value="0.0000015081" calcext:value-type="float">
            <text:p>1,5081E-06</text:p>
          </table:table-cell>
          <table:table-cell office:value-type="float" office:value="0.0000028317" calcext:value-type="float">
            <text:p>2,8317E-06</text:p>
          </table:table-cell>
          <table:table-cell office:value-type="float" office:value="0.0000104776" calcext:value-type="float">
            <text:p>1,04776E-05</text:p>
          </table:table-cell>
          <table:table-cell office:value-type="float" office:value="0.0000092205" calcext:value-type="float">
            <text:p>9,2205E-06</text:p>
          </table:table-cell>
          <table:table-cell office:value-type="float" office:value="0.0000056434" calcext:value-type="float">
            <text:p>5,6434E-06</text:p>
          </table:table-cell>
          <table:table-cell office:value-type="float" office:value="0.000005745" calcext:value-type="float">
            <text:p>5,745E-06</text:p>
          </table:table-cell>
          <table:table-cell office:value-type="float" office:value="0.0000068885" calcext:value-type="float">
            <text:p>6,8885E-06</text:p>
          </table:table-cell>
          <table:table-cell office:value-type="float" office:value="0.0000061632" calcext:value-type="float">
            <text:p>6,1632E-06</text:p>
          </table:table-cell>
          <table:table-cell office:value-type="float" office:value="0.0000070209" calcext:value-type="float">
            <text:p>7,0209E-06</text:p>
          </table:table-cell>
          <table:table-cell office:value-type="float" office:value="0.0000025831" calcext:value-type="float">
            <text:p>2,5831E-06</text:p>
          </table:table-cell>
          <table:table-cell office:value-type="float" office:value="0.0000074126" calcext:value-type="float">
            <text:p>7,4126E-06</text:p>
          </table:table-cell>
          <table:table-cell office:value-type="float" office:value="0.0000075571" calcext:value-type="float">
            <text:p>7,5571E-06</text:p>
          </table:table-cell>
          <table:table-cell office:value-type="float" office:value="0.0000038144" calcext:value-type="float">
            <text:p>3,8144E-06</text:p>
          </table:table-cell>
          <table:table-cell office:value-type="float" office:value="0.0000075579" calcext:value-type="float">
            <text:p>7,5579E-06</text:p>
          </table:table-cell>
          <table:table-cell office:value-type="float" office:value="0.0000092011" calcext:value-type="float">
            <text:p>9,2011E-06</text:p>
          </table:table-cell>
          <table:table-cell office:value-type="float" office:value="0.0000063172" calcext:value-type="float">
            <text:p>6,3172E-06</text:p>
          </table:table-cell>
          <table:table-cell office:value-type="float" office:value="0.000002918" calcext:value-type="float">
            <text:p>2,918E-06</text:p>
          </table:table-cell>
          <table:table-cell office:value-type="float" office:value="0.0000012314" calcext:value-type="float">
            <text:p>1,2314E-06</text:p>
          </table:table-cell>
          <table:table-cell office:value-type="float" office:value="0.000001216" calcext:value-type="float">
            <text:p>1,216E-06</text:p>
          </table:table-cell>
          <table:table-cell office:value-type="float" office:value="0.0000126721" calcext:value-type="float">
            <text:p>1,26721E-05</text:p>
          </table:table-cell>
          <table:table-cell office:value-type="float" office:value="0.0000010853" calcext:value-type="float">
            <text:p>1,0853E-06</text:p>
          </table:table-cell>
          <table:table-cell office:value-type="float" office:value="0.0000015181" calcext:value-type="float">
            <text:p>1,5181E-06</text:p>
          </table:table-cell>
          <table:table-cell office:value-type="float" office:value="0.0000008574" calcext:value-type="float">
            <text:p>8,574E-07</text:p>
          </table:table-cell>
          <table:table-cell office:value-type="float" office:value="0.0000019643" calcext:value-type="float">
            <text:p>1,9643E-06</text:p>
          </table:table-cell>
          <table:table-cell office:value-type="float" office:value="0.0000015429" calcext:value-type="float">
            <text:p>1,5429E-06</text:p>
          </table:table-cell>
          <table:table-cell office:value-type="float" office:value="0.0000094609" calcext:value-type="float">
            <text:p>9,4609E-06</text:p>
          </table:table-cell>
          <table:table-cell office:value-type="float" office:value="0.0000124921" calcext:value-type="float">
            <text:p>1,24921E-05</text:p>
          </table:table-cell>
          <table:table-cell office:value-type="float" office:value="0.0000076312" calcext:value-type="float">
            <text:p>7,6312E-06</text:p>
          </table:table-cell>
          <table:table-cell office:value-type="float" office:value="0.0000081761" calcext:value-type="float">
            <text:p>8,1761E-06</text:p>
          </table:table-cell>
          <table:table-cell office:value-type="float" office:value="0.0000083541" calcext:value-type="float">
            <text:p>8,3541E-06</text:p>
          </table:table-cell>
          <table:table-cell office:value-type="float" office:value="0.0000051974" calcext:value-type="float">
            <text:p>5,1974E-06</text:p>
          </table:table-cell>
          <table:table-cell office:value-type="float" office:value="0.0000059942" calcext:value-type="float">
            <text:p>5,9942E-06</text:p>
          </table:table-cell>
          <table:table-cell office:value-type="float" office:value="0.0000007931" calcext:value-type="float">
            <text:p>7,931E-07</text:p>
          </table:table-cell>
          <table:table-cell office:value-type="float" office:value="0.0000010056" calcext:value-type="float">
            <text:p>1,0056E-06</text:p>
          </table:table-cell>
          <table:table-cell office:value-type="float" office:value="0.0000078127" calcext:value-type="float">
            <text:p>7,8127E-06</text:p>
          </table:table-cell>
          <table:table-cell office:value-type="float" office:value="0.0000047405" calcext:value-type="float">
            <text:p>4,7405E-06</text:p>
          </table:table-cell>
          <table:table-cell office:value-type="float" office:value="0.0000102704" calcext:value-type="float">
            <text:p>1,02704E-05</text:p>
          </table:table-cell>
          <table:table-cell office:value-type="float" office:value="0.0000059291" calcext:value-type="float">
            <text:p>5,9291E-06</text:p>
          </table:table-cell>
          <table:table-cell office:value-type="float" office:value="0.0000044869" calcext:value-type="float">
            <text:p>4,4869E-06</text:p>
          </table:table-cell>
          <table:table-cell office:value-type="float" office:value="0.0000133292" calcext:value-type="float">
            <text:p>1,33292E-05</text:p>
          </table:table-cell>
          <table:table-cell office:value-type="float" office:value="0.0000030117" calcext:value-type="float">
            <text:p>3,0117E-06</text:p>
          </table:table-cell>
          <table:table-cell office:value-type="float" office:value="0.0000037911" calcext:value-type="float">
            <text:p>3,7911E-06</text:p>
          </table:table-cell>
          <table:table-cell office:value-type="float" office:value="0.0000007709" calcext:value-type="float">
            <text:p>7,709E-07</text:p>
          </table:table-cell>
          <table:table-cell office:value-type="float" office:value="0.0000029566" calcext:value-type="float">
            <text:p>2,9566E-06</text:p>
          </table:table-cell>
          <table:table-cell office:value-type="float" office:value="0.0000071538" calcext:value-type="float">
            <text:p>7,1538E-06</text:p>
          </table:table-cell>
          <table:table-cell office:value-type="float" office:value="0.0000036078" calcext:value-type="float">
            <text:p>3,6078E-06</text:p>
          </table:table-cell>
          <table:table-cell office:value-type="float" office:value="0.0000011541" calcext:value-type="float">
            <text:p>1,1541E-06</text:p>
          </table:table-cell>
          <table:table-cell office:value-type="float" office:value="0.000006981" calcext:value-type="float">
            <text:p>6,981E-06</text:p>
          </table:table-cell>
          <table:table-cell office:value-type="float" office:value="0.0000089717" calcext:value-type="float">
            <text:p>8,9717E-06</text:p>
          </table:table-cell>
          <table:table-cell office:value-type="float" office:value="0.0000013117" calcext:value-type="float">
            <text:p>1,3117E-06</text:p>
          </table:table-cell>
          <table:table-cell office:value-type="float" office:value="0.0000086359" calcext:value-type="float">
            <text:p>8,6359E-06</text:p>
          </table:table-cell>
          <table:table-cell office:value-type="float" office:value="0.0000046303" calcext:value-type="float">
            <text:p>4,6303E-06</text:p>
          </table:table-cell>
          <table:table-cell office:value-type="float" office:value="0.0000017082" calcext:value-type="float">
            <text:p>1,7082E-06</text:p>
          </table:table-cell>
          <table:table-cell office:value-type="float" office:value="0.0000194194" calcext:value-type="float">
            <text:p>1,94194E-05</text:p>
          </table:table-cell>
          <table:table-cell office:value-type="float" office:value="0.0000080338" calcext:value-type="float">
            <text:p>8,0338E-06</text:p>
          </table:table-cell>
          <table:table-cell office:value-type="float" office:value="0.0000010471" calcext:value-type="float">
            <text:p>1,0471E-06</text:p>
          </table:table-cell>
          <table:table-cell office:value-type="float" office:value="0.0000068991" calcext:value-type="float">
            <text:p>6,8991E-06</text:p>
          </table:table-cell>
          <table:table-cell office:value-type="float" office:value="0.0000093075" calcext:value-type="float">
            <text:p>9,3075E-06</text:p>
          </table:table-cell>
          <table:table-cell office:value-type="float" office:value="0.0000061541" calcext:value-type="float">
            <text:p>6,1541E-06</text:p>
          </table:table-cell>
          <table:table-cell office:value-type="float" office:value="0.0000086432" calcext:value-type="float">
            <text:p>8,6432E-06</text:p>
          </table:table-cell>
          <table:table-cell office:value-type="float" office:value="0.0000060139" calcext:value-type="float">
            <text:p>6,0139E-06</text:p>
          </table:table-cell>
          <table:table-cell office:value-type="float" office:value="0.0000082606" calcext:value-type="float">
            <text:p>8,2606E-06</text:p>
          </table:table-cell>
          <table:table-cell office:value-type="float" office:value="0.0000023171" calcext:value-type="float">
            <text:p>2,3171E-06</text:p>
          </table:table-cell>
          <table:table-cell office:value-type="float" office:value="0.0000066256" calcext:value-type="float">
            <text:p>6,6256E-06</text:p>
          </table:table-cell>
          <table:table-cell office:value-type="float" office:value="0.0000084848" calcext:value-type="float">
            <text:p>8,4848E-06</text:p>
          </table:table-cell>
          <table:table-cell office:value-type="float" office:value="0.0000036353" calcext:value-type="float">
            <text:p>3,6353E-06</text:p>
          </table:table-cell>
          <table:table-cell office:value-type="float" office:value="0.0000023137" calcext:value-type="float">
            <text:p>2,3137E-06</text:p>
          </table:table-cell>
          <table:table-cell office:value-type="float" office:value="0.0000064231" calcext:value-type="float">
            <text:p>6,4231E-06</text:p>
          </table:table-cell>
          <table:table-cell office:value-type="float" office:value="0.0000095947" calcext:value-type="float">
            <text:p>9,5947E-06</text:p>
          </table:table-cell>
          <table:table-cell office:value-type="float" office:value="0.000003821" calcext:value-type="float">
            <text:p>3,821E-06</text:p>
          </table:table-cell>
          <table:table-cell office:value-type="float" office:value="0.0000079664" calcext:value-type="float">
            <text:p>7,9664E-06</text:p>
          </table:table-cell>
          <table:table-cell office:value-type="float" office:value="0.0000064183" calcext:value-type="float">
            <text:p>6,4183E-06</text:p>
          </table:table-cell>
          <table:table-cell office:value-type="float" office:value="0.0000117423" calcext:value-type="float">
            <text:p>1,17423E-05</text:p>
          </table:table-cell>
          <table:table-cell office:value-type="float" office:value="0.0000080613" calcext:value-type="float">
            <text:p>8,0613E-06</text:p>
          </table:table-cell>
          <table:table-cell office:value-type="float" office:value="0.0000076319" calcext:value-type="float">
            <text:p>7,6319E-06</text:p>
          </table:table-cell>
          <table:table-cell office:value-type="float" office:value="0.0000044929" calcext:value-type="float">
            <text:p>4,4929E-06</text:p>
          </table:table-cell>
          <table:table-cell office:value-type="float" office:value="0.0000089718" calcext:value-type="float">
            <text:p>8,9718E-06</text:p>
          </table:table-cell>
          <table:table-cell office:value-type="float" office:value="0.0000137296" calcext:value-type="float">
            <text:p>1,37296E-05</text:p>
          </table:table-cell>
          <table:table-cell office:value-type="float" office:value="0.000007987" calcext:value-type="float">
            <text:p>7,987E-06</text:p>
          </table:table-cell>
          <table:table-cell office:value-type="float" office:value="0.0000058876" calcext:value-type="float">
            <text:p>5,8876E-06</text:p>
          </table:table-cell>
          <table:table-cell office:value-type="float" office:value="0.0000081226" calcext:value-type="float">
            <text:p>8,1226E-06</text:p>
          </table:table-cell>
          <table:table-cell office:value-type="float" office:value="0.0000074425" calcext:value-type="float">
            <text:p>7,4425E-06</text:p>
          </table:table-cell>
          <table:table-cell office:value-type="float" office:value="0.0000078351" calcext:value-type="float">
            <text:p>7,8351E-06</text:p>
          </table:table-cell>
          <table:table-cell office:value-type="float" office:value="0.0000030575" calcext:value-type="float">
            <text:p>3,0575E-06</text:p>
          </table:table-cell>
          <table:table-cell office:value-type="float" office:value="0.0000093027" calcext:value-type="float">
            <text:p>9,3027E-06</text:p>
          </table:table-cell>
          <table:table-cell office:value-type="float" office:value="0.0000085859" calcext:value-type="float">
            <text:p>8,5859E-06</text:p>
          </table:table-cell>
          <table:table-cell office:value-type="float" office:value="0.0000105933" calcext:value-type="float">
            <text:p>1,05933E-05</text:p>
          </table:table-cell>
          <table:table-cell office:value-type="float" office:value="0.00000395" calcext:value-type="float">
            <text:p>3,95E-06</text:p>
          </table:table-cell>
          <table:table-cell office:value-type="float" office:value="0.0000054663" calcext:value-type="float">
            <text:p>5,4663E-06</text:p>
          </table:table-cell>
          <table:table-cell office:value-type="float" office:value="0.000002099" calcext:value-type="float">
            <text:p>2,099E-06</text:p>
          </table:table-cell>
          <table:table-cell office:value-type="float" office:value="0.0000024107" calcext:value-type="float">
            <text:p>2,4107E-06</text:p>
          </table:table-cell>
          <table:table-cell office:value-type="float" office:value="0.0000025337" calcext:value-type="float">
            <text:p>2,5337E-06</text:p>
          </table:table-cell>
          <table:table-cell office:value-type="float" office:value="0.0000096567" calcext:value-type="float">
            <text:p>9,6567E-06</text:p>
          </table:table-cell>
          <table:table-cell office:value-type="float" office:value="0.000007518" calcext:value-type="float">
            <text:p>7,518E-06</text:p>
          </table:table-cell>
          <table:table-cell office:value-type="float" office:value="0.0000033538" calcext:value-type="float">
            <text:p>3,3538E-06</text:p>
          </table:table-cell>
          <table:table-cell office:value-type="float" office:value="0.0000021279" calcext:value-type="float">
            <text:p>2,1279E-06</text:p>
          </table:table-cell>
          <table:table-cell office:value-type="float" office:value="0.0000061912" calcext:value-type="float">
            <text:p>6,1912E-06</text:p>
          </table:table-cell>
          <table:table-cell office:value-type="float" office:value="0.0000078798" calcext:value-type="float">
            <text:p>7,8798E-06</text:p>
          </table:table-cell>
          <table:table-cell office:value-type="float" office:value="0.0000055561" calcext:value-type="float">
            <text:p>5,5561E-06</text:p>
          </table:table-cell>
          <table:table-cell office:value-type="float" office:value="0.0000039309" calcext:value-type="float">
            <text:p>3,9309E-06</text:p>
          </table:table-cell>
          <table:table-cell office:value-type="float" office:value="0.0000064937" calcext:value-type="float">
            <text:p>6,4937E-06</text:p>
          </table:table-cell>
          <table:table-cell office:value-type="float" office:value="0.0000042591" calcext:value-type="float">
            <text:p>4,2591E-06</text:p>
          </table:table-cell>
          <table:table-cell office:value-type="float" office:value="0.0000107017" calcext:value-type="float">
            <text:p>1,07017E-05</text:p>
          </table:table-cell>
          <table:table-cell office:value-type="float" office:value="0.0000077142" calcext:value-type="float">
            <text:p>7,7142E-06</text:p>
          </table:table-cell>
          <table:table-cell office:value-type="float" office:value="0.0000067345" calcext:value-type="float">
            <text:p>6,7345E-06</text:p>
          </table:table-cell>
          <table:table-cell office:value-type="float" office:value="0.0000066073" calcext:value-type="float">
            <text:p>6,6073E-06</text:p>
          </table:table-cell>
          <table:table-cell office:value-type="float" office:value="0.0000032941" calcext:value-type="float">
            <text:p>3,2941E-06</text:p>
          </table:table-cell>
          <table:table-cell office:value-type="float" office:value="0.0000014587" calcext:value-type="float">
            <text:p>1,4587E-06</text:p>
          </table:table-cell>
          <table:table-cell office:value-type="float" office:value="0.0000079106" calcext:value-type="float">
            <text:p>7,9106E-06</text:p>
          </table:table-cell>
          <table:table-cell office:value-type="float" office:value="0.0000043555" calcext:value-type="float">
            <text:p>4,3555E-06</text:p>
          </table:table-cell>
          <table:table-cell office:value-type="float" office:value="0.0000070351" calcext:value-type="float">
            <text:p>7,0351E-06</text:p>
          </table:table-cell>
          <table:table-cell office:value-type="float" office:value="0.000001225" calcext:value-type="float">
            <text:p>1,225E-06</text:p>
          </table:table-cell>
          <table:table-cell office:value-type="float" office:value="0.0000016535" calcext:value-type="float">
            <text:p>1,6535E-06</text:p>
          </table:table-cell>
          <table:table-cell office:value-type="float" office:value="0.0000006767" calcext:value-type="float">
            <text:p>6,767E-07</text:p>
          </table:table-cell>
          <table:table-cell office:value-type="float" office:value="0.0000135082" calcext:value-type="float">
            <text:p>1,35082E-05</text:p>
          </table:table-cell>
          <table:table-cell office:value-type="float" office:value="0.0000035951" calcext:value-type="float">
            <text:p>3,5951E-06</text:p>
          </table:table-cell>
          <table:table-cell office:value-type="float" office:value="0.0000032964" calcext:value-type="float">
            <text:p>3,2964E-06</text:p>
          </table:table-cell>
          <table:table-cell office:value-type="float" office:value="0.000007053" calcext:value-type="float">
            <text:p>7,053E-06</text:p>
          </table:table-cell>
          <table:table-cell office:value-type="float" office:value="0.000004766" calcext:value-type="float">
            <text:p>4,766E-06</text:p>
          </table:table-cell>
          <table:table-cell office:value-type="float" office:value="0.0000032748" calcext:value-type="float">
            <text:p>3,2748E-06</text:p>
          </table:table-cell>
          <table:table-cell office:value-type="float" office:value="0.0000010792" calcext:value-type="float">
            <text:p>1,0792E-06</text:p>
          </table:table-cell>
          <table:table-cell office:value-type="float" office:value="0.0000062588" calcext:value-type="float">
            <text:p>6,2588E-06</text:p>
          </table:table-cell>
          <table:table-cell office:value-type="float" office:value="0.0000076727" calcext:value-type="float">
            <text:p>7,6727E-06</text:p>
          </table:table-cell>
          <table:table-cell office:value-type="float" office:value="0.0000075356" calcext:value-type="float">
            <text:p>7,5356E-06</text:p>
          </table:table-cell>
          <table:table-cell office:value-type="float" office:value="0.0000122862" calcext:value-type="float">
            <text:p>1,22862E-05</text:p>
          </table:table-cell>
          <table:table-cell office:value-type="float" office:value="0.0000111686" calcext:value-type="float">
            <text:p>1,11686E-05</text:p>
          </table:table-cell>
          <table:table-cell office:value-type="float" office:value="0.0000066338" calcext:value-type="float">
            <text:p>6,6338E-06</text:p>
          </table:table-cell>
          <table:table-cell office:value-type="float" office:value="0.000009353" calcext:value-type="float">
            <text:p>9,353E-06</text:p>
          </table:table-cell>
          <table:table-cell office:value-type="float" office:value="0.000008988" calcext:value-type="float">
            <text:p>8,988E-06</text:p>
          </table:table-cell>
          <table:table-cell office:value-type="float" office:value="0.0000037179" calcext:value-type="float">
            <text:p>3,7179E-06</text:p>
          </table:table-cell>
          <table:table-cell office:value-type="float" office:value="0.0000081654" calcext:value-type="float">
            <text:p>8,1654E-06</text:p>
          </table:table-cell>
          <table:table-cell office:value-type="float" office:value="0.0000029217" calcext:value-type="float">
            <text:p>2,9217E-06</text:p>
          </table:table-cell>
          <table:table-cell office:value-type="float" office:value="0.0000015646" calcext:value-type="float">
            <text:p>1,5646E-06</text:p>
          </table:table-cell>
          <table:table-cell office:value-type="float" office:value="0.0000073084" calcext:value-type="float">
            <text:p>7,3084E-06</text:p>
          </table:table-cell>
          <table:table-cell office:value-type="float" office:value="0.0000063799" calcext:value-type="float">
            <text:p>6,3799E-06</text:p>
          </table:table-cell>
          <table:table-cell office:value-type="float" office:value="0.0000229213" calcext:value-type="float">
            <text:p>2,29213E-05</text:p>
          </table:table-cell>
          <table:table-cell office:value-type="float" office:value="0.0000027008" calcext:value-type="float">
            <text:p>2,7008E-06</text:p>
          </table:table-cell>
          <table:table-cell office:value-type="float" office:value="0.0000073131" calcext:value-type="float">
            <text:p>7,3131E-06</text:p>
          </table:table-cell>
          <table:table-cell office:value-type="float" office:value="0.0000094088" calcext:value-type="float">
            <text:p>9,4088E-06</text:p>
          </table:table-cell>
          <table:table-cell office:value-type="float" office:value="0.0000023279" calcext:value-type="float">
            <text:p>2,3279E-06</text:p>
          </table:table-cell>
          <table:table-cell office:value-type="float" office:value="0.0000146473" calcext:value-type="float">
            <text:p>1,46473E-05</text:p>
          </table:table-cell>
          <table:table-cell office:value-type="float" office:value="0.0000018934" calcext:value-type="float">
            <text:p>1,8934E-06</text:p>
          </table:table-cell>
          <table:table-cell office:value-type="float" office:value="0.0000073721" calcext:value-type="float">
            <text:p>7,3721E-06</text:p>
          </table:table-cell>
          <table:table-cell office:value-type="float" office:value="0.0000026484" calcext:value-type="float">
            <text:p>2,6484E-06</text:p>
          </table:table-cell>
          <table:table-cell office:value-type="float" office:value="0.0000023463" calcext:value-type="float">
            <text:p>2,3463E-06</text:p>
          </table:table-cell>
          <table:table-cell office:value-type="float" office:value="0.0000020042" calcext:value-type="float">
            <text:p>2,0042E-06</text:p>
          </table:table-cell>
          <table:table-cell office:value-type="float" office:value="0.0000086133" calcext:value-type="float">
            <text:p>8,6133E-06</text:p>
          </table:table-cell>
          <table:table-cell office:value-type="float" office:value="0.0000088719" calcext:value-type="float">
            <text:p>8,8719E-06</text:p>
          </table:table-cell>
          <table:table-cell office:value-type="float" office:value="0.0000051148" calcext:value-type="float">
            <text:p>5,1148E-06</text:p>
          </table:table-cell>
          <table:table-cell office:value-type="float" office:value="0.0000090683" calcext:value-type="float">
            <text:p>9,0683E-06</text:p>
          </table:table-cell>
          <table:table-cell office:value-type="float" office:value="0.000006325" calcext:value-type="float">
            <text:p>6,325E-06</text:p>
          </table:table-cell>
          <table:table-cell office:value-type="float" office:value="0.0000085586" calcext:value-type="float">
            <text:p>8,5586E-06</text:p>
          </table:table-cell>
          <table:table-cell office:value-type="float" office:value="0.0000142181" calcext:value-type="float">
            <text:p>1,42181E-05</text:p>
          </table:table-cell>
          <table:table-cell office:value-type="float" office:value="0.0000062487" calcext:value-type="float">
            <text:p>6,2487E-06</text:p>
          </table:table-cell>
          <table:table-cell office:value-type="float" office:value="0.0000022428" calcext:value-type="float">
            <text:p>2,2428E-06</text:p>
          </table:table-cell>
          <table:table-cell office:value-type="float" office:value="0.0000038134" calcext:value-type="float">
            <text:p>3,8134E-06</text:p>
          </table:table-cell>
          <table:table-cell office:value-type="float" office:value="0.0000015982" calcext:value-type="float">
            <text:p>1,5982E-06</text:p>
          </table:table-cell>
          <table:table-cell office:value-type="float" office:value="0.0000015622" calcext:value-type="float">
            <text:p>1,5622E-06</text:p>
          </table:table-cell>
          <table:table-cell office:value-type="float" office:value="0.0000075037" calcext:value-type="float">
            <text:p>7,5037E-06</text:p>
          </table:table-cell>
          <table:table-cell office:value-type="float" office:value="0.0000091446" calcext:value-type="float">
            <text:p>9,1446E-06</text:p>
          </table:table-cell>
          <table:table-cell office:value-type="float" office:value="0.0000084409" calcext:value-type="float">
            <text:p>8,4409E-06</text:p>
          </table:table-cell>
          <table:table-cell office:value-type="float" office:value="0.0000097165" calcext:value-type="float">
            <text:p>9,7165E-06</text:p>
          </table:table-cell>
          <table:table-cell office:value-type="float" office:value="0.0000041139" calcext:value-type="float">
            <text:p>4,1139E-06</text:p>
          </table:table-cell>
          <table:table-cell office:value-type="float" office:value="0.0000098318" calcext:value-type="float">
            <text:p>9,8318E-06</text:p>
          </table:table-cell>
          <table:table-cell office:value-type="float" office:value="0.0000032961" calcext:value-type="float">
            <text:p>3,2961E-06</text:p>
          </table:table-cell>
          <table:table-cell office:value-type="float" office:value="0.0000027695" calcext:value-type="float">
            <text:p>2,7695E-06</text:p>
          </table:table-cell>
          <table:table-cell office:value-type="float" office:value="0.0000075237" calcext:value-type="float">
            <text:p>7,5237E-06</text:p>
          </table:table-cell>
          <table:table-cell office:value-type="float" office:value="0.0000056655" calcext:value-type="float">
            <text:p>5,6655E-06</text:p>
          </table:table-cell>
          <table:table-cell office:value-type="float" office:value="0.0000049142" calcext:value-type="float">
            <text:p>4,9142E-06</text:p>
          </table:table-cell>
          <table:table-cell office:value-type="float" office:value="0.0000028099" calcext:value-type="float">
            <text:p>2,8099E-06</text:p>
          </table:table-cell>
          <table:table-cell office:value-type="float" office:value="0.0000015336" calcext:value-type="float">
            <text:p>1,5336E-06</text:p>
          </table:table-cell>
          <table:table-cell office:value-type="float" office:value="0.0000026744" calcext:value-type="float">
            <text:p>2,6744E-06</text:p>
          </table:table-cell>
          <table:table-cell office:value-type="float" office:value="0.0000067227" calcext:value-type="float">
            <text:p>6,7227E-06</text:p>
          </table:table-cell>
          <table:table-cell office:value-type="float" office:value="0.000009144" calcext:value-type="float">
            <text:p>9,144E-06</text:p>
          </table:table-cell>
          <table:table-cell office:value-type="float" office:value="0.0000070269" calcext:value-type="float">
            <text:p>7,0269E-06</text:p>
          </table:table-cell>
          <table:table-cell office:value-type="float" office:value="0.0000120751" calcext:value-type="float">
            <text:p>1,20751E-05</text:p>
          </table:table-cell>
          <table:table-cell office:value-type="float" office:value="0.0000091832" calcext:value-type="float">
            <text:p>9,1832E-06</text:p>
          </table:table-cell>
          <table:table-cell office:value-type="float" office:value="0.0000067645" calcext:value-type="float">
            <text:p>6,7645E-06</text:p>
          </table:table-cell>
          <table:table-cell office:value-type="float" office:value="0.0000074561" calcext:value-type="float">
            <text:p>7,4561E-06</text:p>
          </table:table-cell>
          <table:table-cell office:value-type="float" office:value="0.0000037948" calcext:value-type="float">
            <text:p>3,7948E-06</text:p>
          </table:table-cell>
          <table:table-cell office:value-type="float" office:value="0.0000109656" calcext:value-type="float">
            <text:p>1,09656E-05</text:p>
          </table:table-cell>
          <table:table-cell office:value-type="float" office:value="0.0000109687" calcext:value-type="float">
            <text:p>1,09687E-05</text:p>
          </table:table-cell>
          <table:table-cell office:value-type="float" office:value="0.0000088482" calcext:value-type="float">
            <text:p>8,8482E-06</text:p>
          </table:table-cell>
          <table:table-cell office:value-type="float" office:value="0.0000099105" calcext:value-type="float">
            <text:p>9,9105E-06</text:p>
          </table:table-cell>
          <table:table-cell office:value-type="float" office:value="0.0000041885" calcext:value-type="float">
            <text:p>4,1885E-06</text:p>
          </table:table-cell>
          <table:table-cell office:value-type="float" office:value="0.0000089252" calcext:value-type="float">
            <text:p>8,9252E-06</text:p>
          </table:table-cell>
          <table:table-cell office:value-type="float" office:value="0.0000038164" calcext:value-type="float">
            <text:p>3,8164E-06</text:p>
          </table:table-cell>
          <table:table-cell office:value-type="float" office:value="0.0000065738" calcext:value-type="float">
            <text:p>6,5738E-06</text:p>
          </table:table-cell>
          <table:table-cell office:value-type="float" office:value="0.000010897" calcext:value-type="float">
            <text:p>1,0897E-05</text:p>
          </table:table-cell>
          <table:table-cell office:value-type="float" office:value="0.0000025383" calcext:value-type="float">
            <text:p>2,5383E-06</text:p>
          </table:table-cell>
          <table:table-cell office:value-type="float" office:value="0.0000056425" calcext:value-type="float">
            <text:p>5,6425E-06</text:p>
          </table:table-cell>
          <table:table-cell office:value-type="float" office:value="0.0000007787" calcext:value-type="float">
            <text:p>7,787E-07</text:p>
          </table:table-cell>
          <table:table-cell office:value-type="float" office:value="0.0000061156" calcext:value-type="float">
            <text:p>6,1156E-06</text:p>
          </table:table-cell>
          <table:table-cell office:value-type="float" office:value="0.0000090515" calcext:value-type="float">
            <text:p>9,0515E-06</text:p>
          </table:table-cell>
          <table:table-cell office:value-type="float" office:value="0.0000032802" calcext:value-type="float">
            <text:p>3,2802E-06</text:p>
          </table:table-cell>
          <table:table-cell office:value-type="float" office:value="0.0000094052" calcext:value-type="float">
            <text:p>9,4052E-06</text:p>
          </table:table-cell>
          <table:table-cell office:value-type="float" office:value="0.0000144667" calcext:value-type="float">
            <text:p>1,44667E-05</text:p>
          </table:table-cell>
          <table:table-cell office:value-type="float" office:value="0.0000094087" calcext:value-type="float">
            <text:p>9,4087E-06</text:p>
          </table:table-cell>
          <table:table-cell office:value-type="float" office:value="0.0000071229" calcext:value-type="float">
            <text:p>7,1229E-06</text:p>
          </table:table-cell>
          <table:table-cell office:value-type="float" office:value="0.0000023394" calcext:value-type="float">
            <text:p>2,3394E-06</text:p>
          </table:table-cell>
          <table:table-cell office:value-type="float" office:value="0.0000024753" calcext:value-type="float">
            <text:p>2,4753E-06</text:p>
          </table:table-cell>
          <table:table-cell office:value-type="float" office:value="0.0000106838" calcext:value-type="float">
            <text:p>1,06838E-05</text:p>
          </table:table-cell>
          <table:table-cell office:value-type="float" office:value="0.0000082774" calcext:value-type="float">
            <text:p>8,2774E-06</text:p>
          </table:table-cell>
          <table:table-cell office:value-type="float" office:value="0.0000048486" calcext:value-type="float">
            <text:p>4,8486E-06</text:p>
          </table:table-cell>
          <table:table-cell office:value-type="float" office:value="0.0000042959" calcext:value-type="float">
            <text:p>4,2959E-06</text:p>
          </table:table-cell>
          <table:table-cell office:value-type="float" office:value="0.000012698" calcext:value-type="float">
            <text:p>1,2698E-05</text:p>
          </table:table-cell>
          <table:table-cell office:value-type="float" office:value="0.0000041703" calcext:value-type="float">
            <text:p>4,1703E-06</text:p>
          </table:table-cell>
          <table:table-cell office:value-type="float" office:value="0.0000055043" calcext:value-type="float">
            <text:p>5,5043E-06</text:p>
          </table:table-cell>
          <table:table-cell office:value-type="float" office:value="0.0000079498" calcext:value-type="float">
            <text:p>7,9498E-06</text:p>
          </table:table-cell>
          <table:table-cell office:value-type="float" office:value="0.0000123354" calcext:value-type="float">
            <text:p>1,23354E-05</text:p>
          </table:table-cell>
          <table:table-cell office:value-type="float" office:value="0.0000100596" calcext:value-type="float">
            <text:p>1,00596E-05</text:p>
          </table:table-cell>
          <table:table-cell office:value-type="float" office:value="0.0000078998" calcext:value-type="float">
            <text:p>7,8998E-06</text:p>
          </table:table-cell>
          <table:table-cell office:value-type="float" office:value="0.0000149521" calcext:value-type="float">
            <text:p>1,49521E-05</text:p>
          </table:table-cell>
          <table:table-cell office:value-type="float" office:value="0.0000084572" calcext:value-type="float">
            <text:p>8,4572E-06</text:p>
          </table:table-cell>
          <table:table-cell office:value-type="float" office:value="0.0000110013" calcext:value-type="float">
            <text:p>1,10013E-05</text:p>
          </table:table-cell>
          <table:table-cell office:value-type="float" office:value="0.0000113255" calcext:value-type="float">
            <text:p>1,13255E-05</text:p>
          </table:table-cell>
          <table:table-cell office:value-type="float" office:value="0.0000100614" calcext:value-type="float">
            <text:p>1,00614E-05</text:p>
          </table:table-cell>
          <table:table-cell office:value-type="float" office:value="0.0000097679" calcext:value-type="float">
            <text:p>9,7679E-06</text:p>
          </table:table-cell>
          <table:table-cell office:value-type="float" office:value="0.0000039245" calcext:value-type="float">
            <text:p>3,9245E-06</text:p>
          </table:table-cell>
          <table:table-cell office:value-type="float" office:value="0.0000036537" calcext:value-type="float">
            <text:p>3,6537E-06</text:p>
          </table:table-cell>
          <table:table-cell office:value-type="float" office:value="0.0000038657" calcext:value-type="float">
            <text:p>3,8657E-06</text:p>
          </table:table-cell>
          <table:table-cell office:value-type="float" office:value="0.0000106951" calcext:value-type="float">
            <text:p>1,06951E-05</text:p>
          </table:table-cell>
          <table:table-cell office:value-type="float" office:value="0.000015926" calcext:value-type="float">
            <text:p>1,5926E-05</text:p>
          </table:table-cell>
          <table:table-cell office:value-type="float" office:value="0.0000033519" calcext:value-type="float">
            <text:p>3,3519E-06</text:p>
          </table:table-cell>
          <table:table-cell office:value-type="float" office:value="0.0000021243" calcext:value-type="float">
            <text:p>2,1243E-06</text:p>
          </table:table-cell>
          <table:table-cell office:value-type="float" office:value="0.000010073" calcext:value-type="float">
            <text:p>1,0073E-05</text:p>
          </table:table-cell>
          <table:table-cell office:value-type="float" office:value="0.0000094075" calcext:value-type="float">
            <text:p>9,4075E-06</text:p>
          </table:table-cell>
          <table:table-cell office:value-type="float" office:value="0.0000071131" calcext:value-type="float">
            <text:p>7,1131E-06</text:p>
          </table:table-cell>
          <table:table-cell office:value-type="float" office:value="0.0000068286" calcext:value-type="float">
            <text:p>6,8286E-06</text:p>
          </table:table-cell>
          <table:table-cell office:value-type="float" office:value="0.0000006762" calcext:value-type="float">
            <text:p>6,762E-07</text:p>
          </table:table-cell>
          <table:table-cell office:value-type="float" office:value="0.0000088415" calcext:value-type="float">
            <text:p>8,8415E-06</text:p>
          </table:table-cell>
          <table:table-cell office:value-type="float" office:value="0.0000016248" calcext:value-type="float">
            <text:p>1,6248E-06</text:p>
          </table:table-cell>
          <table:table-cell office:value-type="float" office:value="0.0000012588" calcext:value-type="float">
            <text:p>1,2588E-06</text:p>
          </table:table-cell>
          <table:table-cell office:value-type="float" office:value="0.0000067061" calcext:value-type="float">
            <text:p>6,7061E-06</text:p>
          </table:table-cell>
          <table:table-cell office:value-type="float" office:value="0.0000037475" calcext:value-type="float">
            <text:p>3,7475E-06</text:p>
          </table:table-cell>
          <table:table-cell office:value-type="float" office:value="0.0000122617" calcext:value-type="float">
            <text:p>1,22617E-05</text:p>
          </table:table-cell>
          <table:table-cell office:value-type="float" office:value="0.0000037277" calcext:value-type="float">
            <text:p>3,7277E-06</text:p>
          </table:table-cell>
          <table:table-cell office:value-type="float" office:value="0.0000010267" calcext:value-type="float">
            <text:p>1,0267E-06</text:p>
          </table:table-cell>
          <table:table-cell office:value-type="float" office:value="0.0000068434" calcext:value-type="float">
            <text:p>6,8434E-06</text:p>
          </table:table-cell>
          <table:table-cell office:value-type="float" office:value="0.0000014192" calcext:value-type="float">
            <text:p>1,4192E-06</text:p>
          </table:table-cell>
          <table:table-cell office:value-type="float" office:value="0.0000110768" calcext:value-type="float">
            <text:p>1,10768E-05</text:p>
          </table:table-cell>
          <table:table-cell office:value-type="float" office:value="0.0000106856" calcext:value-type="float">
            <text:p>1,06856E-05</text:p>
          </table:table-cell>
          <table:table-cell office:value-type="float" office:value="0.0000057529" calcext:value-type="float">
            <text:p>5,7529E-06</text:p>
          </table:table-cell>
          <table:table-cell office:value-type="float" office:value="0.0000041253" calcext:value-type="float">
            <text:p>4,1253E-06</text:p>
          </table:table-cell>
          <table:table-cell office:value-type="float" office:value="0.0000008637" calcext:value-type="float">
            <text:p>8,637E-07</text:p>
          </table:table-cell>
          <table:table-cell office:value-type="float" office:value="0.0000034012" calcext:value-type="float">
            <text:p>3,4012E-06</text:p>
          </table:table-cell>
          <table:table-cell office:value-type="float" office:value="0.0000071468" calcext:value-type="float">
            <text:p>7,1468E-06</text:p>
          </table:table-cell>
          <table:table-cell office:value-type="float" office:value="0.0000032055" calcext:value-type="float">
            <text:p>3,2055E-06</text:p>
          </table:table-cell>
          <table:table-cell office:value-type="float" office:value="0.0000026811" calcext:value-type="float">
            <text:p>2,6811E-06</text:p>
          </table:table-cell>
          <table:table-cell office:value-type="float" office:value="0.0000085716" calcext:value-type="float">
            <text:p>8,5716E-06</text:p>
          </table:table-cell>
          <table:table-cell office:value-type="float" office:value="0.000012864" calcext:value-type="float">
            <text:p>1,2864E-05</text:p>
          </table:table-cell>
          <table:table-cell office:value-type="float" office:value="0.0000078915" calcext:value-type="float">
            <text:p>7,8915E-06</text:p>
          </table:table-cell>
          <table:table-cell office:value-type="float" office:value="0.0000036548" calcext:value-type="float">
            <text:p>3,6548E-06</text:p>
          </table:table-cell>
          <table:table-cell office:value-type="float" office:value="0.0000020049" calcext:value-type="float">
            <text:p>2,0049E-06</text:p>
          </table:table-cell>
          <table:table-cell office:value-type="float" office:value="0.0000020852" calcext:value-type="float">
            <text:p>2,0852E-06</text:p>
          </table:table-cell>
          <table:table-cell office:value-type="float" office:value="0.0000049209" calcext:value-type="float">
            <text:p>4,9209E-06</text:p>
          </table:table-cell>
          <table:table-cell office:value-type="float" office:value="0.0000025442" calcext:value-type="float">
            <text:p>2,5442E-06</text:p>
          </table:table-cell>
          <table:table-cell office:value-type="float" office:value="0.0000074015" calcext:value-type="float">
            <text:p>7,4015E-06</text:p>
          </table:table-cell>
          <table:table-cell office:value-type="float" office:value="0.0000062811" calcext:value-type="float">
            <text:p>6,2811E-06</text:p>
          </table:table-cell>
          <table:table-cell office:value-type="float" office:value="0.0000117229" calcext:value-type="float">
            <text:p>1,17229E-05</text:p>
          </table:table-cell>
          <table:table-cell office:value-type="float" office:value="0.0000080059" calcext:value-type="float">
            <text:p>8,0059E-06</text:p>
          </table:table-cell>
          <table:table-cell office:value-type="float" office:value="0.0000095207" calcext:value-type="float">
            <text:p>9,5207E-06</text:p>
          </table:table-cell>
          <table:table-cell office:value-type="float" office:value="0.0000066748" calcext:value-type="float">
            <text:p>6,6748E-06</text:p>
          </table:table-cell>
          <table:table-cell office:value-type="float" office:value="0.0000055037" calcext:value-type="float">
            <text:p>5,5037E-06</text:p>
          </table:table-cell>
          <table:table-cell office:value-type="float" office:value="0.0000081178" calcext:value-type="float">
            <text:p>8,1178E-06</text:p>
          </table:table-cell>
          <table:table-cell office:value-type="float" office:value="0.0000015535" calcext:value-type="float">
            <text:p>1,5535E-06</text:p>
          </table:table-cell>
          <table:table-cell office:value-type="float" office:value="0.0000156022" calcext:value-type="float">
            <text:p>1,56022E-05</text:p>
          </table:table-cell>
          <table:table-cell office:value-type="float" office:value="0.0000019343" calcext:value-type="float">
            <text:p>1,9343E-06</text:p>
          </table:table-cell>
          <table:table-cell office:value-type="float" office:value="0.0000124736" calcext:value-type="float">
            <text:p>1,24736E-05</text:p>
          </table:table-cell>
          <table:table-cell office:value-type="float" office:value="0.0000014921" calcext:value-type="float">
            <text:p>1,4921E-06</text:p>
          </table:table-cell>
          <table:table-cell office:value-type="float" office:value="0.0000020626" calcext:value-type="float">
            <text:p>2,0626E-06</text:p>
          </table:table-cell>
          <table:table-cell office:value-type="float" office:value="0.0000071432" calcext:value-type="float">
            <text:p>7,1432E-06</text:p>
          </table:table-cell>
          <table:table-cell office:value-type="float" office:value="0.0000014802" calcext:value-type="float">
            <text:p>1,4802E-06</text:p>
          </table:table-cell>
          <table:table-cell office:value-type="float" office:value="0.0000025747" calcext:value-type="float">
            <text:p>2,5747E-06</text:p>
          </table:table-cell>
          <table:table-cell office:value-type="float" office:value="0.0000016357" calcext:value-type="float">
            <text:p>1,6357E-06</text:p>
          </table:table-cell>
          <table:table-cell office:value-type="float" office:value="0.0000144357" calcext:value-type="float">
            <text:p>1,44357E-05</text:p>
          </table:table-cell>
          <table:table-cell office:value-type="float" office:value="0.0000067057" calcext:value-type="float">
            <text:p>6,7057E-06</text:p>
          </table:table-cell>
          <table:table-cell office:value-type="float" office:value="0.0000169003" calcext:value-type="float">
            <text:p>1,69003E-05</text:p>
          </table:table-cell>
          <table:table-cell office:value-type="float" office:value="0.0000011596" calcext:value-type="float">
            <text:p>1,1596E-06</text:p>
          </table:table-cell>
          <table:table-cell office:value-type="float" office:value="0.0000015705" calcext:value-type="float">
            <text:p>1,5705E-06</text:p>
          </table:table-cell>
          <table:table-cell office:value-type="float" office:value="0.0000009523" calcext:value-type="float">
            <text:p>9,523E-07</text:p>
          </table:table-cell>
          <table:table-cell office:value-type="float" office:value="0.0000025511" calcext:value-type="float">
            <text:p>2,5511E-06</text:p>
          </table:table-cell>
          <table:table-cell office:value-type="float" office:value="0.0000065924" calcext:value-type="float">
            <text:p>6,5924E-06</text:p>
          </table:table-cell>
          <table:table-cell office:value-type="float" office:value="0.0000063824" calcext:value-type="float">
            <text:p>6,3824E-06</text:p>
          </table:table-cell>
          <table:table-cell office:value-type="float" office:value="0.0000080258" calcext:value-type="float">
            <text:p>8,0258E-06</text:p>
          </table:table-cell>
          <table:table-cell office:value-type="float" office:value="0.0000064842" calcext:value-type="float">
            <text:p>6,4842E-06</text:p>
          </table:table-cell>
          <table:table-cell office:value-type="float" office:value="0.0000015622" calcext:value-type="float">
            <text:p>1,5622E-06</text:p>
          </table:table-cell>
          <table:table-cell office:value-type="float" office:value="0.0000066897" calcext:value-type="float">
            <text:p>6,6897E-06</text:p>
          </table:table-cell>
          <table:table-cell office:value-type="float" office:value="0.0000015833" calcext:value-type="float">
            <text:p>1,5833E-06</text:p>
          </table:table-cell>
          <table:table-cell office:value-type="float" office:value="0.0000018199" calcext:value-type="float">
            <text:p>1,8199E-06</text:p>
          </table:table-cell>
          <table:table-cell office:value-type="float" office:value="0.0000012854" calcext:value-type="float">
            <text:p>1,2854E-06</text:p>
          </table:table-cell>
          <table:table-cell office:value-type="float" office:value="0.0000066703" calcext:value-type="float">
            <text:p>6,6703E-06</text:p>
          </table:table-cell>
          <table:table-cell office:value-type="float" office:value="0.0000082459" calcext:value-type="float">
            <text:p>8,2459E-06</text:p>
          </table:table-cell>
          <table:table-cell office:value-type="float" office:value="0.0000038068" calcext:value-type="float">
            <text:p>3,8068E-06</text:p>
          </table:table-cell>
          <table:table-cell office:value-type="float" office:value="0.0000033777" calcext:value-type="float">
            <text:p>3,3777E-06</text:p>
          </table:table-cell>
          <table:table-cell office:value-type="float" office:value="0.0000022208" calcext:value-type="float">
            <text:p>2,2208E-06</text:p>
          </table:table-cell>
          <table:table-cell office:value-type="float" office:value="0.0000106607" calcext:value-type="float">
            <text:p>1,06607E-05</text:p>
          </table:table-cell>
          <table:table-cell office:value-type="float" office:value="0.0000073967" calcext:value-type="float">
            <text:p>7,3967E-06</text:p>
          </table:table-cell>
          <table:table-cell office:value-type="float" office:value="0.000005984" calcext:value-type="float">
            <text:p>5,984E-06</text:p>
          </table:table-cell>
          <table:table-cell office:value-type="float" office:value="0.0000064848" calcext:value-type="float">
            <text:p>6,4848E-06</text:p>
          </table:table-cell>
          <table:table-cell office:value-type="float" office:value="0.0000048279" calcext:value-type="float">
            <text:p>4,8279E-06</text:p>
          </table:table-cell>
          <table:table-cell office:value-type="float" office:value="0.0000090078" calcext:value-type="float">
            <text:p>9,0078E-06</text:p>
          </table:table-cell>
          <table:table-cell office:value-type="float" office:value="0.0000029826" calcext:value-type="float">
            <text:p>2,9826E-06</text:p>
          </table:table-cell>
          <table:table-cell office:value-type="float" office:value="0.0000053483" calcext:value-type="float">
            <text:p>5,3483E-06</text:p>
          </table:table-cell>
          <table:table-cell office:value-type="float" office:value="0.0000024021" calcext:value-type="float">
            <text:p>2,4021E-06</text:p>
          </table:table-cell>
          <table:table-cell office:value-type="float" office:value="0.0000015905" calcext:value-type="float">
            <text:p>1,5905E-06</text:p>
          </table:table-cell>
          <table:table-cell office:value-type="float" office:value="0.000007527" calcext:value-type="float">
            <text:p>7,527E-06</text:p>
          </table:table-cell>
          <table:table-cell office:value-type="float" office:value="0.0000025237" calcext:value-type="float">
            <text:p>2,5237E-06</text:p>
          </table:table-cell>
          <table:table-cell office:value-type="float" office:value="0.0000104372" calcext:value-type="float">
            <text:p>1,04372E-05</text:p>
          </table:table-cell>
          <table:table-cell office:value-type="float" office:value="0.0000093036" calcext:value-type="float">
            <text:p>9,3036E-06</text:p>
          </table:table-cell>
          <table:table-cell office:value-type="float" office:value="0.0000057079" calcext:value-type="float">
            <text:p>5,7079E-06</text:p>
          </table:table-cell>
          <table:table-cell office:value-type="float" office:value="0.0000006748" calcext:value-type="float">
            <text:p>6,748E-07</text:p>
          </table:table-cell>
          <table:table-cell office:value-type="float" office:value="0.0000095268" calcext:value-type="float">
            <text:p>9,5268E-06</text:p>
          </table:table-cell>
          <table:table-cell office:value-type="float" office:value="0.0000061158" calcext:value-type="float">
            <text:p>6,1158E-06</text:p>
          </table:table-cell>
          <table:table-cell office:value-type="float" office:value="0.0000071982" calcext:value-type="float">
            <text:p>7,1982E-06</text:p>
          </table:table-cell>
          <table:table-cell office:value-type="float" office:value="0.0000039886" calcext:value-type="float">
            <text:p>3,9886E-06</text:p>
          </table:table-cell>
          <table:table-cell office:value-type="float" office:value="0.0000116477" calcext:value-type="float">
            <text:p>1,16477E-05</text:p>
          </table:table-cell>
          <table:table-cell office:value-type="float" office:value="0.0000084914" calcext:value-type="float">
            <text:p>8,4914E-06</text:p>
          </table:table-cell>
          <table:table-cell office:value-type="float" office:value="0.0000057091" calcext:value-type="float">
            <text:p>5,7091E-06</text:p>
          </table:table-cell>
          <table:table-cell office:value-type="float" office:value="0.000002357" calcext:value-type="float">
            <text:p>2,357E-06</text:p>
          </table:table-cell>
          <table:table-cell office:value-type="float" office:value="0.0000029022" calcext:value-type="float">
            <text:p>2,9022E-06</text:p>
          </table:table-cell>
          <table:table-cell office:value-type="float" office:value="0.0000098719" calcext:value-type="float">
            <text:p>9,8719E-06</text:p>
          </table:table-cell>
          <table:table-cell office:value-type="float" office:value="0.0000094484" calcext:value-type="float">
            <text:p>9,4484E-06</text:p>
          </table:table-cell>
          <table:table-cell office:value-type="float" office:value="0.0000047597" calcext:value-type="float">
            <text:p>4,7597E-06</text:p>
          </table:table-cell>
          <table:table-cell office:value-type="float" office:value="0.0000122374" calcext:value-type="float">
            <text:p>1,22374E-05</text:p>
          </table:table-cell>
          <table:table-cell office:value-type="float" office:value="0.0000128959" calcext:value-type="float">
            <text:p>1,28959E-05</text:p>
          </table:table-cell>
          <table:table-cell office:value-type="float" office:value="0.000015468" calcext:value-type="float">
            <text:p>1,5468E-05</text:p>
          </table:table-cell>
          <table:table-cell office:value-type="float" office:value="0.0000057033" calcext:value-type="float">
            <text:p>5,7033E-06</text:p>
          </table:table-cell>
          <table:table-cell office:value-type="float" office:value="0.000002495" calcext:value-type="float">
            <text:p>2,495E-06</text:p>
          </table:table-cell>
          <table:table-cell office:value-type="float" office:value="0.0000083759" calcext:value-type="float">
            <text:p>8,3759E-06</text:p>
          </table:table-cell>
          <table:table-cell office:value-type="float" office:value="0.000006147" calcext:value-type="float">
            <text:p>6,147E-06</text:p>
          </table:table-cell>
          <table:table-cell office:value-type="float" office:value="0.0000041189" calcext:value-type="float">
            <text:p>4,1189E-06</text:p>
          </table:table-cell>
          <table:table-cell office:value-type="float" office:value="0.0000079332" calcext:value-type="float">
            <text:p>7,9332E-06</text:p>
          </table:table-cell>
          <table:table-cell office:value-type="float" office:value="0.0000052418" calcext:value-type="float">
            <text:p>5,2418E-06</text:p>
          </table:table-cell>
          <table:table-cell office:value-type="float" office:value="0.0000116071" calcext:value-type="float">
            <text:p>1,16071E-05</text:p>
          </table:table-cell>
          <table:table-cell office:value-type="float" office:value="0.000010078" calcext:value-type="float">
            <text:p>1,0078E-05</text:p>
          </table:table-cell>
          <table:table-cell office:value-type="float" office:value="0.0000075783" calcext:value-type="float">
            <text:p>7,5783E-06</text:p>
          </table:table-cell>
          <table:table-cell office:value-type="float" office:value="0.0000133431" calcext:value-type="float">
            <text:p>1,33431E-05</text:p>
          </table:table-cell>
          <table:table-cell office:value-type="float" office:value="0.0000076147" calcext:value-type="float">
            <text:p>7,6147E-06</text:p>
          </table:table-cell>
          <table:table-cell office:value-type="float" office:value="0.0000017563" calcext:value-type="float">
            <text:p>1,7563E-06</text:p>
          </table:table-cell>
          <table:table-cell office:value-type="float" office:value="0.0000071957" calcext:value-type="float">
            <text:p>7,1957E-06</text:p>
          </table:table-cell>
          <table:table-cell office:value-type="float" office:value="0.0000106273" calcext:value-type="float">
            <text:p>1,06273E-05</text:p>
          </table:table-cell>
          <table:table-cell office:value-type="float" office:value="0.000003281" calcext:value-type="float">
            <text:p>3,281E-06</text:p>
          </table:table-cell>
          <table:table-cell office:value-type="float" office:value="0.0000020349" calcext:value-type="float">
            <text:p>2,0349E-06</text:p>
          </table:table-cell>
          <table:table-cell office:value-type="float" office:value="0.0000017594" calcext:value-type="float">
            <text:p>1,7594E-06</text:p>
          </table:table-cell>
          <table:table-cell office:value-type="float" office:value="0.0000080852" calcext:value-type="float">
            <text:p>8,0852E-06</text:p>
          </table:table-cell>
          <table:table-cell office:value-type="float" office:value="0.0000054646" calcext:value-type="float">
            <text:p>5,4646E-06</text:p>
          </table:table-cell>
          <table:table-cell office:value-type="float" office:value="0.0000023624" calcext:value-type="float">
            <text:p>2,3624E-06</text:p>
          </table:table-cell>
          <table:table-cell office:value-type="float" office:value="0.0000024955" calcext:value-type="float">
            <text:p>2,4955E-06</text:p>
          </table:table-cell>
          <table:table-cell office:value-type="float" office:value="0.0000059771" calcext:value-type="float">
            <text:p>5,9771E-06</text:p>
          </table:table-cell>
          <table:table-cell office:value-type="float" office:value="0.0000073367" calcext:value-type="float">
            <text:p>7,3367E-06</text:p>
          </table:table-cell>
          <table:table-cell office:value-type="float" office:value="0.0000090574" calcext:value-type="float">
            <text:p>9,0574E-06</text:p>
          </table:table-cell>
          <table:table-cell office:value-type="float" office:value="0.0000126424" calcext:value-type="float">
            <text:p>1,26424E-05</text:p>
          </table:table-cell>
          <table:table-cell office:value-type="float" office:value="0.0000033364" calcext:value-type="float">
            <text:p>3,3364E-06</text:p>
          </table:table-cell>
          <table:table-cell office:value-type="float" office:value="0.0000031494" calcext:value-type="float">
            <text:p>3,1494E-06</text:p>
          </table:table-cell>
          <table:table-cell office:value-type="float" office:value="0.000000881" calcext:value-type="float">
            <text:p>8,81E-07</text:p>
          </table:table-cell>
          <table:table-cell office:value-type="float" office:value="0.0000118312" calcext:value-type="float">
            <text:p>1,18312E-05</text:p>
          </table:table-cell>
          <table:table-cell office:value-type="float" office:value="0.0000032042" calcext:value-type="float">
            <text:p>3,2042E-06</text:p>
          </table:table-cell>
          <table:table-cell office:value-type="float" office:value="0.0000023307" calcext:value-type="float">
            <text:p>2,3307E-06</text:p>
          </table:table-cell>
          <table:table-cell office:value-type="float" office:value="0.0000101159" calcext:value-type="float">
            <text:p>1,01159E-05</text:p>
          </table:table-cell>
          <table:table-cell office:value-type="float" office:value="0.0000069629" calcext:value-type="float">
            <text:p>6,9629E-06</text:p>
          </table:table-cell>
          <table:table-cell office:value-type="float" office:value="0.000002073" calcext:value-type="float">
            <text:p>2,073E-06</text:p>
          </table:table-cell>
          <table:table-cell office:value-type="float" office:value="0.0000061871" calcext:value-type="float">
            <text:p>6,1871E-06</text:p>
          </table:table-cell>
          <table:table-cell office:value-type="float" office:value="0.0000054813" calcext:value-type="float">
            <text:p>5,4813E-06</text:p>
          </table:table-cell>
          <table:table-cell office:value-type="float" office:value="0.0000023061" calcext:value-type="float">
            <text:p>2,3061E-06</text:p>
          </table:table-cell>
          <table:table-cell office:value-type="float" office:value="0.00000712" calcext:value-type="float">
            <text:p>7,12E-06</text:p>
          </table:table-cell>
          <table:table-cell office:value-type="float" office:value="0.0000095397" calcext:value-type="float">
            <text:p>9,5397E-06</text:p>
          </table:table-cell>
          <table:table-cell office:value-type="float" office:value="0.0000011737" calcext:value-type="float">
            <text:p>1,1737E-06</text:p>
          </table:table-cell>
          <table:table-cell office:value-type="float" office:value="0.0000065822" calcext:value-type="float">
            <text:p>6,5822E-06</text:p>
          </table:table-cell>
          <table:table-cell office:value-type="float" office:value="0.0000130559" calcext:value-type="float">
            <text:p>1,30559E-05</text:p>
          </table:table-cell>
          <table:table-cell office:value-type="float" office:value="0.0000090451" calcext:value-type="float">
            <text:p>9,0451E-06</text:p>
          </table:table-cell>
          <table:table-cell office:value-type="float" office:value="0.0000032748" calcext:value-type="float">
            <text:p>3,2748E-06</text:p>
          </table:table-cell>
          <table:table-cell office:value-type="float" office:value="0.0000052458" calcext:value-type="float">
            <text:p>5,2458E-06</text:p>
          </table:table-cell>
          <table:table-cell office:value-type="float" office:value="0.0000056095" calcext:value-type="float">
            <text:p>5,6095E-06</text:p>
          </table:table-cell>
          <table:table-cell office:value-type="float" office:value="0.0000100945" calcext:value-type="float">
            <text:p>1,00945E-05</text:p>
          </table:table-cell>
          <table:table-cell office:value-type="float" office:value="0.0000156488" calcext:value-type="float">
            <text:p>1,56488E-05</text:p>
          </table:table-cell>
          <table:table-cell office:value-type="float" office:value="0.0000065539" calcext:value-type="float">
            <text:p>6,5539E-06</text:p>
          </table:table-cell>
          <table:table-cell office:value-type="float" office:value="0.0000077495" calcext:value-type="float">
            <text:p>7,7495E-06</text:p>
          </table:table-cell>
          <table:table-cell office:value-type="float" office:value="0.0000088954" calcext:value-type="float">
            <text:p>8,8954E-06</text:p>
          </table:table-cell>
          <table:table-cell office:value-type="float" office:value="0.0000107427" calcext:value-type="float">
            <text:p>1,07427E-05</text:p>
          </table:table-cell>
          <table:table-cell office:value-type="float" office:value="0.0000079651" calcext:value-type="float">
            <text:p>7,9651E-06</text:p>
          </table:table-cell>
          <table:table-cell office:value-type="float" office:value="0.000007382" calcext:value-type="float">
            <text:p>7,382E-06</text:p>
          </table:table-cell>
          <table:table-cell office:value-type="float" office:value="0.0000065421" calcext:value-type="float">
            <text:p>6,5421E-06</text:p>
          </table:table-cell>
          <table:table-cell office:value-type="float" office:value="0.0000047221" calcext:value-type="float">
            <text:p>4,7221E-06</text:p>
          </table:table-cell>
          <table:table-cell office:value-type="float" office:value="0.0000064647" calcext:value-type="float">
            <text:p>6,4647E-06</text:p>
          </table:table-cell>
          <table:table-cell office:value-type="float" office:value="0.0000072595" calcext:value-type="float">
            <text:p>7,2595E-06</text:p>
          </table:table-cell>
        </table:table-row>
        <table:table-row table:style-name="ro1">
          <table:table-cell office:value-type="string" calcext:value-type="string">
            <text:p>0.00029349327087402344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4.601478576660156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1.6450881958007812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4.267692565917969e-05</text:p>
          </table:table-cell>
          <table:table-cell office:value-type="string" calcext:value-type="string">
            <text:p>1.33514404296875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4.315376281738281e-05</text:p>
          </table:table-cell>
          <table:table-cell office:value-type="string" calcext:value-type="string">
            <text:p>3.075599670410156e-05</text:p>
          </table:table-cell>
          <table:table-cell office:value-type="string" calcext:value-type="string">
            <text:p>3.123283386230469e-05</text:p>
          </table:table-cell>
          <table:table-cell office:value-type="string" calcext:value-type="string">
            <text:p>2.9802322387695312e-05</text:p>
          </table:table-cell>
          <table:table-cell office:value-type="string" calcext:value-type="string">
            <text:p>3.5762786865234375e-05</text:p>
          </table:table-cell>
          <table:table-cell table:number-columns-repeated="2" office:value-type="string" calcext:value-type="string">
            <text:p>3.43322753906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1.859664916992187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2.9802322387695312e-05</text:p>
          </table:table-cell>
          <table:table-cell office:value-type="string" calcext:value-type="string">
            <text:p>2.0742416381835938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5497207641601562e-05</text:p>
          </table:table-cell>
          <table:table-cell office:value-type="string" calcext:value-type="string">
            <text:p>3.88622283935546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600120544433594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3589859008789062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04753112792969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1.5497207641601562e-05</text:p>
          </table:table-cell>
          <table:table-cell table:number-columns-repeated="2" office:value-type="string" calcext:value-type="string">
            <text:p>3.504753112792969e-05</text:p>
          </table:table-cell>
          <table:table-cell office:value-type="string" calcext:value-type="string">
            <text:p>3.528594970703125e-05</text:p>
          </table:table-cell>
          <table:table-cell table:number-columns-repeated="2" office:value-type="string" calcext:value-type="string">
            <text:p>3.647804260253906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2.4080276489257812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1.7404556274414062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2159347534179688e-05</text:p>
          </table:table-cell>
          <table:table-cell office:value-type="string" calcext:value-type="string">
            <text:p>3.0040740966796875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table:number-columns-repeated="2"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811981201171875e-05</text:p>
          </table:table-cell>
          <table:table-cell office:value-type="string" calcext:value-type="string">
            <text:p>1.1205673217773438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809112548828125e-05</text:p>
          </table:table-cell>
          <table:table-cell table:number-columns-repeated="2"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2.09808349609375e-05</text:p>
          </table:table-cell>
          <table:table-cell office:value-type="string" calcext:value-type="string">
            <text:p>1.38282775878906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1.3828277587890625e-05</text:p>
          </table:table-cell>
          <table:table-cell office:value-type="string" calcext:value-type="string">
            <text:p>1.1682510375976562e-05</text:p>
          </table:table-cell>
          <table:table-cell office:value-type="string" calcext:value-type="string">
            <text:p>3.337860107421875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2.3841857910156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1.3113021850585938e-05</text:p>
          </table:table-cell>
          <table:table-cell office:value-type="string" calcext:value-type="string">
            <text:p>2.717971801757812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838539123535156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81469726562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838539123535156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814697265625e-05</text:p>
          </table:table-cell>
          <table:table-cell office:value-type="string" calcext:value-type="string">
            <text:p>1.38282775878906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4.124641418457031e-05</text:p>
          </table:table-cell>
          <table:table-cell office:value-type="string" calcext:value-type="string">
            <text:p>3.361701965332031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4.5299530029296875e-05</text:p>
          </table:table-cell>
          <table:table-cell office:value-type="string" calcext:value-type="string">
            <text:p>2.098083496093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6.198883056640625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2.0742416381835938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1948089599609375e-05</text:p>
          </table:table-cell>
          <table:table-cell office:value-type="string" calcext:value-type="string">
            <text:p>2.956390380859375e-05</text:p>
          </table:table-cell>
          <table:table-cell office:value-type="string" calcext:value-type="string">
            <text:p>4.220008850097656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719329833984375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3.62396240234375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3.838539123535156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2.4080276489257812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4.50611114501953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2.6941299438476562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7670135498046875e-05</text:p>
          </table:table-cell>
          <table:table-cell table:number-columns-repeated="2" office:value-type="string" calcext:value-type="string">
            <text:p>3.62396240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716461181640625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3589859008789062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910064697265625e-05</text:p>
          </table:table-cell>
          <table:table-cell office:value-type="string" calcext:value-type="string">
            <text:p>3.3378601074218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4.5299530029296875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2.5033950805664062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2.6226043701171875e-05</text:p>
          </table:table-cell>
          <table:table-cell office:value-type="string" calcext:value-type="string">
            <text:p>1.859664916992187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9311904907226562e-05</text:p>
          </table:table-cell>
          <table:table-cell office:value-type="string" calcext:value-type="string">
            <text:p>5.3405761718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3.0517578125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2.8848648071289062e-05</text:p>
          </table:table-cell>
          <table:table-cell office:value-type="string" calcext:value-type="string">
            <text:p>1.3113021850585938e-05</text:p>
          </table:table-cell>
          <table:table-cell office:value-type="string" calcext:value-type="string">
            <text:p>2.0265579223632812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1.85966491699218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314018249511719e-05</text:p>
          </table:table-cell>
          <table:table-cell office:value-type="string" calcext:value-type="string">
            <text:p>1.5497207641601562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2.7418136596679688e-05</text:p>
          </table:table-cell>
          <table:table-cell office:value-type="string" calcext:value-type="string">
            <text:p>2.7656555175781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361701965332031e-05</text:p>
          </table:table-cell>
          <table:table-cell office:value-type="string" calcext:value-type="string">
            <text:p>2.6941299438476562e-05</text:p>
          </table:table-cell>
          <table:table-cell office:value-type="string" calcext:value-type="string">
            <text:p>3.2424926757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170967102050781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6.198883056640625e-05</text:p>
          </table:table-cell>
          <table:table-cell office:value-type="string" calcext:value-type="string">
            <text:p>2.9325485229492188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1948089599609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47804260253906e-05</text:p>
          </table:table-cell>
          <table:table-cell table:number-columns-repeated="2" office:value-type="string" calcext:value-type="string">
            <text:p>3.67164611816406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1.6450881958007812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647804260253906e-05</text:p>
          </table:table-cell>
          <table:table-cell table:number-columns-repeated="2" office:value-type="string" calcext:value-type="string">
            <text:p>3.528594970703125e-05</text:p>
          </table:table-cell>
          <table:table-cell office:value-type="string" calcext:value-type="string">
            <text:p>1.1920928955078125e-05</text:p>
          </table:table-cell>
          <table:table-cell office:value-type="string" calcext:value-type="string">
            <text:p>2.0742416381835938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809112548828125e-05</text:p>
          </table:table-cell>
          <table:table-cell table:number-columns-repeated="2" office:value-type="string" calcext:value-type="string">
            <text:p>3.504753112792969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09385681152344e-05</text:p>
          </table:table-cell>
          <table:table-cell table:number-columns-repeated="2" office:value-type="string" calcext:value-type="string">
            <text:p>3.4809112548828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3.14712524414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814697265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7404556274414062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332275390625e-05</text:p>
          </table:table-cell>
          <table:table-cell table:number-columns-repeated="3" office:value-type="string" calcext:value-type="string">
            <text:p>3.4809112548828125e-05</text:p>
          </table:table-cell>
          <table:table-cell office:value-type="string" calcext:value-type="string">
            <text:p>1.6927719116210938e-05</text:p>
          </table:table-cell>
          <table:table-cell office:value-type="string" calcext:value-type="string">
            <text:p>3.3378601074218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266334533691406e-05</text:p>
          </table:table-cell>
          <table:table-cell office:value-type="string" calcext:value-type="string">
            <text:p>1.5020370483398438e-05</text:p>
          </table:table-cell>
          <table:table-cell office:value-type="string" calcext:value-type="string">
            <text:p>3.266334533691406e-05</text:p>
          </table:table-cell>
          <table:table-cell table:number-columns-repeated="2" office:value-type="string" calcext:value-type="string">
            <text:p>3.43322753906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3.3378601074218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1920928955078125e-05</text:p>
          </table:table-cell>
          <table:table-cell office:value-type="string" calcext:value-type="string">
            <text:p>2.0265579223632812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2.1457672119140625e-05</text:p>
          </table:table-cell>
          <table:table-cell office:value-type="string" calcext:value-type="string">
            <text:p>3.504753112792969e-05</text:p>
          </table:table-cell>
          <table:table-cell table:number-columns-repeated="2" office:value-type="string" calcext:value-type="string">
            <text:p>3.457069396972656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2.8133392333984375e-05</text:p>
          </table:table-cell>
          <table:table-cell office:value-type="string" calcext:value-type="string">
            <text:p>1.6927719116210938e-05</text:p>
          </table:table-cell>
          <table:table-cell office:value-type="string" calcext:value-type="string">
            <text:p>2.7179718017578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719329833984375e-05</text:p>
          </table:table-cell>
          <table:table-cell table:number-columns-repeated="2" office:value-type="string" calcext:value-type="string">
            <text:p>3.504753112792969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1.1444091796875e-05</text:p>
          </table:table-cell>
          <table:table-cell office:value-type="string" calcext:value-type="string">
            <text:p>1.8358230590820312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09385681152344e-05</text:p>
          </table:table-cell>
          <table:table-cell table:number-columns-repeated="2" office:value-type="string" calcext:value-type="string">
            <text:p>3.457069396972656e-05</text:p>
          </table:table-cell>
          <table:table-cell office:value-type="string" calcext:value-type="string">
            <text:p>3.266334533691406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2.9802322387695312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6.67572021484375e-05</text:p>
          </table:table-cell>
          <table:table-cell table:number-columns-repeated="3" office:value-type="string" calcext:value-type="string">
            <text:p>3.480911254882812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1444091796875e-05</text:p>
          </table:table-cell>
          <table:table-cell office:value-type="string" calcext:value-type="string">
            <text:p>1.8119812011718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6927719116210938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24249267578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6.723403930664062e-05</text:p>
          </table:table-cell>
          <table:table-cell table:number-columns-repeated="2" office:value-type="string" calcext:value-type="string">
            <text:p>3.48091125488281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3.0994415283203125e-05</text:p>
          </table:table-cell>
          <table:table-cell office:value-type="string" calcext:value-type="string">
            <text:p>1.33514404296875e-05</text:p>
          </table:table-cell>
          <table:table-cell office:value-type="string" calcext:value-type="string">
            <text:p>2.1219253540039062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3.0517578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504753112792969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2.0742416381835938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762786865234375e-05</text:p>
          </table:table-cell>
          <table:table-cell table:number-columns-repeated="3" office:value-type="string" calcext:value-type="string">
            <text:p>3.504753112792969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2.6464462280273438e-05</text:p>
          </table:table-cell>
          <table:table-cell office:value-type="string" calcext:value-type="string">
            <text:p>2.5033950805664062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6.604194641113281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1.7642974853515625e-05</text:p>
          </table:table-cell>
          <table:table-cell office:value-type="string" calcext:value-type="string">
            <text:p>1.2874603271484375e-05</text:p>
          </table:table-cell>
          <table:table-cell office:value-type="string" calcext:value-type="string">
            <text:p>2.1219253540039062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1920928955078125e-05</text:p>
          </table:table-cell>
          <table:table-cell office:value-type="string" calcext:value-type="string">
            <text:p>2.0980834960937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668930053710937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2.9325485229492188e-05</text:p>
          </table:table-cell>
          <table:table-cell office:value-type="string" calcext:value-type="string">
            <text:p>3.266334533691406e-05</text:p>
          </table:table-cell>
          <table:table-cell office:value-type="string" calcext:value-type="string">
            <text:p>1.9311904907226562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6689300537109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4.363059997558594e-05</text:p>
          </table:table-cell>
          <table:table-cell office:value-type="string" calcext:value-type="string">
            <text:p>1.71661376953125e-05</text:p>
          </table:table-cell>
          <table:table-cell office:value-type="string" calcext:value-type="string">
            <text:p>2.2172927856445312e-05</text:p>
          </table:table-cell>
          <table:table-cell office:value-type="string" calcext:value-type="string">
            <text:p>3.5762786865234375e-05</text:p>
          </table:table-cell>
          <table:table-cell table:number-columns-repeated="2" office:value-type="string" calcext:value-type="string">
            <text:p>3.480911254882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2.0265579223632812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0.000152587890625</text:p>
          </table:table-cell>
          <table:table-cell office:value-type="string" calcext:value-type="string">
            <text:p>1.38282775878906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28594970703125e-05</text:p>
          </table:table-cell>
          <table:table-cell table:number-columns-repeated="2" office:value-type="string" calcext:value-type="string">
            <text:p>3.67164611816406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5020370483398438e-05</text:p>
          </table:table-cell>
          <table:table-cell office:value-type="string" calcext:value-type="string">
            <text:p>1.0728836059570312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716613769531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04753112792969e-05</text:p>
          </table:table-cell>
          <table:table-cell table:number-columns-repeated="2" office:value-type="string" calcext:value-type="string">
            <text:p>3.528594970703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3828277587890625e-05</text:p>
          </table:table-cell>
          <table:table-cell office:value-type="string" calcext:value-type="string">
            <text:p>2.09808349609375e-05</text:p>
          </table:table-cell>
          <table:table-cell office:value-type="string" calcext:value-type="string">
            <text:p>1.049041748046875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838539123535156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3589859008789062e-05</text:p>
          </table:table-cell>
          <table:table-cell office:value-type="string" calcext:value-type="string">
            <text:p>1.5497207641601562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3113021850585938e-05</text:p>
          </table:table-cell>
          <table:table-cell office:value-type="string" calcext:value-type="string">
            <text:p>2.3603439331054688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1.2159347534179688e-05</text:p>
          </table:table-cell>
          <table:table-cell office:value-type="string" calcext:value-type="string">
            <text:p>1.6927719116210938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1.3113021850585938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2396240234375e-05</text:p>
          </table:table-cell>
          <table:table-cell table:number-columns-repeated="2" office:value-type="string" calcext:value-type="string">
            <text:p>3.600120544433594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809112548828125e-05</text:p>
          </table:table-cell>
          <table:table-cell table:number-columns-repeated="2" office:value-type="string" calcext:value-type="string">
            <text:p>3.4332275390625e-05</text:p>
          </table:table-cell>
          <table:table-cell office:value-type="string" calcext:value-type="string">
            <text:p>1.3589859008789062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2.62260437011718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1.2159347534179688e-05</text:p>
          </table:table-cell>
          <table:table-cell office:value-type="string" calcext:value-type="string">
            <text:p>3.170967102050781e-05</text:p>
          </table:table-cell>
          <table:table-cell office:value-type="string" calcext:value-type="string">
            <text:p>3.62396240234375e-05</text:p>
          </table:table-cell>
          <table:table-cell table:number-columns-repeated="2" office:value-type="string" calcext:value-type="string">
            <text:p>3.647804260253906e-05</text:p>
          </table:table-cell>
          <table:table-cell office:value-type="string" calcext:value-type="string">
            <text:p>4.982948303222656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4.100799560546875e-05</text:p>
          </table:table-cell>
          <table:table-cell office:value-type="string" calcext:value-type="string">
            <text:p>1.668930053710937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2901763916015625e-05</text:p>
          </table:table-cell>
          <table:table-cell office:value-type="string" calcext:value-type="string">
            <text:p>2.813339233398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1.1920928955078125e-05</text:p>
          </table:table-cell>
          <table:table-cell office:value-type="string" calcext:value-type="string">
            <text:p>2.1219253540039062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3.004074096679687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266334533691406e-05</text:p>
          </table:table-cell>
          <table:table-cell office:value-type="string" calcext:value-type="string">
            <text:p>3.62396240234375e-05</text:p>
          </table:table-cell>
          <table:table-cell table:number-columns-repeated="2" office:value-type="string" calcext:value-type="string">
            <text:p>3.600120544433594e-05</text:p>
          </table:table-cell>
          <table:table-cell table:number-columns-repeated="2" office:value-type="string" calcext:value-type="string">
            <text:p>3.52859497070312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4.315376281738281e-05</text:p>
          </table:table-cell>
          <table:table-cell office:value-type="string" calcext:value-type="string">
            <text:p>1.5020370483398438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2.3126602172851562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2.2649765014648438e-05</text:p>
          </table:table-cell>
          <table:table-cell office:value-type="string" calcext:value-type="string">
            <text:p>1.1920928955078125e-05</text:p>
          </table:table-cell>
          <table:table-cell office:value-type="string" calcext:value-type="string">
            <text:p>2.3126602172851562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9.03606414794921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4.291534423828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6450881958007812e-05</text:p>
          </table:table-cell>
          <table:table-cell office:value-type="string" calcext:value-type="string">
            <text:p>3.504753112792969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332275390625e-05</text:p>
          </table:table-cell>
          <table:table-cell table:number-columns-repeated="3" office:value-type="string" calcext:value-type="string">
            <text:p>3.5762786865234375e-05</text:p>
          </table:table-cell>
          <table:table-cell office:value-type="string" calcext:value-type="string">
            <text:p>3.886222839355469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1.3589859008789062e-05</text:p>
          </table:table-cell>
          <table:table-cell table:number-columns-repeated="2" office:value-type="string" calcext:value-type="string">
            <text:p>3.457069396972656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6.341934204101562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1.1682510375976562e-05</text:p>
          </table:table-cell>
          <table:table-cell office:value-type="string" calcext:value-type="string">
            <text:p>1.6450881958007812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2.5510787963867188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1.1444091796875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1.2159347534179688e-05</text:p>
          </table:table-cell>
          <table:table-cell office:value-type="string" calcext:value-type="string">
            <text:p>2.5510787963867188e-05</text:p>
          </table:table-cell>
          <table:table-cell table:number-columns-repeated="2" office:value-type="string" calcext:value-type="string">
            <text:p>3.600120544433594e-05</text:p>
          </table:table-cell>
          <table:table-cell office:value-type="string" calcext:value-type="string">
            <text:p>3.6716461181640625e-05</text:p>
          </table:table-cell>
          <table:table-cell table:number-columns-repeated="2" office:value-type="string" calcext:value-type="string">
            <text:p>3.600120544433594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0279159545898438e-05</text:p>
          </table:table-cell>
          <table:table-cell table:number-columns-repeated="2" office:value-type="string" calcext:value-type="string">
            <text:p>3.600120544433594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8358230590820312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1.4543533325195312e-05</text:p>
          </table:table-cell>
          <table:table-cell table:number-columns-repeated="2"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337860107421875e-05</text:p>
          </table:table-cell>
          <table:table-cell office:value-type="string" calcext:value-type="string">
            <text:p>3.0994415283203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1.1682510375976562e-05</text:p>
          </table:table-cell>
          <table:table-cell office:value-type="string" calcext:value-type="string">
            <text:p>2.4318695068359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1444091796875e-05</text:p>
          </table:table-cell>
          <table:table-cell office:value-type="string" calcext:value-type="string">
            <text:p>2.1219253540039062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5497207641601562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4.696846008300781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1920928955078125e-05</text:p>
          </table:table-cell>
          <table:table-cell office:value-type="string" calcext:value-type="string">
            <text:p>2.3603439331054688e-05</text:p>
          </table:table-cell>
          <table:table-cell office:value-type="string" calcext:value-type="string">
            <text:p>1.2159347534179688e-05</text:p>
          </table:table-cell>
          <table:table-cell office:value-type="string" calcext:value-type="string">
            <text:p>2.288818359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809112548828125e-05</text:p>
          </table:table-cell>
          <table:table-cell table:number-columns-repeated="2" office:value-type="string" calcext:value-type="string">
            <text:p>3.552436828613281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2.47955322265625e-05</text:p>
          </table:table-cell>
          <table:table-cell office:value-type="string" calcext:value-type="string">
            <text:p>3.1948089599609375e-05</text:p>
          </table:table-cell>
          <table:table-cell office:value-type="string" calcext:value-type="string">
            <text:p>1.71661376953125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600120544433594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430511474609375e-05</text:p>
          </table:table-cell>
          <table:table-cell office:value-type="string" calcext:value-type="string">
            <text:p>0.0001571178436279297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239776611328125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4.601478576660156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4.410743713378906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385543823242187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332275390625e-05</text:p>
          </table:table-cell>
          <table:table-cell table:number-columns-repeated="2" office:value-type="string" calcext:value-type="string">
            <text:p>3.504753112792969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1.478195190429687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04753112792969e-05</text:p>
          </table:table-cell>
          <table:table-cell table:number-columns-repeated="2" office:value-type="string" calcext:value-type="string">
            <text:p>3.409385681152344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33514404296875e-05</text:p>
          </table:table-cell>
          <table:table-cell office:value-type="string" calcext:value-type="string">
            <text:p>1.85966491699218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1.7404556274414062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7670135498046875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3.62396240234375e-05</text:p>
          </table:table-cell>
          <table:table-cell table:number-columns-repeated="2" office:value-type="string" calcext:value-type="string">
            <text:p>3.647804260253906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2.5510787963867188e-05</text:p>
          </table:table-cell>
          <table:table-cell office:value-type="string" calcext:value-type="string">
            <text:p>2.9802322387695312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1.33514404296875e-05</text:p>
          </table:table-cell>
          <table:table-cell office:value-type="string" calcext:value-type="string">
            <text:p>4.9591064453125e-05</text:p>
          </table:table-cell>
          <table:table-cell office:value-type="string" calcext:value-type="string">
            <text:p>1.2636184692382812e-05</text:p>
          </table:table-cell>
          <table:table-cell office:value-type="string" calcext:value-type="string">
            <text:p>2.2411346435546875e-05</text:p>
          </table:table-cell>
          <table:table-cell office:value-type="string" calcext:value-type="string">
            <text:p>3.147125244140625e-05</text:p>
          </table:table-cell>
          <table:table-cell office:value-type="string" calcext:value-type="string">
            <text:p>3.123283386230469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2.0742416381835938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5974044799804688e-05</text:p>
          </table:table-cell>
          <table:table-cell office:value-type="string" calcext:value-type="string">
            <text:p>2.908706665039062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1.5258789062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4066696166992188e-05</text:p>
          </table:table-cell>
          <table:table-cell office:value-type="string" calcext:value-type="string">
            <text:p>1.90734863281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52436828613281e-05</text:p>
          </table:table-cell>
          <table:table-cell table:number-columns-repeated="2" office:value-type="string" calcext:value-type="string">
            <text:p>3.695487976074219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1.2874603271484375e-05</text:p>
          </table:table-cell>
          <table:table-cell office:value-type="string" calcext:value-type="string">
            <text:p>2.4795532226562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862380981445312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1.716613769531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1.5735626220703125e-05</text:p>
          </table:table-cell>
          <table:table-cell office:value-type="string" calcext:value-type="string">
            <text:p>2.5987625122070312e-05</text:p>
          </table:table-cell>
          <table:table-cell office:value-type="string" calcext:value-type="string">
            <text:p>1.4543533325195312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76701354980468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838539123535156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2874603271484375e-05</text:p>
          </table:table-cell>
          <table:table-cell office:value-type="string" calcext:value-type="string">
            <text:p>2.4080276489257812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1.33514404296875e-05</text:p>
          </table:table-cell>
          <table:table-cell office:value-type="string" calcext:value-type="string">
            <text:p>2.2172927856445312e-05</text:p>
          </table:table-cell>
          <table:table-cell table:number-columns-repeated="2" office:value-type="string" calcext:value-type="string">
            <text:p>3.5762786865234375e-05</text:p>
          </table:table-cell>
          <table:table-cell office:value-type="string" calcext:value-type="string">
            <text:p>3.671646118164062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647804260253906e-05</text:p>
          </table:table-cell>
          <table:table-cell table:number-columns-repeated="3" office:value-type="string" calcext:value-type="string">
            <text:p>3.552436828613281e-05</text:p>
          </table:table-cell>
          <table:table-cell office:value-type="string" calcext:value-type="string">
            <text:p>3.409385681152344e-05</text:p>
          </table:table-cell>
          <table:table-cell office:value-type="string" calcext:value-type="string">
            <text:p>2.002716064453125e-05</text:p>
          </table:table-cell>
          <table:table-cell office:value-type="string" calcext:value-type="string">
            <text:p>1.6927719116210938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00120544433594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814697265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1.0251998901367188e-05</text:p>
          </table:table-cell>
          <table:table-cell office:value-type="string" calcext:value-type="string">
            <text:p>1.6927719116210938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504753112792969e-05</text:p>
          </table:table-cell>
          <table:table-cell office:value-type="string" calcext:value-type="string">
            <text:p>3.790855407714844e-05</text:p>
          </table:table-cell>
          <table:table-cell office:value-type="string" calcext:value-type="string">
            <text:p>1.3113021850585938e-05</text:p>
          </table:table-cell>
          <table:table-cell office:value-type="string" calcext:value-type="string">
            <text:p>2.2172927856445312e-05</text:p>
          </table:table-cell>
          <table:table-cell office:value-type="string" calcext:value-type="string">
            <text:p>1.621246337890625e-05</text:p>
          </table:table-cell>
          <table:table-cell office:value-type="string" calcext:value-type="string">
            <text:p>1.2874603271484375e-05</text:p>
          </table:table-cell>
          <table:table-cell office:value-type="string" calcext:value-type="string">
            <text:p>1.8835067749023438e-05</text:p>
          </table:table-cell>
          <table:table-cell office:value-type="string" calcext:value-type="string">
            <text:p>3.695487976074219e-05</text:p>
          </table:table-cell>
          <table:table-cell office:value-type="string" calcext:value-type="string">
            <text:p>3.647804260253906e-05</text:p>
          </table:table-cell>
          <table:table-cell office:value-type="string" calcext:value-type="string">
            <text:p>3.62396240234375e-05</text:p>
          </table:table-cell>
          <table:table-cell office:value-type="string" calcext:value-type="string">
            <text:p>3.743171691894531e-05</text:p>
          </table:table-cell>
          <table:table-cell office:value-type="string" calcext:value-type="string">
            <text:p>3.719329833984375e-05</text:p>
          </table:table-cell>
          <table:table-cell office:value-type="string" calcext:value-type="string">
            <text:p>3.552436828613281e-05</text:p>
          </table:table-cell>
          <table:table-cell office:value-type="string" calcext:value-type="string">
            <text:p>3.5762786865234375e-05</text:p>
          </table:table-cell>
          <table:table-cell office:value-type="string" calcext:value-type="string">
            <text:p>1.811981201171875e-05</text:p>
          </table:table-cell>
          <table:table-cell office:value-type="string" calcext:value-type="string">
            <text:p>3.457069396972656e-05</text:p>
          </table:table-cell>
          <table:table-cell office:value-type="string" calcext:value-type="string">
            <text:p>3.4332275390625e-05</text:p>
          </table:table-cell>
          <table:table-cell office:value-type="string" calcext:value-type="string">
            <text:p>1.33514404296875e-05</text:p>
          </table:table-cell>
          <table:table-cell office:value-type="string" calcext:value-type="string">
            <text:p>1.3589859008789062e-05</text:p>
          </table:table-cell>
          <table:table-cell office:value-type="string" calcext:value-type="string">
            <text:p>1.6689300537109375e-05</text:p>
          </table:table-cell>
          <table:table-cell office:value-type="string" calcext:value-type="string">
            <text:p>3.528594970703125e-05</text:p>
          </table:table-cell>
          <table:table-cell office:value-type="string" calcext:value-type="string">
            <text:p>3.4809112548828125e-05</text:p>
          </table:table-cell>
          <table:table-cell office:value-type="string" calcext:value-type="string">
            <text:p>3.647804260253906e-05</text:p>
          </table:table-cell>
        </table:table-row>
        <table:table-row table:style-name="ro1" table:number-rows-repeated="8"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Tot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ício</text:p>
          </table:table-cell>
          <table:table-cell table:formula="of:=(0.0000334418)*1000" office:value-type="float" office:value="0.0334418" calcext:value-type="float">
            <text:p>0,0334418</text:p>
          </table:table-cell>
          <table:table-cell table:formula="of:=0.033441782*1000" office:value-type="float" office:value="33.441782" calcext:value-type="float">
            <text:p>33,4417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io</text:p>
          </table:table-cell>
          <table:table-cell table:formula="of:=(0.0003753712568)*1000" office:value-type="float" office:value="0.3753712568" calcext:value-type="float">
            <text:p>0,3753712568</text:p>
          </table:table-cell>
          <table:table-cell table:formula="of:=(0.0341246615)*1000" office:value-type="float" office:value="34.1246615" calcext:value-type="float">
            <text:p>34,12466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nal</text:p>
          </table:table-cell>
          <table:table-cell table:formula="of:=PRODUCT(0.0000349858992;1000)" office:value-type="float" office:value="0.0349858992" calcext:value-type="float">
            <text:p>0,0349858992</text:p>
          </table:table-cell>
          <table:table-cell table:formula="of:=(0.0349858992)*1000" office:value-type="float" office:value="34.9858992" calcext:value-type="float">
            <text:p>34,9858992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2T10:05:10.528422820</dc:date>
    <meta:editing-duration>PT18H46S</meta:editing-duration>
    <meta:editing-cycles>1</meta:editing-cycles>
    <meta:document-statistic meta:table-count="1" meta:cell-count="13017" meta:object-count="0"/>
    <meta:generator>LibreOffice/6.4.7.2$Linux_X86_64 LibreOffice_project/40$Build-2</meta:generator>
  </office:meta>
</office:document-meta>
</file>